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ohit Hindi1" svg:font-family="'Lohit Hindi'"/>
    <style:font-face style:name="OpenSymbol" svg:font-family="OpenSymbol"/>
    <style:font-face style:name="Verdana" svg:font-family="Verdana, Helvetica, Arial, serif"/>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cm" style:contextual-spacing="false" fo:padding="0.132cm" fo:border="2.24pt solid #808080"/>
    </style:style>
    <style:style style:name="P2" style:family="paragraph" style:parent-style-name="Preformatted_20_Text">
      <style:paragraph-properties fo:margin-top="0cm" fo:margin-bottom="0cm" style:contextual-spacing="false" fo:padding="0.132cm" fo:border="2.24pt solid #808080"/>
      <style:text-properties officeooo:paragraph-rsid="005addab"/>
    </style:style>
    <style:style style:name="P3" style:family="paragraph" style:parent-style-name="Preformatted_20_Text">
      <style:paragraph-properties fo:margin-top="0cm" fo:margin-bottom="0cm" style:contextual-spacing="false" fo:padding="0.132cm" fo:border="2.24pt solid #808080"/>
      <style:text-properties fo:font-variant="normal" fo:text-transform="none" fo:color="#666600" fo:font-size="9.75pt" fo:letter-spacing="normal" fo:font-style="normal" fo:font-weight="normal"/>
    </style:style>
    <style:style style:name="P4" style:family="paragraph" style:parent-style-name="Preformatted_20_Text">
      <style:paragraph-properties fo:margin-top="0cm" fo:margin-bottom="0cm" style:contextual-spacing="false" fo:padding="0.132cm" fo:border="2.24pt solid #808080"/>
      <style:text-properties fo:font-variant="normal" fo:text-transform="none" fo:color="#666600" fo:font-size="9.75pt" fo:letter-spacing="normal" fo:font-style="normal" fo:font-weight="normal" officeooo:paragraph-rsid="005addab"/>
    </style:style>
    <style:style style:name="P5" style:family="paragraph" style:parent-style-name="Preformatted_20_Text">
      <style:paragraph-properties fo:margin-top="0cm" fo:margin-bottom="0cm" style:contextual-spacing="false" style:line-height-at-least="0.529cm" fo:text-align="start" style:justify-single-word="false" fo:padding="0.132cm" fo:border="2.24pt solid #808080"/>
      <style:text-properties fo:font-variant="normal" fo:text-transform="none" fo:color="#666600" fo:font-size="9.75pt" fo:letter-spacing="normal" fo:font-style="normal" fo:font-weight="normal"/>
    </style:style>
    <style:style style:name="P6" style:family="paragraph" style:parent-style-name="Preformatted_20_Text">
      <style:paragraph-properties fo:margin-top="0cm" fo:margin-bottom="0cm" style:contextual-spacing="false" fo:padding="0.132cm" fo:border="2.24pt solid #808080"/>
      <style:text-properties fo:font-variant="normal" fo:text-transform="none" fo:color="#666600" style:font-name="Verdana" fo:font-size="9.75pt" fo:letter-spacing="normal" fo:font-style="normal" fo:font-weight="normal"/>
    </style:style>
    <style:style style:name="P7" style:family="paragraph" style:parent-style-name="Preformatted_20_Text">
      <style:paragraph-properties fo:margin-top="0cm" fo:margin-bottom="0cm" style:contextual-spacing="false" style:line-height-at-least="0.529cm" fo:text-align="start" style:justify-single-word="false" fo:padding="0.132cm" fo:border="2.24pt solid #808080"/>
      <style:text-properties fo:font-variant="normal" fo:text-transform="none" fo:color="#666600" style:font-name="Verdana" fo:font-size="9.75pt" fo:letter-spacing="normal" fo:font-style="normal" fo:font-weight="normal" officeooo:rsid="00314e11" officeooo:paragraph-rsid="00314e11"/>
    </style:style>
    <style:style style:name="P8" style:family="paragraph" style:parent-style-name="Preformatted_20_Text">
      <style:paragraph-properties fo:margin-top="0cm" fo:margin-bottom="0cm" style:contextual-spacing="false" fo:padding="0.132cm" fo:border="2.24pt solid #808080"/>
      <style:text-properties fo:font-variant="normal" fo:text-transform="none" fo:color="#333333" style:font-name="Verdana" fo:font-size="9.75pt" fo:letter-spacing="normal" fo:font-style="normal" fo:font-weight="normal"/>
    </style:style>
    <style:style style:name="P9" style:family="paragraph" style:parent-style-name="Preformatted_20_Text">
      <style:paragraph-properties fo:margin-top="0cm" fo:margin-bottom="0cm" style:contextual-spacing="false" fo:padding="0.132cm" fo:border="2.24pt solid #808080"/>
      <style:text-properties fo:font-variant="normal" fo:text-transform="none" fo:color="#333333" fo:letter-spacing="normal"/>
    </style:style>
    <style:style style:name="P10" style:family="paragraph" style:parent-style-name="Preformatted_20_Text">
      <style:paragraph-properties fo:margin-top="0cm" fo:margin-bottom="0cm" style:contextual-spacing="false" fo:padding="0.132cm" fo:border="2.24pt solid #808080"/>
      <style:text-properties fo:font-variant="normal" fo:text-transform="none" fo:color="#333333" fo:letter-spacing="normal" officeooo:paragraph-rsid="0057178e"/>
    </style:style>
    <style:style style:name="P11" style:family="paragraph" style:parent-style-name="Preformatted_20_Text">
      <style:paragraph-properties fo:margin-top="0cm" fo:margin-bottom="0cm" style:contextual-spacing="false" style:line-height-at-least="0.529cm" fo:text-align="start" style:justify-single-word="false" fo:padding="0.132cm" fo:border="2.24pt solid #808080"/>
      <style:text-properties fo:font-variant="normal" fo:text-transform="none" fo:color="#333333" fo:letter-spacing="normal"/>
    </style:style>
    <style:style style:name="P12" style:family="paragraph" style:parent-style-name="Preformatted_20_Text">
      <style:paragraph-properties fo:margin-top="0cm" fo:margin-bottom="0cm" style:contextual-spacing="false" fo:padding="0.132cm" fo:border="2.24pt solid #808080"/>
      <style:text-properties fo:font-variant="normal" fo:text-transform="none" fo:color="#333333" fo:font-size="9.75pt" fo:letter-spacing="normal" fo:font-style="normal" fo:font-weight="normal"/>
    </style:style>
    <style:style style:name="P13" style:family="paragraph" style:parent-style-name="Preformatted_20_Text">
      <style:paragraph-properties fo:margin-top="0cm" fo:margin-bottom="0cm" style:contextual-spacing="false" fo:padding="0.132cm" fo:border="2.24pt solid #808080"/>
      <style:text-properties fo:font-variant="normal" fo:text-transform="none" fo:color="#333333" fo:font-size="9pt" fo:letter-spacing="normal" fo:font-style="normal" fo:font-weight="normal" style:font-size-asian="9pt" style:font-size-complex="9pt"/>
    </style:style>
    <style:style style:name="P14" style:family="paragraph" style:parent-style-name="Preformatted_20_Text">
      <style:paragraph-properties fo:margin-top="0cm" fo:margin-bottom="0cm" style:contextual-spacing="false" fo:padding="0.132cm" fo:border="2.24pt solid #808080"/>
      <style:text-properties fo:font-variant="normal" fo:text-transform="none" fo:color="#880000" style:font-name="Verdana" fo:font-size="9.75pt" fo:letter-spacing="normal" fo:font-style="normal" fo:font-weight="normal"/>
    </style:style>
    <style:style style:name="P15" style:family="paragraph" style:parent-style-name="Preformatted_20_Text">
      <style:paragraph-properties fo:margin-top="0cm" fo:margin-bottom="0cm" style:contextual-spacing="false" fo:padding="0.132cm" fo:border="2.24pt solid #808080"/>
      <style:text-properties fo:font-variant="normal" fo:text-transform="none" fo:color="#880000" fo:letter-spacing="normal"/>
    </style:style>
    <style:style style:name="P16" style:family="paragraph" style:parent-style-name="Preformatted_20_Text">
      <style:paragraph-properties fo:margin-top="0cm" fo:margin-bottom="0cm" style:contextual-spacing="false" fo:padding="0.132cm" fo:border="2.24pt solid #808080"/>
      <style:text-properties fo:font-variant="normal" fo:text-transform="none" fo:color="#880000" fo:font-size="9.75pt" fo:letter-spacing="normal" fo:font-style="normal" fo:font-weight="normal"/>
    </style:style>
    <style:style style:name="P17" style:family="paragraph" style:parent-style-name="Preformatted_20_Text">
      <style:paragraph-properties fo:margin-top="0cm" fo:margin-bottom="0cm" style:contextual-spacing="false" fo:padding="0.132cm" fo:border="2.24pt solid #808080"/>
      <style:text-properties fo:font-variant="normal" fo:text-transform="none" fo:color="#880000" fo:font-size="9pt" fo:letter-spacing="normal" fo:font-style="normal" fo:font-weight="normal" style:font-size-asian="9pt" style:font-size-complex="9pt"/>
    </style:style>
    <style:style style:name="P18" style:family="paragraph" style:parent-style-name="Preformatted_20_Text">
      <style:paragraph-properties fo:margin-top="0cm" fo:margin-bottom="0cm" style:contextual-spacing="false" fo:padding="0.132cm" fo:border="2.24pt solid #808080"/>
      <style:text-properties fo:font-variant="normal" fo:text-transform="none" fo:color="#000000" fo:letter-spacing="normal"/>
    </style:style>
    <style:style style:name="P19" style:family="paragraph" style:parent-style-name="Text_20_body">
      <style:paragraph-properties fo:margin-left="0cm" fo:margin-right="0cm" fo:margin-top="0cm" fo:margin-bottom="0cm" style:contextual-spacing="false" fo:text-indent="0cm" style:auto-text-indent="false"/>
    </style:style>
    <style:style style:name="P20"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style:style>
    <style:style style:name="P2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5e5911"/>
    </style:style>
    <style:style style:name="P2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5b4d98"/>
    </style:style>
    <style:style style:name="P23"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18b119"/>
    </style:style>
    <style:style style:name="P2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style:text-underline-style="none" fo:font-weight="normal" officeooo:paragraph-rsid="002e33cd"/>
    </style:style>
    <style:style style:name="P25"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style:style>
    <style:style style:name="P2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376e0c"/>
    </style:style>
    <style:style style:name="P2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style:font-name="Verdana" fo:font-size="9.75pt" fo:letter-spacing="normal" fo:font-style="normal" fo:font-weight="normal" officeooo:paragraph-rsid="00314e11"/>
    </style:style>
    <style:style style:name="P28" style:family="paragraph" style:parent-style-name="Text_20_body">
      <style:paragraph-properties fo:margin-left="0cm" fo:margin-right="0cm" fo:margin-top="0cm" fo:margin-bottom="0cm" style:contextual-spacing="false" fo:text-indent="0cm" style:auto-text-indent="false"/>
      <style:text-properties officeooo:paragraph-rsid="0057178e"/>
    </style:style>
    <style:style style:name="P29" style:family="paragraph" style:parent-style-name="Preformatted_20_Text">
      <style:paragraph-properties fo:margin-left="0cm" fo:margin-right="0cm" fo:margin-top="0cm" fo:margin-bottom="0cm" style:contextual-spacing="false" fo:text-indent="0cm" style:auto-text-indent="false" fo:padding="0.132cm" fo:border="2.24pt solid #808080"/>
    </style:style>
    <style:style style:name="P30"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333333" style:font-name="Verdana" fo:font-size="9.75pt" fo:letter-spacing="normal" fo:font-style="normal" fo:font-weight="normal"/>
    </style:style>
    <style:style style:name="P31"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333333" fo:font-size="9.75pt" fo:letter-spacing="normal" fo:font-style="normal" fo:font-weight="normal"/>
    </style:style>
    <style:style style:name="P32"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333333" fo:letter-spacing="normal"/>
    </style:style>
    <style:style style:name="P33"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333333" fo:letter-spacing="normal" officeooo:paragraph-rsid="0057178e"/>
    </style:style>
    <style:style style:name="P34"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666600" style:font-name="Verdana" fo:font-size="9.75pt" fo:letter-spacing="normal" fo:font-style="normal" fo:font-weight="normal"/>
    </style:style>
    <style:style style:name="P35"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666600" style:font-name="Verdana" fo:font-size="9.75pt" fo:letter-spacing="normal" fo:font-style="normal" fo:font-weight="normal" officeooo:paragraph-rsid="0057178e"/>
    </style:style>
    <style:style style:name="P36"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666600" style:font-name="Verdana" fo:font-size="9pt" fo:letter-spacing="normal" fo:font-style="normal" fo:font-weight="normal" style:font-size-asian="9pt" style:font-size-complex="9pt"/>
    </style:style>
    <style:style style:name="P37" style:family="paragraph" style:parent-style-name="Preformatted_20_Text">
      <style:paragraph-properties fo:margin-left="0cm" fo:margin-right="0cm" fo:margin-top="0cm" fo:margin-bottom="0cm" style:contextual-spacing="false" fo:text-indent="0cm" style:auto-text-indent="false" fo:padding="0.132cm" fo:border="2.24pt solid #808080"/>
      <style:text-properties fo:font-variant="normal" fo:text-transform="none" fo:color="#880000" style:font-name="Verdana" fo:font-size="9.75pt" fo:letter-spacing="normal" fo:font-style="normal" fo:font-weight="normal"/>
    </style:style>
    <style:style style:name="P38" style:family="paragraph" style:parent-style-name="Text_20_body">
      <style:paragraph-properties fo:margin-left="0cm" fo:margin-right="0cm" fo:text-indent="0cm" style:auto-text-indent="false"/>
    </style:style>
    <style:style style:name="P39" style:family="paragraph" style:parent-style-name="Heading_20_2">
      <style:paragraph-properties fo:margin-left="0cm" fo:margin-right="0cm" fo:text-indent="0cm" style:auto-text-indent="false"/>
      <style:text-properties fo:font-variant="normal" fo:text-transform="none" fo:color="#8b0000" style:font-name="Georgia" fo:font-size="9.75pt" fo:letter-spacing="normal" fo:font-style="normal" fo:font-weight="normal"/>
    </style:style>
    <style:style style:name="P40" style:family="paragraph" style:parent-style-name="Heading_20_1">
      <style:paragraph-properties fo:margin-left="0cm" fo:margin-right="0cm" fo:text-indent="0cm" style:auto-text-indent="false"/>
      <style:text-properties fo:font-variant="normal" fo:text-transform="none" fo:color="#8b0000" style:font-name="Georgia" fo:font-size="9.75pt" fo:letter-spacing="normal" fo:font-style="normal" fo:font-weight="normal"/>
    </style:style>
    <style:style style:name="P41" style:family="paragraph" style:parent-style-name="Heading_20_1">
      <style:paragraph-properties fo:margin-left="0cm" fo:margin-right="0cm" fo:text-indent="0cm" style:auto-text-indent="false" fo:break-before="page"/>
      <style:text-properties fo:font-variant="normal" fo:text-transform="none" fo:color="#8b0000" style:font-name="Georgia" fo:font-size="9.75pt" fo:letter-spacing="normal" fo:font-style="normal" fo:font-weight="normal"/>
    </style:style>
    <style:style style:name="P42" style:family="paragraph" style:parent-style-name="Text_20_body">
      <style:paragraph-properties fo:margin-left="0cm" fo:margin-right="0cm" fo:text-indent="0.132cm" style:auto-text-indent="false" fo:padding="0cm" fo:border="none"/>
      <style:text-properties fo:text-transform="uppercase" fo:color="#ffffff" style:font-name="monospace" fo:font-size="9pt" fo:letter-spacing="normal" fo:font-style="normal" fo:font-weight="bold" fo:background-color="#808080"/>
    </style:style>
    <style:style style:name="P43" style:family="paragraph" style:parent-style-name="Text_20_body">
      <style:paragraph-properties fo:margin-left="0cm" fo:margin-right="0cm" fo:text-indent="0.132cm" style:auto-text-indent="false" fo:padding="0cm" fo:border="none"/>
      <style:text-properties fo:text-transform="uppercase" fo:color="#ffffff" style:font-name="monospace" fo:font-size="9pt" fo:letter-spacing="normal" fo:font-style="normal" fo:font-weight="bold" officeooo:paragraph-rsid="0057178e" fo:background-color="#808080"/>
    </style:style>
    <style:style style:name="P44" style:family="paragraph" style:parent-style-name="Text_20_body" style:list-style-name="L2">
      <style:text-properties fo:font-variant="normal" fo:text-transform="none" fo:color="#008000" style:font-name="monospace" fo:font-size="9pt" fo:letter-spacing="normal" fo:font-style="normal" fo:font-weight="normal"/>
    </style:style>
    <style:style style:name="P45" style:family="paragraph" style:parent-style-name="Text_20_body" style:list-style-name="L4">
      <style:text-properties fo:font-variant="normal" fo:text-transform="none" fo:color="#333333" style:font-name="Verdana" fo:font-size="9.75pt" fo:letter-spacing="normal" fo:font-style="normal" fo:font-weight="normal"/>
    </style:style>
    <style:style style:name="P46" style:family="paragraph" style:parent-style-name="Text_20_body" style:list-style-name="L5">
      <style:text-properties fo:font-variant="normal" fo:text-transform="none" fo:color="#333333" style:font-name="Verdana" fo:font-size="9.75pt" fo:letter-spacing="normal" fo:font-style="normal" fo:font-weight="normal"/>
    </style:style>
    <style:style style:name="P47" style:family="paragraph" style:parent-style-name="Text_20_body" style:list-style-name="L5">
      <style:text-properties fo:font-variant="normal" fo:text-transform="none" fo:color="#333333" style:font-name="Verdana" fo:font-size="9.75pt" fo:letter-spacing="normal" fo:font-style="normal" fo:font-weight="normal" officeooo:paragraph-rsid="003c87bf"/>
    </style:style>
    <style:style style:name="P48" style:family="paragraph" style:parent-style-name="Text_20_body" style:list-style-name="L9">
      <style:text-properties fo:font-variant="normal" fo:text-transform="none" fo:color="#333333" style:font-name="Verdana" fo:font-size="9.75pt" fo:letter-spacing="normal" fo:font-style="normal" fo:font-weight="normal"/>
    </style:style>
    <style:style style:name="P49" style:family="paragraph" style:parent-style-name="Text_20_body" style:list-style-name="L10">
      <style:text-properties fo:font-variant="normal" fo:text-transform="none" fo:color="#333333" style:font-name="Verdana" fo:font-size="9.75pt" fo:letter-spacing="normal" fo:font-style="normal" fo:font-weight="normal"/>
    </style:style>
    <style:style style:name="P50" style:family="paragraph" style:parent-style-name="Text_20_body" style:list-style-name="L5">
      <style:text-properties fo:font-variant="normal" fo:text-transform="none" fo:color="#000080" style:font-name="monospace" fo:font-size="9pt" fo:letter-spacing="normal" fo:font-style="normal" fo:font-weight="normal"/>
    </style:style>
    <style:style style:name="P51" style:family="paragraph" style:parent-style-name="Text_20_body" style:list-style-name="L5">
      <style:text-properties fo:font-variant="normal" fo:text-transform="none" fo:color="#000080" style:font-name="monospace" fo:font-size="9pt" fo:letter-spacing="normal" fo:font-style="normal" fo:font-weight="normal" officeooo:paragraph-rsid="0027962b"/>
    </style:style>
    <style:style style:name="P52" style:family="paragraph" style:parent-style-name="Text_20_body" style:list-style-name="L5">
      <style:text-properties fo:font-variant="normal" fo:text-transform="none" fo:color="#000080" style:font-name="monospace" fo:font-size="9pt" fo:letter-spacing="normal" fo:font-style="normal" fo:font-weight="normal" officeooo:rsid="0025d706" officeooo:paragraph-rsid="0025d706"/>
    </style:style>
    <style:style style:name="P53" style:family="paragraph" style:parent-style-name="Text_20_body" style:list-style-name="L5">
      <style:text-properties fo:font-variant="normal" fo:text-transform="none" fo:color="#000080" style:font-name="monospace" fo:font-size="9pt" fo:letter-spacing="normal" fo:font-style="normal" fo:font-weight="normal" officeooo:rsid="002ab9a9" officeooo:paragraph-rsid="002ab9a9"/>
    </style:style>
    <style:style style:name="P54" style:family="paragraph" style:parent-style-name="Text_20_body" style:list-style-name="L5">
      <style:text-properties fo:font-variant="normal" fo:text-transform="none" fo:color="#000080" style:font-name="monospace" fo:font-size="9pt" fo:letter-spacing="normal" fo:font-style="normal" fo:font-weight="normal" officeooo:rsid="0033501f" officeooo:paragraph-rsid="0033501f"/>
    </style:style>
    <style:style style:name="P55" style:family="paragraph" style:parent-style-name="Text_20_body" style:list-style-name="L9">
      <style:text-properties fo:font-variant="normal" fo:text-transform="none" fo:color="#000080" style:font-name="monospace" fo:font-size="9pt" fo:letter-spacing="normal" fo:font-style="normal" fo:font-weight="normal"/>
    </style:style>
    <style:style style:name="P56" style:family="paragraph" style:parent-style-name="Text_20_body" style:list-style-name="L10">
      <style:text-properties fo:font-variant="normal" fo:text-transform="none" fo:color="#000080" style:font-name="monospace" fo:font-size="9pt" fo:letter-spacing="normal" fo:font-style="normal" fo:font-weight="normal"/>
    </style:style>
    <style:style style:name="P57" style:family="paragraph" style:parent-style-name="Text_20_body" style:list-style-name="L6">
      <style:text-properties fo:font-variant="normal" fo:text-transform="none" fo:color="#808080" style:font-name="Verdana" fo:font-size="9.75pt" fo:letter-spacing="normal" fo:font-style="italic" fo:font-weight="normal" officeooo:paragraph-rsid="0059fd5a"/>
    </style:style>
    <style:style style:name="P58" style:family="paragraph" style:parent-style-name="Text_20_body" style:list-style-name="L8">
      <style:text-properties fo:font-variant="normal" fo:text-transform="none" fo:color="#808080" style:font-name="Verdana" fo:font-size="9.75pt" fo:letter-spacing="normal" fo:font-style="italic" fo:font-weight="normal" officeooo:paragraph-rsid="005b7e0e"/>
    </style:style>
    <style:style style:name="P59" style:family="paragraph" style:parent-style-name="Text_20_body" style:list-style-name="L3"/>
    <style:style style:name="P60" style:family="paragraph" style:parent-style-name="Text_20_body" style:list-style-name="L5"/>
    <style:style style:name="P61" style:family="paragraph" style:parent-style-name="Text_20_body" style:list-style-name="L1">
      <style:paragraph-properties fo:margin-top="0cm" fo:margin-bottom="0cm" style:contextual-spacing="false"/>
    </style:style>
    <style:style style:name="P62" style:family="paragraph" style:parent-style-name="Text_20_body" style:list-style-name="L2">
      <style:paragraph-properties fo:margin-top="0cm" fo:margin-bottom="0cm" style:contextual-spacing="false"/>
      <style:text-properties officeooo:paragraph-rsid="00128f4e"/>
    </style:style>
    <style:style style:name="P63" style:family="paragraph" style:parent-style-name="Text_20_body" style:list-style-name="L2">
      <style:paragraph-properties fo:margin-top="0cm" fo:margin-bottom="0cm" style:contextual-spacing="false"/>
      <style:text-properties officeooo:paragraph-rsid="00147801"/>
    </style:style>
    <style:style style:name="P64" style:family="paragraph" style:parent-style-name="Text_20_body" style:list-style-name="L2">
      <style:paragraph-properties fo:margin-top="0cm" fo:margin-bottom="0cm" style:contextual-spacing="false"/>
      <style:text-properties fo:font-variant="normal" fo:text-transform="none" fo:color="#008000" style:font-name="monospace" fo:font-size="9pt" fo:letter-spacing="normal" fo:font-style="normal" fo:font-weight="normal"/>
    </style:style>
    <style:style style:name="P65" style:family="paragraph" style:parent-style-name="Text_20_body" style:list-style-name="L3">
      <style:paragraph-properties fo:margin-top="0cm" fo:margin-bottom="0cm" style:contextual-spacing="false"/>
      <style:text-properties fo:font-variant="normal" fo:text-transform="none" fo:color="#333333" style:font-name="Verdana" fo:font-size="9.75pt" fo:letter-spacing="normal" fo:font-style="normal" fo:font-weight="normal"/>
    </style:style>
    <style:style style:name="P66" style:family="paragraph" style:parent-style-name="Text_20_body" style:list-style-name="L5">
      <style:paragraph-properties fo:margin-top="0cm" fo:margin-bottom="0cm" style:contextual-spacing="false"/>
      <style:text-properties fo:font-variant="normal" fo:text-transform="none" fo:color="#333333" style:font-name="Verdana" fo:font-size="9.75pt" fo:letter-spacing="normal" fo:font-style="normal" fo:font-weight="normal"/>
    </style:style>
    <style:style style:name="P67" style:family="paragraph" style:parent-style-name="Text_20_body" style:list-style-name="L10">
      <style:paragraph-properties fo:margin-top="0cm" fo:margin-bottom="0cm" style:contextual-spacing="false"/>
      <style:text-properties fo:font-variant="normal" fo:text-transform="none" fo:color="#333333" style:font-name="Verdana" fo:font-size="9.75pt" fo:letter-spacing="normal" fo:font-style="normal" fo:font-weight="normal"/>
    </style:style>
    <style:style style:name="P68" style:family="paragraph" style:parent-style-name="Text_20_body" style:list-style-name="L6">
      <style:paragraph-properties fo:margin-top="0cm" fo:margin-bottom="0cm" style:contextual-spacing="false"/>
      <style:text-properties fo:font-variant="normal" fo:text-transform="none" fo:color="#808080" style:font-name="Verdana" fo:font-size="9.75pt" fo:letter-spacing="normal" fo:font-style="italic" fo:font-weight="normal" officeooo:paragraph-rsid="0057178e"/>
    </style:style>
    <style:style style:name="P69" style:family="paragraph" style:parent-style-name="Text_20_body" style:list-style-name="L6">
      <style:paragraph-properties fo:margin-top="0cm" fo:margin-bottom="0cm" style:contextual-spacing="false"/>
      <style:text-properties fo:font-variant="normal" fo:text-transform="none" fo:color="#808080" style:font-name="Verdana" fo:font-size="9.75pt" fo:letter-spacing="normal" fo:font-style="italic" fo:font-weight="normal" officeooo:paragraph-rsid="0059fd5a"/>
    </style:style>
    <style:style style:name="P70" style:family="paragraph" style:parent-style-name="Text_20_body" style:list-style-name="L7">
      <style:paragraph-properties fo:margin-top="0cm" fo:margin-bottom="0cm" style:contextual-spacing="false"/>
      <style:text-properties fo:font-variant="normal" fo:text-transform="none" fo:color="#808080" style:font-name="Verdana" fo:font-size="9.75pt" fo:letter-spacing="normal" fo:font-style="italic" fo:font-weight="normal" officeooo:paragraph-rsid="0059fd5a"/>
    </style:style>
    <style:style style:name="P71" style:family="paragraph" style:parent-style-name="Text_20_body" style:list-style-name="L8">
      <style:paragraph-properties fo:margin-top="0cm" fo:margin-bottom="0cm" style:contextual-spacing="false"/>
      <style:text-properties fo:font-variant="normal" fo:text-transform="none" fo:color="#808080" style:font-name="Verdana" fo:font-size="9.75pt" fo:letter-spacing="normal" fo:font-style="italic" fo:font-weight="normal"/>
    </style:style>
    <style:style style:name="P72" style:family="paragraph" style:parent-style-name="Text_20_body" style:list-style-name="L8">
      <style:paragraph-properties fo:margin-top="0cm" fo:margin-bottom="0cm" style:contextual-spacing="false"/>
      <style:text-properties fo:font-variant="normal" fo:text-transform="none" fo:color="#808080" style:font-name="Verdana" fo:font-size="9.75pt" fo:letter-spacing="normal" fo:font-style="italic" fo:font-weight="normal" officeooo:paragraph-rsid="005b7e0e"/>
    </style:style>
    <style:style style:name="P73" style:family="paragraph" style:parent-style-name="Text_20_body" style:list-style-name="L3">
      <style:paragraph-properties fo:margin-top="0cm" fo:margin-bottom="0cm" style:contextual-spacing="false"/>
    </style:style>
    <style:style style:name="P74" style:family="paragraph" style:parent-style-name="Text_20_body" style:list-style-name="L5">
      <style:paragraph-properties fo:margin-top="0cm" fo:margin-bottom="0cm" style:contextual-spacing="false"/>
    </style:style>
    <style:style style:name="P75" style:family="paragraph" style:parent-style-name="Text_20_body">
      <style:paragraph-properties fo:margin-left="0cm" fo:margin-right="0cm" fo:margin-top="0cm" fo:margin-bottom="0cm" style:contextual-spacing="false" fo:text-indent="0cm" style:auto-text-indent="false"/>
    </style:style>
    <style:style style:name="P7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style:style>
    <style:style style:name="P77" style:family="paragraph" style:parent-style-name="Text_20_body" style:list-style-name="L4">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style:style>
    <style:style style:name="P78"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style:style>
    <style:style style:name="P79"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193bca"/>
    </style:style>
    <style:style style:name="P80"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3be83"/>
    </style:style>
    <style:style style:name="P81"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425e4"/>
    </style:style>
    <style:style style:name="P82"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752c8"/>
    </style:style>
    <style:style style:name="P83"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7962b"/>
    </style:style>
    <style:style style:name="P84"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929eb"/>
    </style:style>
    <style:style style:name="P85"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ab9a9"/>
    </style:style>
    <style:style style:name="P86"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2e33cd"/>
    </style:style>
    <style:style style:name="P87"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3441ab"/>
    </style:style>
    <style:style style:name="P88"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3aeb12"/>
    </style:style>
    <style:style style:name="P89"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3c80e6"/>
    </style:style>
    <style:style style:name="P90"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53bdd7"/>
    </style:style>
    <style:style style:name="P91" style:family="paragraph" style:parent-style-name="Text_20_body" style:list-style-name="L9">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style:style>
    <style:style style:name="P92" style:family="paragraph" style:parent-style-name="Text_20_body" style:list-style-name="L10">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style:style>
    <style:style style:name="P93" style:family="paragraph" style:parent-style-name="Text_20_body" style:list-style-name="L10">
      <style:paragraph-properties fo:margin-left="0cm" fo:margin-right="0cm" fo:margin-top="0cm" fo:margin-bottom="0cm" style:contextual-spacing="false" fo:text-indent="0cm" style:auto-text-indent="false"/>
      <style:text-properties fo:font-variant="normal" fo:text-transform="none" fo:color="#333333" style:font-name="Verdana" fo:font-size="9.75pt" fo:letter-spacing="normal" fo:font-style="normal" fo:font-weight="normal" officeooo:paragraph-rsid="005e5911"/>
    </style:style>
    <style:style style:name="P94"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style:style>
    <style:style style:name="P95"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273b8d"/>
    </style:style>
    <style:style style:name="P96"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363a21"/>
    </style:style>
    <style:style style:name="P97"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376e0c"/>
    </style:style>
    <style:style style:name="P98"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3d2c3c"/>
    </style:style>
    <style:style style:name="P99" style:family="paragraph" style:parent-style-name="Text_20_body" style:list-style-name="L9">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style:style>
    <style:style style:name="P100"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273b8d"/>
    </style:style>
    <style:style style:name="P10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italic" fo:font-weight="normal" officeooo:paragraph-rsid="00363a21"/>
    </style:style>
    <style:style style:name="P102" style:family="paragraph" style:parent-style-name="Text_20_body" style:list-style-name="L10">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normal" fo:font-weight="normal"/>
    </style:style>
    <style:style style:name="P103" style:family="paragraph" style:parent-style-name="Text_20_body" style:list-style-name="L10">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normal" fo:font-weight="normal" officeooo:paragraph-rsid="005e2ef3"/>
    </style:style>
    <style:style style:name="P104" style:family="paragraph" style:parent-style-name="Text_20_body" style:list-style-name="L10">
      <style:paragraph-properties fo:margin-left="0cm" fo:margin-right="0cm" fo:margin-top="0cm" fo:margin-bottom="0cm" style:contextual-spacing="false" fo:text-indent="0cm" style:auto-text-indent="false"/>
      <style:text-properties fo:font-variant="normal" fo:text-transform="none" fo:color="#808080" style:font-name="Verdana" fo:font-size="9.75pt" fo:letter-spacing="normal" fo:font-style="normal" fo:font-weight="normal" officeooo:paragraph-rsid="005e5911"/>
    </style:style>
    <style:style style:name="P105" style:family="paragraph" style:parent-style-name="Text_20_body" style:list-style-name="L4">
      <style:paragraph-properties fo:margin-left="0cm" fo:margin-right="0cm" fo:margin-top="0cm" fo:margin-bottom="0cm" style:contextual-spacing="false" fo:text-indent="0cm" style:auto-text-indent="false"/>
    </style:style>
    <style:style style:name="P106" style:family="paragraph" style:parent-style-name="Text_20_body" style:list-style-name="L5">
      <style:paragraph-properties fo:margin-left="0cm" fo:margin-right="0cm" fo:margin-top="0cm" fo:margin-bottom="0cm" style:contextual-spacing="false" fo:text-indent="0cm" style:auto-text-indent="false"/>
    </style:style>
    <style:style style:name="P107" style:family="paragraph" style:parent-style-name="Text_20_body" style:list-style-name="L5">
      <style:paragraph-properties fo:margin-left="0cm" fo:margin-right="0cm" fo:margin-top="0cm" fo:margin-bottom="0cm" style:contextual-spacing="false" fo:text-indent="0cm" style:auto-text-indent="false"/>
      <style:text-properties officeooo:paragraph-rsid="00191545"/>
    </style:style>
    <style:style style:name="P108" style:family="paragraph" style:parent-style-name="Text_20_body" style:list-style-name="L5">
      <style:paragraph-properties fo:margin-left="0cm" fo:margin-right="0cm" fo:margin-top="0cm" fo:margin-bottom="0cm" style:contextual-spacing="false" fo:text-indent="0cm" style:auto-text-indent="false"/>
      <style:text-properties officeooo:paragraph-rsid="00301f4e"/>
    </style:style>
    <style:style style:name="P109" style:family="paragraph" style:parent-style-name="Text_20_body" style:list-style-name="L5">
      <style:paragraph-properties fo:margin-left="0cm" fo:margin-right="0cm" fo:margin-top="0cm" fo:margin-bottom="0cm" style:contextual-spacing="false" fo:text-indent="0cm" style:auto-text-indent="false"/>
      <style:text-properties officeooo:paragraph-rsid="00314e11"/>
    </style:style>
    <style:style style:name="P110" style:family="paragraph" style:parent-style-name="Text_20_body" style:list-style-name="L9">
      <style:paragraph-properties fo:margin-left="0cm" fo:margin-right="0cm" fo:margin-top="0cm" fo:margin-bottom="0cm" style:contextual-spacing="false" fo:text-indent="0cm" style:auto-text-indent="false"/>
      <style:text-properties officeooo:paragraph-rsid="005c274a"/>
    </style:style>
    <style:style style:name="P111" style:family="paragraph" style:parent-style-name="Text_20_body" style:list-style-name="L10">
      <style:paragraph-properties fo:margin-left="0cm" fo:margin-right="0cm" fo:margin-top="0cm" fo:margin-bottom="0cm" style:contextual-spacing="false" fo:text-indent="0cm" style:auto-text-indent="false"/>
    </style:style>
    <style:style style:name="P112" style:family="paragraph" style:parent-style-name="Text_20_body">
      <style:paragraph-properties fo:margin-left="0cm" fo:margin-right="0cm" fo:text-indent="0.132cm" style:auto-text-indent="false" fo:padding="0cm" fo:border="none"/>
      <style:text-properties officeooo:paragraph-rsid="00560d07"/>
    </style:style>
    <style:style style:name="P113" style:family="paragraph" style:parent-style-name="Text_20_body">
      <style:paragraph-properties fo:margin-left="0cm" fo:margin-right="0cm" fo:text-indent="0.132cm" style:auto-text-indent="false" fo:padding="0cm" fo:border="none"/>
      <style:text-properties fo:text-transform="uppercase" fo:color="#ffffff" style:font-name="monospace" fo:font-size="9pt" fo:letter-spacing="normal" fo:font-style="normal" fo:font-weight="bold" fo:background-color="#808080"/>
    </style:style>
    <style:style style:name="P114" style:family="paragraph" style:parent-style-name="Preformatted_20_Text" style:list-style-name="L5">
      <style:paragraph-properties fo:margin-left="0cm" fo:margin-right="0cm" fo:margin-top="0cm" fo:margin-bottom="0cm" style:contextual-spacing="false" fo:text-indent="0cm" style:auto-text-indent="false" fo:padding="0.132cm" fo:border="2.24pt solid #808080"/>
      <style:text-properties fo:font-variant="normal" fo:text-transform="none" fo:color="#333333" style:font-name="Verdana" fo:font-size="9.75pt" fo:letter-spacing="normal" fo:font-style="normal" fo:font-weight="normal"/>
    </style:style>
    <style:style style:name="P115" style:family="paragraph" style:parent-style-name="Preformatted_20_Text">
      <style:paragraph-properties fo:margin-top="0cm" fo:margin-bottom="0cm" style:contextual-spacing="false" fo:padding="0.132cm" fo:border="2.24pt solid #808080"/>
    </style:style>
    <style:style style:name="P116" style:family="paragraph" style:parent-style-name="Preformatted_20_Text">
      <style:paragraph-properties fo:margin-top="0cm" fo:margin-bottom="0cm" style:contextual-spacing="false" fo:padding="0.132cm" fo:border="2.24pt solid #808080"/>
      <style:text-properties fo:font-variant="normal" fo:text-transform="none" fo:color="#333333" fo:letter-spacing="normal"/>
    </style:style>
    <style:style style:name="P117" style:family="paragraph" style:parent-style-name="Preformatted_20_Text">
      <style:paragraph-properties fo:margin-top="0cm" fo:margin-bottom="0cm" style:contextual-spacing="false" fo:padding="0.132cm" fo:border="2.24pt solid #808080"/>
      <style:text-properties officeooo:paragraph-rsid="005addab"/>
    </style:style>
    <style:style style:name="T1" style:family="text">
      <style:text-properties style:font-name="Verdana" fo:font-size="9.75pt" fo:font-style="normal" fo:font-weight="normal"/>
    </style:style>
    <style:style style:name="T2" style:family="text">
      <style:text-properties fo:font-variant="normal" fo:text-transform="none" fo:color="#333333" style:text-line-through-style="none" style:font-name="Verdana" fo:font-size="9.75pt" fo:letter-spacing="normal" fo:font-style="normal" style:text-underline-style="none" fo:font-weight="normal" style:text-blinking="false"/>
    </style:style>
    <style:style style:name="T3" style:family="text">
      <style:text-properties fo:font-variant="normal" fo:text-transform="none" fo:color="#333333" style:text-line-through-style="none" style:font-name="Verdana" fo:font-size="9.75pt" fo:letter-spacing="normal" fo:font-style="normal" style:text-underline-style="none" fo:font-weight="normal" officeooo:rsid="00128f4e" style:text-blinking="false"/>
    </style:style>
    <style:style style:name="T4" style:family="text">
      <style:text-properties fo:font-variant="normal" fo:text-transform="none" fo:color="#333333" style:text-line-through-style="none" style:font-name="Verdana" fo:font-size="9.75pt" fo:letter-spacing="normal" fo:font-style="normal" style:text-underline-style="none" fo:font-weight="bold" style:text-blinking="false"/>
    </style:style>
    <style:style style:name="T5" style:family="text">
      <style:text-properties fo:font-variant="normal" fo:text-transform="none" fo:color="#333333" style:font-name="Verdana" fo:font-size="9.75pt" fo:letter-spacing="normal" fo:font-style="normal" fo:font-weight="normal"/>
    </style:style>
    <style:style style:name="T6" style:family="text">
      <style:text-properties fo:font-variant="normal" fo:text-transform="none" fo:color="#333333" style:font-name="Verdana" fo:font-size="9.75pt" fo:letter-spacing="normal" fo:font-style="normal" fo:font-weight="normal" officeooo:rsid="00128f4e"/>
    </style:style>
    <style:style style:name="T7" style:family="text">
      <style:text-properties fo:font-variant="normal" fo:text-transform="none" fo:color="#333333" style:font-name="Verdana" fo:font-size="9.75pt" fo:letter-spacing="normal" fo:font-style="normal" fo:font-weight="normal" officeooo:rsid="00191545"/>
    </style:style>
    <style:style style:name="T8" style:family="text">
      <style:text-properties fo:font-variant="normal" fo:text-transform="none" fo:color="#333333" style:font-name="Verdana" fo:font-size="9.75pt" fo:letter-spacing="normal" fo:font-style="normal" fo:font-weight="normal" officeooo:rsid="0022fa2e"/>
    </style:style>
    <style:style style:name="T9" style:family="text">
      <style:text-properties fo:font-variant="normal" fo:text-transform="none" fo:color="#333333" style:font-name="Verdana" fo:font-size="9.75pt" fo:letter-spacing="normal" fo:font-style="normal" fo:font-weight="normal" officeooo:rsid="00314e11"/>
    </style:style>
    <style:style style:name="T10" style:family="text">
      <style:text-properties fo:font-variant="normal" fo:text-transform="none" fo:color="#333333" style:font-name="Verdana" fo:font-size="9.75pt" fo:letter-spacing="normal" fo:font-style="normal" fo:font-weight="normal" officeooo:rsid="0031f202"/>
    </style:style>
    <style:style style:name="T11" style:family="text">
      <style:text-properties fo:font-variant="normal" fo:text-transform="none" fo:color="#333333" style:font-name="Verdana" fo:font-size="9.75pt" fo:letter-spacing="normal" fo:font-style="normal" fo:font-weight="normal" officeooo:rsid="0053bdd7"/>
    </style:style>
    <style:style style:name="T12" style:family="text">
      <style:text-properties fo:font-variant="normal" fo:text-transform="none" fo:color="#333333" style:font-name="Verdana" fo:font-size="9.75pt" fo:letter-spacing="normal" fo:font-style="normal" fo:font-weight="normal" officeooo:rsid="0055a08d"/>
    </style:style>
    <style:style style:name="T13" style:family="text">
      <style:text-properties fo:font-variant="normal" fo:text-transform="none" fo:color="#333333" style:font-name="Verdana" fo:font-size="9.75pt" fo:letter-spacing="normal" fo:font-style="normal" fo:font-weight="normal" officeooo:rsid="005c274a"/>
    </style:style>
    <style:style style:name="T14" style:family="text">
      <style:text-properties fo:font-variant="normal" fo:text-transform="none" fo:color="#333333" style:font-name="Verdana" fo:font-size="9.75pt" fo:letter-spacing="normal" fo:font-style="normal" fo:font-weight="bold"/>
    </style:style>
    <style:style style:name="T15" style:family="text">
      <style:text-properties fo:font-variant="normal" fo:text-transform="none" fo:color="#333333" style:font-name="monospace" fo:font-size="9pt" fo:letter-spacing="normal" fo:font-style="normal" fo:font-weight="normal"/>
    </style:style>
    <style:style style:name="T16" style:family="text">
      <style:text-properties fo:font-variant="normal" fo:text-transform="none" fo:color="#008000" style:font-name="monospace" fo:font-size="9pt" fo:letter-spacing="normal" fo:font-style="normal" fo:font-weight="normal"/>
    </style:style>
    <style:style style:name="T17" style:family="text">
      <style:text-properties fo:font-variant="normal" fo:text-transform="none" fo:color="#000000" style:font-name="Verdana" fo:font-size="9.75pt" fo:letter-spacing="normal" fo:font-style="normal" fo:font-weight="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font-size="9.75pt" fo:letter-spacing="normal" fo:font-style="normal" fo:font-weight="normal"/>
    </style:style>
    <style:style style:name="T20" style:family="text">
      <style:text-properties fo:font-variant="normal" fo:text-transform="none" fo:color="#666600" style:font-name="Verdana" fo:font-size="9.75pt" fo:letter-spacing="normal" fo:font-style="normal" fo:font-weight="normal"/>
    </style:style>
    <style:style style:name="T21" style:family="text">
      <style:text-properties fo:font-variant="normal" fo:text-transform="none" fo:color="#666600" fo:font-size="9.75pt" fo:letter-spacing="normal" fo:font-style="normal" fo:font-weight="normal"/>
    </style:style>
    <style:style style:name="T22" style:family="text">
      <style:text-properties fo:font-variant="normal" fo:text-transform="none" fo:color="#c71585" style:font-name="monospace" fo:font-size="9pt" fo:letter-spacing="normal" fo:font-style="normal" fo:font-weight="normal"/>
    </style:style>
    <style:style style:name="T23" style:family="text">
      <style:text-properties fo:font-variant="normal" fo:text-transform="none" fo:color="#c71585" style:font-name="monospace" fo:font-size="9pt" fo:letter-spacing="normal" fo:font-style="normal" fo:font-weight="normal" officeooo:rsid="001feac6"/>
    </style:style>
    <style:style style:name="T24" style:family="text">
      <style:text-properties fo:font-variant="normal" fo:text-transform="none" fo:color="#c71585" style:font-name="monospace" fo:font-size="9pt" fo:letter-spacing="normal" fo:font-style="normal" fo:font-weight="normal" officeooo:rsid="00314e11"/>
    </style:style>
    <style:style style:name="T25" style:family="text">
      <style:text-properties fo:font-variant="normal" fo:text-transform="none" fo:color="#c71585" style:font-name="monospace" fo:font-size="9pt" fo:letter-spacing="normal" fo:font-style="normal" fo:font-weight="normal" officeooo:rsid="0055a08d"/>
    </style:style>
    <style:style style:name="T26" style:family="text">
      <style:text-properties fo:font-variant="normal" fo:text-transform="none" fo:color="#000080" style:font-name="monospace" fo:font-size="9pt" fo:letter-spacing="normal" fo:font-style="normal" fo:font-weight="normal"/>
    </style:style>
    <style:style style:name="T27" style:family="text">
      <style:text-properties fo:font-variant="normal" fo:text-transform="none" fo:color="#000080" style:font-name="monospace" fo:font-size="9pt" fo:letter-spacing="normal" fo:font-style="normal" fo:font-weight="normal" officeooo:rsid="001feac6"/>
    </style:style>
    <style:style style:name="T28" style:family="text">
      <style:text-properties fo:font-variant="normal" fo:text-transform="none" fo:color="#000080" style:font-name="monospace" fo:font-size="9pt" fo:letter-spacing="normal" fo:font-style="normal" fo:font-weight="normal" officeooo:rsid="0022fa2e"/>
    </style:style>
    <style:style style:name="T29" style:family="text">
      <style:text-properties fo:font-variant="normal" fo:text-transform="none" fo:color="#000088" style:font-name="Verdana" fo:font-size="9.75pt" fo:letter-spacing="normal" fo:font-style="normal" fo:font-weight="normal"/>
    </style:style>
    <style:style style:name="T30" style:family="text">
      <style:text-properties fo:font-variant="normal" fo:text-transform="none" fo:color="#000088" fo:font-size="9.75pt" fo:letter-spacing="normal" fo:font-style="normal" fo:font-weight="normal"/>
    </style:style>
    <style:style style:name="T31" style:family="text">
      <style:text-properties fo:font-variant="normal" fo:text-transform="none" fo:color="#660066" style:font-name="Verdana" fo:font-size="9.75pt" fo:letter-spacing="normal" fo:font-style="normal" fo:font-weight="normal"/>
    </style:style>
    <style:style style:name="T32" style:family="text">
      <style:text-properties fo:font-variant="normal" fo:text-transform="none" fo:color="#660066" fo:font-size="9.75pt" fo:letter-spacing="normal" fo:font-style="normal" fo:font-weight="normal"/>
    </style:style>
    <style:style style:name="T33" style:family="text">
      <style:text-properties fo:font-variant="normal" fo:text-transform="none" fo:color="#008800" style:font-name="Verdana" fo:font-size="9.75pt" fo:letter-spacing="normal" fo:font-style="normal" fo:font-weight="normal"/>
    </style:style>
    <style:style style:name="T34" style:family="text">
      <style:text-properties fo:font-variant="normal" fo:text-transform="none" fo:color="#008800" fo:font-size="9.75pt" fo:letter-spacing="normal" fo:font-style="normal" fo:font-weight="normal"/>
    </style:style>
    <style:style style:name="T35" style:family="text">
      <style:text-properties fo:font-variant="normal" fo:text-transform="none" fo:color="#ff0000" style:font-name="monospace" fo:font-size="9pt" fo:letter-spacing="normal" fo:font-style="normal" fo:font-weight="normal"/>
    </style:style>
    <style:style style:name="T36" style:family="text">
      <style:text-properties fo:font-variant="normal" fo:text-transform="none" fo:color="#808080" style:font-name="Verdana" fo:font-size="9.75pt" fo:letter-spacing="normal" fo:font-style="italic" fo:font-weight="normal"/>
    </style:style>
    <style:style style:name="T37" style:family="text">
      <style:text-properties fo:font-variant="normal" fo:text-transform="none" fo:color="#808080" style:font-name="Verdana" fo:font-size="9.75pt" fo:letter-spacing="normal" fo:font-style="italic" fo:font-weight="normal" officeooo:rsid="00301f4e"/>
    </style:style>
    <style:style style:name="T38" style:family="text">
      <style:text-properties fo:font-variant="normal" fo:text-transform="none" fo:color="#808080" style:font-name="Verdana" fo:font-size="9.75pt" fo:letter-spacing="normal" fo:font-style="italic" fo:font-weight="normal" officeooo:rsid="0057178e"/>
    </style:style>
    <style:style style:name="T39" style:family="text">
      <style:text-properties fo:color="#008000" style:font-name="monospace" fo:font-size="9pt"/>
    </style:style>
    <style:style style:name="T40" style:family="text">
      <style:text-properties fo:color="#008000" style:font-name="monospace" fo:font-size="9pt" fo:font-style="normal"/>
    </style:style>
    <style:style style:name="T41" style:family="text">
      <style:text-properties fo:color="#000000"/>
    </style:style>
    <style:style style:name="T42" style:family="text">
      <style:text-properties fo:color="#000000" style:font-name="Verdana"/>
    </style:style>
    <style:style style:name="T43" style:family="text">
      <style:text-properties fo:color="#000000" style:font-name="Verdana" fo:font-size="9.75pt" fo:font-style="normal" fo:font-weight="normal"/>
    </style:style>
    <style:style style:name="T44" style:family="text">
      <style:text-properties fo:color="#000000" fo:font-size="9.75pt" fo:font-style="normal" fo:font-weight="normal"/>
    </style:style>
    <style:style style:name="T45" style:family="text">
      <style:text-properties fo:color="#666600"/>
    </style:style>
    <style:style style:name="T46" style:family="text">
      <style:text-properties fo:color="#666600" style:font-name="Verdana"/>
    </style:style>
    <style:style style:name="T47" style:family="text">
      <style:text-properties fo:color="#666600" style:font-name="Verdana" fo:font-size="9.75pt" fo:font-style="normal" fo:font-weight="normal"/>
    </style:style>
    <style:style style:name="T48" style:family="text">
      <style:text-properties fo:color="#666600" fo:font-size="9.75pt" fo:font-style="normal" fo:font-weight="normal"/>
    </style:style>
    <style:style style:name="T49" style:family="text">
      <style:text-properties fo:color="#666600" fo:font-size="9.75pt" fo:font-style="normal" fo:font-weight="normal" officeooo:rsid="0057178e"/>
    </style:style>
    <style:style style:name="T50" style:family="text">
      <style:text-properties fo:color="#000088"/>
    </style:style>
    <style:style style:name="T51" style:family="text">
      <style:text-properties fo:color="#000088" style:font-name="Verdana"/>
    </style:style>
    <style:style style:name="T52" style:family="text">
      <style:text-properties fo:color="#000088" style:font-name="Verdana" fo:font-size="9.75pt" fo:font-style="normal" fo:font-weight="normal"/>
    </style:style>
    <style:style style:name="T53" style:family="text">
      <style:text-properties fo:color="#000088" fo:font-size="9.75pt" fo:font-style="normal" fo:font-weight="normal"/>
    </style:style>
    <style:style style:name="T54" style:family="text">
      <style:text-properties fo:color="#660066"/>
    </style:style>
    <style:style style:name="T55" style:family="text">
      <style:text-properties fo:color="#660066" style:font-name="Verdana" fo:font-size="9.75pt" fo:font-style="normal" fo:font-weight="normal"/>
    </style:style>
    <style:style style:name="T56" style:family="text">
      <style:text-properties fo:color="#008800"/>
    </style:style>
    <style:style style:name="T57" style:family="text">
      <style:text-properties fo:color="#008800" style:font-name="Verdana" fo:font-size="9.75pt" fo:font-style="normal" fo:font-weight="normal"/>
    </style:style>
    <style:style style:name="T58" style:family="text">
      <style:text-properties fo:color="#008800" fo:font-size="9.75pt" fo:font-style="normal" fo:font-weight="normal"/>
    </style:style>
    <style:style style:name="T59" style:family="text">
      <style:text-properties fo:color="#ff0000" style:font-name="monospace" fo:font-size="9pt"/>
    </style:style>
    <style:style style:name="T60" style:family="text">
      <style:text-properties fo:color="#000080" style:font-name="monospace" fo:font-size="9pt"/>
    </style:style>
    <style:style style:name="T61" style:family="text">
      <style:text-properties fo:color="#000080" style:font-name="monospace" fo:font-size="9pt" fo:font-style="normal"/>
    </style:style>
    <style:style style:name="T62" style:family="text">
      <style:text-properties fo:color="#000080" style:font-name="monospace" fo:font-size="9pt" fo:font-style="normal" officeooo:rsid="0057178e"/>
    </style:style>
    <style:style style:name="T63" style:family="text">
      <style:text-properties fo:color="#000080" style:font-name="monospace" fo:font-size="9pt" fo:font-style="normal" officeooo:rsid="0059fd5a"/>
    </style:style>
    <style:style style:name="T64" style:family="text">
      <style:text-properties fo:color="#000080" style:font-name="monospace" fo:font-size="9pt" fo:font-style="normal" officeooo:rsid="005b7e0e"/>
    </style:style>
    <style:style style:name="T65" style:family="text">
      <style:text-properties fo:color="#000080" style:font-name="monospace" fo:font-size="9pt" officeooo:rsid="001f7744"/>
    </style:style>
    <style:style style:name="T66" style:family="text">
      <style:text-properties fo:color="#000080" style:font-name="monospace" fo:font-size="9pt" officeooo:rsid="0023be83"/>
    </style:style>
    <style:style style:name="T67" style:family="text">
      <style:text-properties fo:color="#000080" style:font-name="monospace" fo:font-size="9pt" officeooo:rsid="002425e4"/>
    </style:style>
    <style:style style:name="T68" style:family="text">
      <style:text-properties fo:color="#000080" style:font-name="monospace" fo:font-size="9pt" officeooo:rsid="002ed62c"/>
    </style:style>
    <style:style style:name="T69" style:family="text">
      <style:text-properties fo:color="#c71585" style:font-name="monospace" fo:font-size="9pt"/>
    </style:style>
    <style:style style:name="T70" style:family="text">
      <style:text-properties fo:color="#c71585" style:font-name="monospace" fo:font-size="9pt" fo:font-style="normal"/>
    </style:style>
    <style:style style:name="T71" style:family="text">
      <style:text-properties fo:color="#c71585" style:font-name="monospace" fo:font-size="9pt" officeooo:rsid="001f7744"/>
    </style:style>
    <style:style style:name="T72" style:family="text">
      <style:text-properties fo:color="#c71585" style:font-name="monospace" fo:font-size="9pt" officeooo:rsid="0023be83"/>
    </style:style>
    <style:style style:name="T73" style:family="text">
      <style:text-properties fo:color="#c71585" style:font-name="monospace" fo:font-size="9pt" officeooo:rsid="0027962b"/>
    </style:style>
    <style:style style:name="T74" style:family="text">
      <style:text-properties fo:color="#c71585" style:font-name="monospace" fo:font-size="9pt" officeooo:rsid="002ab9a9"/>
    </style:style>
    <style:style style:name="T75" style:family="text">
      <style:text-properties fo:color="#c71585" style:font-name="monospace" fo:font-size="9pt" officeooo:rsid="002e33cd"/>
    </style:style>
    <style:style style:name="T76" style:family="text">
      <style:text-properties fo:color="#c71585" style:font-name="monospace" fo:font-size="9pt" officeooo:rsid="002ed62c"/>
    </style:style>
    <style:style style:name="T77" style:family="text">
      <style:text-properties fo:color="#c71585" style:font-name="monospace" fo:font-size="9pt" officeooo:rsid="0034e206"/>
    </style:style>
    <style:style style:name="T78" style:family="text">
      <style:text-properties fo:color="#c71585" style:font-name="monospace" fo:font-size="9pt" officeooo:rsid="0034ef52"/>
    </style:style>
    <style:style style:name="T79" style:family="text">
      <style:text-properties fo:color="#c71585" style:font-name="monospace" fo:font-size="9pt" officeooo:rsid="00399fd1"/>
    </style:style>
    <style:style style:name="T80" style:family="text">
      <style:text-properties fo:color="#c71585" style:font-name="monospace" fo:font-size="9pt" officeooo:rsid="003e1e54"/>
    </style:style>
    <style:style style:name="T81" style:family="text">
      <style:text-properties fo:color="#c71585" style:font-name="monospace" fo:font-size="9pt" officeooo:rsid="003ee57f"/>
    </style:style>
    <style:style style:name="T82" style:family="text">
      <style:text-properties fo:color="#c71585" style:font-name="monospace" fo:font-size="9pt" officeooo:rsid="004075a4"/>
    </style:style>
    <style:style style:name="T83" style:family="text">
      <style:text-properties fo:color="#c71585" style:font-name="monospace" fo:font-size="9pt" officeooo:rsid="00420b90"/>
    </style:style>
    <style:style style:name="T84" style:family="text">
      <style:text-properties fo:color="#c71585" style:font-name="monospace" fo:font-size="9pt" officeooo:rsid="005dbf68"/>
    </style:style>
    <style:style style:name="T85" style:family="text">
      <style:text-properties fo:color="#c71585" style:font-name="monospace" fo:font-size="9pt" officeooo:rsid="005f9729"/>
    </style:style>
    <style:style style:name="T86" style:family="text">
      <style:text-properties fo:color="#c71585" style:font-name="monospace" fo:font-size="9pt" officeooo:rsid="006233de"/>
    </style:style>
    <style:style style:name="T87" style:family="text">
      <style:text-properties fo:color="#006666" style:font-name="Verdana" fo:font-size="9.75pt" fo:font-style="normal" fo:font-weight="normal"/>
    </style:style>
    <style:style style:name="T88" style:family="text">
      <style:text-properties fo:color="#006666" fo:font-size="9.75pt" fo:font-style="normal" fo:font-weight="normal"/>
    </style:style>
    <style:style style:name="T89" style:family="text">
      <style:text-properties fo:color="#880000"/>
    </style:style>
    <style:style style:name="T90" style:family="text">
      <style:text-properties fo:color="#880000" style:font-name="Verdana" fo:font-size="9.75pt" fo:font-style="normal" fo:font-weight="normal"/>
    </style:style>
    <style:style style:name="T91" style:family="text">
      <style:text-properties fo:color="#880000" style:font-name="Verdana" fo:font-size="9.75pt" fo:font-style="normal" style:text-underline-style="solid" style:text-underline-width="auto" style:text-underline-color="font-color" fo:font-weight="normal"/>
    </style:style>
    <style:style style:name="T92" style:family="text">
      <style:text-properties fo:color="#880000" style:text-underline-style="solid" style:text-underline-width="auto" style:text-underline-color="font-color"/>
    </style:style>
    <style:style style:name="T93" style:family="text">
      <style:text-properties fo:color="#880000" fo:font-size="9.75pt" fo:font-style="normal" fo:font-weight="normal"/>
    </style:style>
    <style:style style:name="T94" style:family="text">
      <style:text-properties officeooo:rsid="001624cd"/>
    </style:style>
    <style:style style:name="T95" style:family="text">
      <style:text-properties officeooo:rsid="0018b119"/>
    </style:style>
    <style:style style:name="T96" style:family="text">
      <style:text-properties officeooo:rsid="00191545"/>
    </style:style>
    <style:style style:name="T97" style:family="text">
      <style:text-properties officeooo:rsid="001d9623"/>
    </style:style>
    <style:style style:name="T98" style:family="text">
      <style:text-properties officeooo:rsid="001f7744"/>
    </style:style>
    <style:style style:name="T99" style:family="text">
      <style:text-properties officeooo:rsid="0022fa2e"/>
    </style:style>
    <style:style style:name="T100" style:family="text">
      <style:text-properties officeooo:rsid="0023be83"/>
    </style:style>
    <style:style style:name="T101" style:family="text">
      <style:text-properties officeooo:rsid="002425e4"/>
    </style:style>
    <style:style style:name="T102" style:family="text">
      <style:text-properties officeooo:rsid="0025d706"/>
    </style:style>
    <style:style style:name="T103" style:family="text">
      <style:text-properties officeooo:rsid="00273b8d"/>
    </style:style>
    <style:style style:name="T104" style:family="text">
      <style:text-properties officeooo:rsid="002752c8"/>
    </style:style>
    <style:style style:name="T105" style:family="text">
      <style:text-properties officeooo:rsid="0027962b"/>
    </style:style>
    <style:style style:name="T106" style:family="text">
      <style:text-properties officeooo:rsid="002929eb"/>
    </style:style>
    <style:style style:name="T107" style:family="text">
      <style:text-properties officeooo:rsid="002ab9a9"/>
    </style:style>
    <style:style style:name="T108" style:family="text">
      <style:text-properties officeooo:rsid="002e33cd"/>
    </style:style>
    <style:style style:name="T109" style:family="text">
      <style:text-properties officeooo:rsid="002ed62c"/>
    </style:style>
    <style:style style:name="T110" style:family="text">
      <style:text-properties officeooo:rsid="00301f4e"/>
    </style:style>
    <style:style style:name="T111" style:family="text">
      <style:text-properties officeooo:rsid="0033501f"/>
    </style:style>
    <style:style style:name="T112" style:family="text">
      <style:text-properties officeooo:rsid="0033a6a9"/>
    </style:style>
    <style:style style:name="T113" style:family="text">
      <style:text-properties officeooo:rsid="003441ab"/>
    </style:style>
    <style:style style:name="T114" style:family="text">
      <style:text-properties officeooo:rsid="0034e206"/>
    </style:style>
    <style:style style:name="T115" style:family="text">
      <style:text-properties officeooo:rsid="0034ef52"/>
    </style:style>
    <style:style style:name="T116" style:family="text">
      <style:text-properties officeooo:rsid="00363a21"/>
    </style:style>
    <style:style style:name="T117" style:family="text">
      <style:text-properties officeooo:rsid="00376e0c"/>
    </style:style>
    <style:style style:name="T118" style:family="text">
      <style:text-properties officeooo:rsid="00383c6d"/>
    </style:style>
    <style:style style:name="T119" style:family="text">
      <style:text-properties officeooo:rsid="00399fd1"/>
    </style:style>
    <style:style style:name="T120" style:family="text">
      <style:text-properties officeooo:rsid="003aeb12"/>
    </style:style>
    <style:style style:name="T121" style:family="text">
      <style:text-properties officeooo:rsid="003c785e"/>
    </style:style>
    <style:style style:name="T122" style:family="text">
      <style:text-properties officeooo:rsid="003c80e6"/>
    </style:style>
    <style:style style:name="T123" style:family="text">
      <style:text-properties officeooo:rsid="003c87bf"/>
    </style:style>
    <style:style style:name="T124" style:family="text">
      <style:text-properties officeooo:rsid="003d2c3c"/>
    </style:style>
    <style:style style:name="T125" style:family="text">
      <style:text-properties officeooo:rsid="003e1e54"/>
    </style:style>
    <style:style style:name="T126" style:family="text">
      <style:text-properties officeooo:rsid="003ee57f"/>
    </style:style>
    <style:style style:name="T127" style:family="text">
      <style:text-properties officeooo:rsid="004075a4"/>
    </style:style>
    <style:style style:name="T128" style:family="text">
      <style:text-properties officeooo:rsid="004192c5"/>
    </style:style>
    <style:style style:name="T129" style:family="text">
      <style:text-properties officeooo:rsid="00420b90"/>
    </style:style>
    <style:style style:name="T130" style:family="text">
      <style:text-properties officeooo:rsid="004751fa"/>
    </style:style>
    <style:style style:name="T131" style:family="text">
      <style:text-properties officeooo:rsid="0048553c"/>
    </style:style>
    <style:style style:name="T132" style:family="text">
      <style:text-properties officeooo:rsid="0049c3c4"/>
    </style:style>
    <style:style style:name="T133" style:family="text">
      <style:text-properties officeooo:rsid="0049ce69"/>
    </style:style>
    <style:style style:name="T134" style:family="text">
      <style:text-properties officeooo:rsid="004b6a31"/>
    </style:style>
    <style:style style:name="T135" style:family="text">
      <style:text-properties officeooo:rsid="004d0d75"/>
    </style:style>
    <style:style style:name="T136" style:family="text">
      <style:text-properties officeooo:rsid="004ef200"/>
    </style:style>
    <style:style style:name="T137" style:family="text">
      <style:text-properties officeooo:rsid="00506990"/>
    </style:style>
    <style:style style:name="T138" style:family="text">
      <style:text-properties officeooo:rsid="00524cad"/>
    </style:style>
    <style:style style:name="T139" style:family="text">
      <style:text-properties officeooo:rsid="0053bdd7"/>
    </style:style>
    <style:style style:name="T140" style:family="text">
      <style:text-properties officeooo:rsid="00560d07"/>
    </style:style>
    <style:style style:name="T141" style:family="text">
      <style:text-properties officeooo:rsid="0057178e"/>
    </style:style>
    <style:style style:name="T142" style:family="text">
      <style:text-properties officeooo:rsid="0059fd5a"/>
    </style:style>
    <style:style style:name="T143" style:family="text">
      <style:text-properties officeooo:rsid="005a44e5"/>
    </style:style>
    <style:style style:name="T144" style:family="text">
      <style:text-properties officeooo:rsid="005b7e0e"/>
    </style:style>
    <style:style style:name="T145" style:family="text">
      <style:text-properties officeooo:rsid="005c274a"/>
    </style:style>
    <style:style style:name="T146" style:family="text">
      <style:text-properties officeooo:rsid="005d9c4b"/>
    </style:style>
    <style:style style:name="T147" style:family="text">
      <style:text-properties officeooo:rsid="005dbf68"/>
    </style:style>
    <style:style style:name="T148" style:family="text">
      <style:text-properties officeooo:rsid="005e2ef3"/>
    </style:style>
    <style:style style:name="T149" style:family="text">
      <style:text-properties officeooo:rsid="005e5911"/>
    </style:style>
    <style:style style:name="T150" style:family="text">
      <style:text-properties officeooo:rsid="005f9729"/>
    </style:style>
    <style:style style:name="T151" style:family="text">
      <style:text-properties officeooo:rsid="0060e4f7"/>
    </style:style>
    <style:style style:name="T152" style:family="text">
      <style:text-properties officeooo:rsid="006233de"/>
    </style:style>
    <style:style style:name="T153" style:family="text">
      <style:text-properties fo:text-transform="uppercase" fo:color="#ffffff" style:font-name="monospace" fo:font-size="9pt" fo:font-style="normal" fo:font-weight="bold"/>
    </style:style>
    <style:style style:name="T154" style:family="text">
      <style:text-properties style:text-underline-style="solid" style:text-underline-width="auto" style:text-underline-color="font-color"/>
    </style:style>
    <style:style style:name="T155" style:family="text">
      <style:text-properties style:text-underline-style="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808080"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ocumentation">
        <text:h text:style-name="P40" text:outline-level="1"><text:bookmark text:name="inc"/>Primeros pasos</text:h>
        <text:p text:style-name="P19"><text:span text:style-name="T5">En primer lugar usted necesita para incluir archivos de jsTree en el código. Tenga en cuenta, que se puede utilizar la versión miniaturizada.<text:line-break/></text:span><text:span text:style-name="T6">S</text:span><text:span text:style-name="T5">on sólo cinco archivos </text:span><text:span text:style-name="Strong_20_Emphasis"><text:span text:style-name="T5">necesarios</text:span></text:span><text:span text:style-name="T5">:</text:span></text:p>
        <text:list xml:id="list838685952815912138" text:style-name="L1">
          <text:list-item>
            <text:p text:style-name="P61"><text:span text:style-name="T16">source/_lib/jquery.js –</text:span><text:span text:style-name="T6"> La librería de jQuery.</text:span></text:p>
          </text:list-item>
        </text:list>
        <text:list xml:id="list1677640395249404630" text:style-name="L2">
          <text:list-item>
            <text:p text:style-name="P62"><text:span text:style-name="T16">source/_lib/jquery.listen.js </text:span><text:span text:style-name="T5">- </text:span><text:a xlink:type="simple" xlink:href="http://plugins.jquery.com/project/Listen"><text:span text:style-name="T2">jQuery plugin</text:span></text:a><text:span text:style-name="T3"> de escucha –</text:span><text:span text:style-name="T5"> </text:span><text:span text:style-name="T6">utilizado para la delegación de evnetos.</text:span></text:p>
          </text:list-item>
          <text:list-item>
            <text:p text:style-name="P63"><text:span text:style-name="T16">source/_lib/css.js </text:span><text:span text:style-name="T5">- Una pequeña colección de comandos css útil ( permiten cambio de idioma, temas, etc).</text:span></text:p>
          </text:list-item>
          <text:list-item>
            <text:p text:style-name="P64">source/tree_component.js</text:p>
          </text:list-item>
          <text:list-item>
            <text:p text:style-name="P44">source/tree_component.css</text:p>
          </text:list-item>
        </text:list>
        <text:p text:style-name="P25">NOTA: Una vez cargado jsTree también incluye el archivo CSS del tema que ha especificado.</text:p>
        <text:p text:style-name="P38"><text:span text:style-name="T5">Todos los demás archivos son </text:span><text:span text:style-name="Strong_20_Emphasis"><text:span text:style-name="T5">opcionales</text:span></text:span><text:span text:style-name="T5"> y se necesita sólo en ciertas situaciones:</text:span></text:p>
        <text:list xml:id="list5027147180691031727" text:style-name="L3">
          <text:list-item>
            <text:p text:style-name="P65">Fuente de datos XML. También voy a necesitar incluir:</text:p>
            <text:list>
              <text:list-item>
                <text:p text:style-name="P73"><text:span text:style-name="T16">Fuente / _lib / sarissa.js</text:span><text:span text:style-name="T5"> - Parte de la </text:span><text:a xlink:type="simple" xlink:href="http://dev.abiss.gr/sarissa/"><text:span text:style-name="T2">Sarissa</text:span></text:a><text:span text:style-name="T5"> biblioteca (utilizado para las transformaciones XSL).</text:span></text:p>
              </text:list-item>
              <text:list-item>
                <text:p text:style-name="P65"><text:span text:style-name="T39">Fuente / _lib / sarissa_ieemu_xpath.js</text:span> - igual que el anterior.</text:p>
              </text:list-item>
              <text:list-item>
                <text:p text:style-name="P73"><text:span text:style-name="T16">Fuente / _lib / jquery.xslt.js</text:span><text:span text:style-name="T5"> - </text:span><text:a xlink:type="simple" xlink:href="http://jquery.glyphix.com/"><text:span text:style-name="T2">jQuery XSLT Programas</text:span></text:a><text:span text:style-name="T5"> - una envoltura jQuery para Sarissa.</text:span></text:p>
              </text:list-item>
            </text:list>
          </text:list-item>
          <text:list-item>
            <text:p text:style-name="P65">Metadatos almacenados nodos dentro. Si usted no sabe lo que es esto - echa un vistazo a los ejemplos.</text:p>
            <text:list>
              <text:list-item>
                <text:p text:style-name="P73"><text:span text:style-name="T16">Fuente / _lib / jquery.metadata.js</text:span><text:span text:style-name="T5"> - </text:span><text:a xlink:type="simple" xlink:href="http://plugins.jquery.com/project/metadata"><text:span text:style-name="T2">jQuery plugin de metadatos</text:span></text:a></text:p>
              </text:list-item>
            </text:list>
          </text:list-item>
          <text:list-item>
            <text:p text:style-name="P65">Funcionalidad de cookies necesitaba. También incluya:</text:p>
            <text:list>
              <text:list-item>
                <text:p text:style-name="P59"><text:span text:style-name="T16">Fuente / _lib / jquery.cookie.js</text:span><text:span text:style-name="T5"> - </text:span><text:a xlink:type="simple" xlink:href="http://plugins.jquery.com/project/cookie"><text:span text:style-name="T2">jQuery Plugin galletas</text:span></text:a></text:p>
              </text:list-item>
            </text:list>
          </text:list-item>
        </text:list>
        <text:p text:style-name="P42">FUENTE EJEMPLO</text:p>
        <text:p text:style-name="P36">&lt;!-- REQUIRED SCRIPTS AND STYLES --&gt;</text:p>
        <text:p text:style-name="P13"><text:span text:style-name="T45">&lt;</text:span><text:span text:style-name="T50">link</text:span><text:span text:style-name="T41"> </text:span><text:span text:style-name="T54">rel</text:span><text:span text:style-name="T45">=</text:span><text:span text:style-name="T56">"stylesheet"</text:span><text:span text:style-name="T41"> </text:span><text:span text:style-name="T54">type</text:span><text:span text:style-name="T45">=</text:span><text:span text:style-name="T56">"text/css"</text:span><text:span text:style-name="T41"> </text:span><text:span text:style-name="T54">href</text:span><text:span text:style-name="T45">=</text:span><text:span text:style-name="T56">"path-to-jsTree/tree_component.css"</text:span><text:span text:style-name="T41"> </text:span><text:span text:style-name="T45">/&gt;</text:span></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css.js"</text:span><text:span text:style-name="T45">&gt;&lt;/</text:span><text:span text:style-name="T50">script</text:span><text:span text:style-name="T45">&gt;</text:span></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jquery.js"</text:span><text:span text:style-name="T45">&gt;&lt;/</text:span><text:span text:style-name="T50">script</text:span><text:span text:style-name="T45">&gt;</text:span></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jquery.listen.js"</text:span><text:span text:style-name="T45">&gt;&lt;/</text:span><text:span text:style-name="T50">script</text:span><text:span text:style-name="T45">&gt;</text:span></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tree_component.js"</text:span><text:span text:style-name="T45">&gt;&lt;/</text:span><text:span text:style-name="T50">script</text:span><text:span text:style-name="T45">&gt;</text:span></text:p>
        <text:p text:style-name="P17">&lt;!-- required for xml data type --&gt;</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sarissa.js"</text:span><text:span text:style-name="T45">&gt;&lt;/</text:span><text:span text:style-name="T50">script</text:span><text:span text:style-name="T45">&gt;</text:span></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sarissa_ieemu_xpath.js"</text:span><text:span text:style-name="T45">&gt;&lt;/</text:span><text:span text:style-name="T50">script</text:span><text:span text:style-name="T45">&gt;</text:span></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jquery.xslt.js"</text:span><text:span text:style-name="T45">&gt;&lt;/</text:span><text:span text:style-name="T50">script</text:span><text:span text:style-name="T45">&gt;</text:span></text:p>
        <text:p text:style-name="P17">&lt;!-- required for metadata rule definitions --&gt;</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jquery.metadata.js"</text:span><text:span text:style-name="T45">&gt;&lt;/</text:span><text:span text:style-name="T50">script</text:span><text:span text:style-name="T45">&gt;</text:span></text:p>
        <text:p text:style-name="P17">&lt;!-- required for cookie functionality --&gt;</text:p>
        <text:p text:style-name="P13"><text:span text:style-name="T45">&lt;</text:span><text:span text:style-name="T50">script</text:span><text:span text:style-name="T41"> </text:span><text:span text:style-name="T54">type</text:span><text:span text:style-name="T45">=</text:span><text:span text:style-name="T56">"text/javascript"</text:span><text:span text:style-name="T41"> </text:span><text:span text:style-name="T54">src</text:span><text:span text:style-name="T45">=</text:span><text:span text:style-name="T56">"path-to-jsTree/_lib/jquery.cookie.js"</text:span><text:span text:style-name="T45">&gt;&lt;/</text:span><text:span text:style-name="T50">script</text:span><text:span text:style-name="T45">&gt;</text:span></text:p>
        <text:h text:style-name="P40" text:outline-level="1"><text:bookmark text:name="create"/>Creación de una instancia</text:h>
        <text:p text:style-name="P20">Una vez que los archivos están incluidos y listo<text:span text:style-name="T94">s</text:span>, usted puede seguir adelante y crear una instancia. Desde la versión 0.9.5, hay dos formas de crear una instancia.</text:p>
        <text:p text:style-name="P20"/>
        <text:p text:style-name="P42">MÉTODO 1</text:p>
        <text:p text:style-name="P31"><text:span text:style-name="T51">var</text:span><text:span text:style-name="T42"> tree </text:span><text:span text:style-name="T46">=</text:span><text:span text:style-name="T42"> </text:span><text:span text:style-name="T51">new</text:span><text:span text:style-name="T42"> tree_component</text:span><text:span text:style-name="T46">();</text:span></text:p>
        <text:p text:style-name="P1"><text:span text:style-name="T19">tree</text:span><text:span text:style-name="T21">.</text:span><text:span text:style-name="T19">init</text:span><text:span text:style-name="T21">(</text:span><text:span text:style-name="Emphasis"><text:span text:style-name="T19">container_node</text:span></text:span><text:span text:style-name="T21">,[{</text:span><text:span text:style-name="T19"> </text:span><text:span text:style-name="Emphasis"><text:span text:style-name="T19">options</text:span></text:span><text:span text:style-name="T19"> </text:span><text:span text:style-name="T21">}]);</text:span></text:p>
        <text:p text:style-name="P42">MÉTODO 2</text:p>
        <text:p text:style-name="P29"><text:span text:style-name="T17">$</text:span><text:span text:style-name="T20">(</text:span><text:span text:style-name="Emphasis"><text:span text:style-name="T17">container_node</text:span></text:span><text:span text:style-name="T20">).</text:span><text:span text:style-name="T17">tree</text:span><text:span text:style-name="T20">([{</text:span><text:span text:style-name="T17"> </text:span><text:span text:style-name="Emphasis"><text:span text:style-name="T17">options</text:span></text:span><text:span text:style-name="T17"> </text:span><text:span text:style-name="T20">}]);</text:span></text:p>
        <text:p text:style-name="P25">NOTA: Para el método 2 asegúrese de que está utilizando la versión 0.9.5 o superior.</text:p>
        <text:list xml:id="list6679578982738416233" text:style-name="L4">
          <text:list-item>
            <text:p text:style-name="P45"><text:soft-page-break/><text:span text:style-name="T59">[REQ] </text:span><text:span text:style-name="T60">container_node</text:span></text:p>
            <text:p text:style-name="P77">Un objeto jQuery o el nodo DOM del contenedor <text:span text:style-name="T94">del </text:span>árbol.</text:p>
          </text:list-item>
          <text:list-item>
            <text:p text:style-name="P45"><text:span text:style-name="T39">[OPT] </text:span><text:span text:style-name="T60">options</text:span></text:p>
            <text:p text:style-name="P105"><text:span text:style-name="T5">Un objeto javascript que contiene todas las configuraciones para el árbol que son diferentes de los </text:span><text:a xlink:type="simple" xlink:href="http://docs.planbleu.org/modules/webportal/jquery/jsTree.v.0.9.5/documentation/#defaults"><text:span text:style-name="T2">valores por defecto</text:span></text:a><text:span text:style-name="T5">.</text:span></text:p>
          </text:list-item>
        </text:list>
        <text:h text:style-name="P40" text:outline-level="1"><text:bookmark text:name="configuration"/>Configuración</text:h>
        <text:p text:style-name="P23"><text:span text:style-name="T95">El </text:span>objeto <text:span text:style-name="T60">options </text:span>se pasa en la inicialización, contiene todas las opciones de configuración para el árbol.</text:p>
        <text:p text:style-name="P19"><text:span text:style-name="T14">Usted puede ahorrar un poco de tiempo y pasar sólo las propiedades que son diferentes de los </text:span><text:a xlink:type="simple" xlink:href="http://docs.planbleu.org/modules/webportal/jquery/jsTree.v.0.9.5/documentation/#defaults"><text:span text:style-name="T4">valores por defecto</text:span></text:a><text:span text:style-name="T14"> .</text:span></text:p>
        <text:list xml:id="list1142028290246625682" text:style-name="L5">
          <text:list-item>
            <text:p text:style-name="P50">data</text:p>
            <text:p text:style-name="P106"><text:span text:style-name="T5">Un objeto JavaScript que contiene todas las opciones para la fuente de datos del árbol. Para el formato correcto de los datos - lea la </text:span><text:a xlink:type="simple" xlink:href="http://docs.planbleu.org/modules/webportal/jquery/jsTree.v.0.9.5/documentation/#data"><text:span text:style-name="T2">sección de formato de datos</text:span></text:a><text:span text:style-name="T5"> .</text:span></text:p>
            <text:list>
              <text:list-item>
                <text:p text:style-name="P50">type</text:p>
                <text:p text:style-name="P107"><text:bookmark-start text:name="__DdeLink__18_578049045"/><text:span text:style-name="T5">Un </text:span><text:span text:style-name="T7">string</text:span><text:bookmark-end text:name="__DdeLink__18_578049045"/><text:span text:style-name="T5"> - los valores posibles son: </text:span><text:span text:style-name="T22">predefined</text:span><text:span text:style-name="T5">, </text:span><text:span text:style-name="T22">json</text:span><text:span text:style-name="T5">, </text:span><text:span text:style-name="T22">xml_flat</text:span><text:span text:style-name="T5">, </text:span><text:span text:style-name="T22">xml_nested</text:span><text:span text:style-name="T5">.<text:line-break/></text:span><text:span text:style-name="T7">Por </text:span><text:span text:style-name="T5">defecto es </text:span><text:span text:style-name="T22">"predefined"</text:span><text:span text:style-name="T5"> .</text:span></text:p>
                <text:p text:style-name="P94">NOTA: Los tipos de datos xml requieren sarissa y el plugin jQuery XSLT.</text:p>
              </text:list-item>
              <text:list-item>
                <text:p text:style-name="P50">method</text:p>
                <text:p text:style-name="P79">Un <text:span text:style-name="T96">string</text:span> - <text:span text:style-name="T98">S</text:span>i los datos están en un archivo externo este método se utiliza para buscar el archivo. Los valores posibles son: <text:span text:style-name="T69">"GET"</text:span> o <text:span text:style-name="T69">"POST"</text:span> . <text:line-break/><text:span text:style-name="T97">Por </text:span>defecto es <text:span text:style-name="T69">"GET"</text:span>.</text:p>
              </text:list-item>
              <text:list-item>
                <text:p text:style-name="P50">async</text:p>
                <text:p text:style-name="P78">Boolean – <text:span text:style-name="T98">Si </text:span>los datos se cargan a la vez o <text:span text:style-name="T98">bajo</text:span> demanda? Si se establece en <text:span text:style-name="T71">true</text:span> se hará una petición a la URL que ha proporcionado en <text:span text:style-name="T60">dat</text:span><text:span text:style-name="T65">a</text:span>.<text:span text:style-name="T60">url</text:span> cada vez que una rama del árbol se abre, solicitando sus hijos. <text:line-break/><text:span text:style-name="T98">Por defecto </text:span>es <text:span text:style-name="T69">fals</text:span><text:span text:style-name="T71">e</text:span> .</text:p>
              </text:list-item>
              <text:list-item>
                <text:p text:style-name="P50">async_data</text:p>
                <text:p text:style-name="P106"><text:span text:style-name="T5">Una función. Se utiliza junto con </text:span><text:span text:style-name="T26">dat</text:span><text:span text:style-name="T27">a</text:span><text:span text:style-name="T5">.</text:span><text:span text:style-name="T26">async</text:span><text:span text:style-name="T5">. Si </text:span><text:span text:style-name="T26">dat</text:span><text:span text:style-name="T27">a</text:span><text:span text:style-name="T5">.</text:span><text:span text:style-name="T26">async</text:span><text:span text:style-name="T5"> se establece en </text:span><text:span text:style-name="T23">true</text:span><text:span text:style-name="T5"> </text:span><text:span text:style-name="T8">el </text:span><text:span text:style-name="T5">objeto devuelto por esta función será enviada junto con la solicitud como parámetros (GET o POST, dependiendo del valor de </text:span><text:span text:style-name="T26">dat</text:span><text:span text:style-name="T28">a</text:span><text:span text:style-name="T5">.</text:span><text:span text:style-name="T8">me</text:span><text:span text:style-name="T26">t</text:span><text:span text:style-name="T28">hod)</text:span><text:span text:style-name="T5">. La función recibe </text:span><text:span text:style-name="T8">como</text:span><text:span text:style-name="T5"> único argumento el nodo que </text:span><text:span text:style-name="T8">esta siendo abierto.</text:span><text:span text:style-name="T5"><text:line-break/></text:span><text:span text:style-name="T8">P</text:span><text:span text:style-name="T5">or defecto es: </text:span><text:span text:style-name="T22">function (NODE) { return { id : jQuery(NODE).attr("id") || 0 } }</text:span><text:span text:style-name="T5">.</text:span></text:p>
                <text:p text:style-name="P94">Lo que significa que el identificador de nodo se envía como un paramater al servidor o si no hay un id (por ejemplo al cargar el árbol inicial) - se pasa <text:span text:style-name="T99">0</text:span>.</text:p>
              </text:list-item>
              <text:list-item>
                <text:p text:style-name="P50">url</text:p>
                <text:p text:style-name="P80">Un <text:span text:style-name="T100">string</text:span> - la ruta a un documento que contiene los datos. No se utiliza si <text:span text:style-name="T66">data.type</text:span> <text:span text:style-name="T100">esta establecido en </text:span><text:span text:style-name="T69">predefined</text:span> o si <text:span text:style-name="T66">data.type</text:span> se establece en <text:span text:style-name="T69">json</text:span> y <text:span text:style-name="T60">dat</text:span><text:span text:style-name="T66">a.</text:span><text:span text:style-name="T60">json</text:span> <text:span text:style-name="T100">es pasada.</text:span> <text:line-break/><text:span text:style-name="T100">Por defecto </text:span>es <text:span text:style-name="T69">fals</text:span><text:span text:style-name="T72">e</text:span> .</text:p>
              </text:list-item>
              <text:list-item>
                <text:p text:style-name="P50">json</text:p>
                <text:p text:style-name="P81">Un objeto Javascript - en lugar de cargar un archivo, aquí podría pasar un objeto javascript para construir el árbol. Sólo se utiliza si <text:span text:style-name="T60">dat</text:span><text:span text:style-name="T67">a.</text:span><text:span text:style-name="T60">t</text:span><text:span text:style-name="T67">ype</text:span> se establece en <text:span text:style-name="T69">json</text:span>. <text:line-break/><text:span text:style-name="T101">Por defecto es: </text:span><text:span text:style-name="T69">falso</text:span>.</text:p>
              </text:list-item>
            </text:list>
          </text:list-item>
          <text:list-item>
            <text:p text:style-name="P50">selected</text:p>
            <text:p text:style-name="P78">Una <text:span text:style-name="T102">string</text:span> o una <text:span text:style-name="T104">array</text:span> <text:span text:style-name="T102">se strings</text:span>, que son los identificadores de los nodos para ser seleccionados una vez que el árbol se ha cargado. <text:line-break/><text:span text:style-name="T102">Por defecto </text:span>es: <text:span text:style-name="T69">falso</text:span>.</text:p>
          </text:list-item>
        </text:list>
        <text:p text:style-name="P20"/>
        <text:list xml:id="list1645797123" text:continue-numbering="true" text:style-name="L5">
          <text:list-header>
            <text:p text:style-name="P95">NOTA: Si utiliza <text:span text:style-name="T103">la funcionalidad de cookies para la preferencias de usuario</text:span> se anulará esta configuración.</text:p>
          </text:list-header>
        </text:list>
        <text:p text:style-name="P100"/>
        <text:p text:style-name="P100"/>
        <text:list xml:id="list1210415552" text:continue-numbering="true" text:style-name="L5">
          <text:list-item>
            <text:p text:style-name="P52"><text:soft-page-break/>opened</text:p>
            <text:p text:style-name="P78">Una <text:span text:style-name="T104">array</text:span><text:span text:style-name="T102"> de strings</text:span>, que son los identificadores de los nodos que se abrirán una vez que el árbol se ha cargado. <text:line-break/><text:span text:style-name="T102">Por defecto</text:span> es: <text:span text:style-name="T69">[]</text:span> (<text:span text:style-name="T102">un array vacio</text:span>).</text:p>
            <text:p text:style-name="P94">NOTA: Si utiliza <text:span text:style-name="T103">la funcionalidad de cookies para la preferencias de usuario</text:span> se anulará esta configuración.</text:p>
          </text:list-item>
          <text:list-item>
            <text:p text:style-name="P50">languages</text:p>
            <text:p text:style-name="P82">Una <text:span text:style-name="T104">array</text:span> de cadenas que representan a cada idioma. El primero de<text:span text:style-name="T104">l array</text:span> será el idioma por defecto (e.g. visible on load). <text:line-break/><text:span text:style-name="T104">Por defecto</text:span> es: <text:span text:style-name="T69">[]</text:span> (<text:span text:style-name="T104">array vacio</text:span> - es decir, no hay versiones <text:span text:style-name="T104">para lenguaje</text:span>).</text:p>
            <text:p text:style-name="P94">NOTA: Las <text:span text:style-name="T104">configucaciones en este array </text:span>se utilizan internamente para las clases CSS - asegurarse de que son nombres de clases CSS válidos.</text:p>
            <text:p text:style-name="P94"/>
          </text:list-item>
          <text:list-item>
            <text:p text:style-name="P51">path</text:p>
            <text:p text:style-name="P83"><text:span text:style-name="T105">Un string</text:span> - la ruta a la carpeta de jsTree. Si se establece en <text:span text:style-name="T69">fals</text:span><text:span text:style-name="T73">e</text:span> el script <text:span text:style-name="T105">lo </text:span>detectará automáticamente. <text:line-break/><text:span text:style-name="T105">Por defecto </text:span>es: <text:span text:style-name="T69">falso</text:span>.</text:p>
            <text:p text:style-name="P83"/>
          </text:list-item>
          <text:list-item>
            <text:p text:style-name="P50">cookies</text:p>
            <text:p text:style-name="P84">Controla la funci<text:span text:style-name="T106">onalidad</text:span> de <text:span text:style-name="T107">las </text:span>cookies. Si se establece en <text:span text:style-name="T69">false</text:span> <text:span text:style-name="T107">las </text:span>cookies <text:span text:style-name="T107">son </text:span><text:s/>desactivadas, de lo contrario dos cookies <text:span text:style-name="T107">son creadas </text:span>-<text:span text:style-name="T69">_opened</text:span> y <text:span text:style-name="T69">_selected</text:span> y las siguientes opciones están disponibles:</text:p>
            <text:list>
              <text:list-item>
                <text:p text:style-name="P50">prefi<text:span text:style-name="T107">x</text:span></text:p>
                <text:p text:style-name="P78">Un <text:span text:style-name="T107">string</text:span> que se antepone al nombre d<text:span text:style-name="T107">e las cookies creadas</text:span>.</text:p>
              </text:list-item>
              <text:list-item>
                <text:p text:style-name="P50">expir<text:span text:style-name="T107">es</text:span></text:p>
                <text:p text:style-name="P78">A fecha de javascript que establece el tiempo de expiración.</text:p>
              </text:list-item>
              <text:list-item>
                <text:p text:style-name="P53">path</text:p>
                <text:p text:style-name="P78">Un <text:span text:style-name="T107">string</text:span> que establece la ruta de la cookie.</text:p>
              </text:list-item>
              <text:list-item>
                <text:p text:style-name="P50">dom<text:span text:style-name="T107">ain</text:span></text:p>
                <text:p text:style-name="P78">Un <text:span text:style-name="T107">string</text:span> que define el dominio de la cookie.</text:p>
              </text:list-item>
              <text:list-item>
                <text:p text:style-name="P53">secure</text:p>
                <text:p text:style-name="P78">Boolean - es la cookie segura.</text:p>
              </text:list-item>
            </text:list>
            <text:p text:style-name="P78"><text:span text:style-name="T107">Por defecto es </text:span><text:span text:style-name="T69">falso</text:span> .</text:p>
            <text:p text:style-name="P94">NOTA: Requiere plugin de jQuery cookie.</text:p>
          </text:list-item>
        </text:list>
        <text:p text:style-name="P25"/>
        <text:list xml:id="list1590491103" text:continue-numbering="true" text:style-name="L5">
          <text:list-item>
            <text:p text:style-name="P50">ui</text:p>
            <text:p text:style-name="P78">Un objeto javascript que contiene algunas opciones sobre el aspecto del árbol.</text:p>
            <text:list>
              <text:list-item>
                <text:p text:style-name="P53">dots</text:p>
                <text:p text:style-name="P78">Boolean -. Controla si los puntos de enlace de los padres a los nodos <text:span text:style-name="T107">hijos</text:span> se muestran inicialmente <text:line-break/><text:span text:style-name="T107">P</text:span>or defecto es <text:span text:style-name="T74">true</text:span> .</text:p>
              </text:list-item>
              <text:list-item>
                <text:p text:style-name="P50">rtl</text:p>
                <text:p text:style-name="P85">Boolean - es el árbol en un idioma inicialmente de derecha a izquierda? <text:line-break/><text:span text:style-name="T107">P</text:span>or defecto es <text:span text:style-name="T69">fals</text:span><text:span text:style-name="T74">e</text:span> .</text:p>
              </text:list-item>
              <text:list-item>
                <text:p text:style-name="P50">anima<text:span text:style-name="T107">tion</text:span></text:p>
                <text:p text:style-name="P78">Un número - la duración de la animación de <text:span text:style-name="T107">abierto y cerrado de los nodos</text:span>, si se establece en <text:span text:style-name="T69">0</text:span> . no hay animación <text:line-break/>por defecto es <text:span text:style-name="T69">0</text:span> .</text:p>
              </text:list-item>
              <text:list-item>
                <text:p text:style-name="P50">scroll_spd</text:p>
                <text:p text:style-name="P78">Un número -. La velocidad a la que se desplaza el contenedor cuando el usuario arrastra un nodo cerca del borde del contenedor <text:line-break/>por defecto es <text:span text:style-name="T69">4</text:span> .</text:p>
                <text:p text:style-name="P94"><text:soft-page-break/>NOTA: El valor mínimo es 1.</text:p>
              </text:list-item>
              <text:list-item>
                <text:p text:style-name="P50">hover_mode</text:p>
                <text:p text:style-name="P86">Boolean - si las funciones get_* (utilizados principalmente para los atajos de teclado) cambia<text:span text:style-name="T108">n</text:span> <text:span text:style-name="T108">de</text:span> nodo <text:span text:style-name="T108">focused (enfocado)</text:span> o sólo mover <text:span text:style-name="T108">al</text:span> estado <text:span text:style-name="T108">hover (flotante)</text:span>? Si se establece en <text:span text:style-name="T75">true</text:span> sólo se mueve al estado <text:span text:style-name="T108">hover</text:span>. <text:line-break/><text:span text:style-name="T108">Por defecto </text:span>es <text:span text:style-name="T75">true</text:span>.</text:p>
              </text:list-item>
            </text:list>
          </text:list-item>
        </text:list>
        <text:p text:style-name="P24"/>
        <text:list xml:id="list1111235957" text:continue-numbering="true" text:style-name="L5">
          <text:list-item>
            <text:list>
              <text:list-item>
                <text:p text:style-name="P50">theme_path</text:p>
                <text:p text:style-name="P78">String - el camino <text:span text:style-name="T109">de</text:span> los temas de jsTree. Si se establece en <text:span text:style-name="T69">false</text:span> la carpeta de tema es <text:span text:style-name="T109">el</text:span><text:span text:style-name="T68"> path </text:span><text:span text:style-name="T60">+ </text:span><text:span text:style-name="T69">"</text:span><text:span text:style-name="T76">themes</text:span><text:span text:style-name="T69">/"</text:span> . <text:line-break/><text:span text:style-name="T109">Por defecto </text:span>es <text:span text:style-name="T69">fals</text:span><text:span text:style-name="T76">e</text:span>.</text:p>
                <text:p text:style-name="P108"><text:span text:style-name="T36">NOTA: Si especifica </text:span><text:span text:style-name="T37">algun</text:span><text:span text:style-name="T36"> icono </text:span><text:span text:style-name="T37">data</text:span><text:span text:style-name="T36"> y el nombre de archivo no contiene ninguna </text:span><text:span text:style-name="T22">/</text:span><text:span text:style-name="T36"> que se buscará en la carpeta del tema actual ( </text:span><text:span text:style-name="T26">theme_path + theme_name + </text:span><text:span text:style-name="T22">/</text:span><text:span text:style-name="T36">) <text:line-break/>Así que si necesita especificar un icono que se encuentra en la misma carpeta que el archivo que muestra el uso de árbol </text:span><text:span text:style-name="T22"><text:s/>./icon.file</text:span></text:p>
              </text:list-item>
              <text:list-item>
                <text:p text:style-name="P50">theme_name</text:p>
                <text:p text:style-name="P78">String - establece el tema del árbol. Este debe ser un nombre de una carpeta dentro de la <text:span text:style-name="T60">theme_path</text:span> . <text:line-break/><text:span text:style-name="T110">Por </text:span>defecto es <text:span text:style-name="T69">"default"</text:span> .</text:p>
              </text:list-item>
              <text:list-item>
                <text:p text:style-name="P50">context</text:p>
                <text:p text:style-name="P109"><text:span text:style-name="T9">Array</text:span><text:span text:style-name="T5"> o </text:span><text:span text:style-name="T22">fals</text:span><text:span text:style-name="T24">e</text:span><text:span text:style-name="T5"> -. si se </text:span><text:span text:style-name="T9">va a</text:span><text:span text:style-name="T5"> utilizar el menú contextual nativo <text:line-break/>Si se establece en </text:span><text:span text:style-name="T22">false</text:span><text:span text:style-name="T5"> no hay menú contextual. A continuación se puede ver el formato esperado. La </text:span><text:span text:style-name="T9">f</text:span><text:span text:style-name="T5">unción </text:span><text:span text:style-name="T26">visible</text:span><text:span text:style-name="T5"> en cada </text:span><text:span text:style-name="T9">item</text:span><text:span text:style-name="T5"> </text:span><text:span text:style-name="T9">es</text:span><text:span text:style-name="T5"> llama</text:span><text:span text:style-name="T9">da</text:span><text:span text:style-name="T5"> al mostrar el menú - si devuelve </text:span><text:span text:style-name="T22">fals</text:span><text:span text:style-name="T24">e</text:span><text:span text:style-name="T5"> - el </text:span><text:span text:style-name="T9">item</text:span><text:span text:style-name="T5"> se muestra como desactivado, si devuelve</text:span><text:span text:style-name="T22">-1</text:span><text:span text:style-name="T5"> el </text:span><text:span text:style-name="T9">item</text:span><text:span text:style-name="T5"> no se muestra. Si el </text:span><text:span text:style-name="T26">icon</text:span><text:span text:style-name="T5"> no contiene un </text:span><text:span text:style-name="T22">"/"</text:span><text:span text:style-name="T5"> </text:span><text:span text:style-name="T10">este es buscado </text:span><text:span text:style-name="T5">en el directorio de temas actuales. Las funciones </text:span><text:span text:style-name="T26">label</text:span><text:span text:style-name="T5"> </text:span><text:span text:style-name="T9">y </text:span><text:span text:style-name="T26">action </text:span><text:span text:style-name="T5">son auto explicativas. El </text:span><text:span text:style-name="T9">item </text:span><text:span text:style-name="T22">"separator"</text:span><text:span text:style-name="T5"> . se puede utilizar para agrupar comandos similares <text:line-break/>por defecto es:</text:span></text:p>
              </text:list-item>
            </text:list>
          </text:list-item>
        </text:list>
        <text:p text:style-name="P7">[</text:p>
        <text:p text:style-name="P11"><text:span text:style-name="T41"><text:s text:c="4"/></text:span><text:span text:style-name="T48">{</text:span></text:p>
        <text:p text:style-name="P11"><text:span text:style-name="T41"><text:s text:c="8"/></text:span><text:span text:style-name="T44">id <text:s text:c="5"/></text:span><text:span text:style-name="T48">:</text:span><text:span text:style-name="T44"> </text:span><text:span text:style-name="T58">"create"</text:span><text:span text:style-name="T48">,</text:span></text:p>
        <text:p text:style-name="P11"><text:span text:style-name="T41"><text:s text:c="8"/></text:span><text:span text:style-name="T44">label <text:s text:c="2"/></text:span><text:span text:style-name="T48">:</text:span><text:span text:style-name="T44"> </text:span><text:span text:style-name="T58">"Create"</text:span><text:span text:style-name="T48">,</text:span><text:span text:style-name="T44"> </text:span></text:p>
        <text:p text:style-name="P11"><text:span text:style-name="T41"><text:s text:c="8"/></text:span><text:span text:style-name="T44">icon <text:s text:c="3"/></text:span><text:span text:style-name="T48">:</text:span><text:span text:style-name="T44"> </text:span><text:span text:style-name="T58">"create.png"</text:span><text:span text:style-name="T48">,</text:span></text:p>
        <text:p text:style-name="P11"><text:span text:style-name="T41"><text:s text:c="8"/></text:span><text:span text:style-name="T44">visible </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1"><text:span text:style-name="T41"><text:s text:c="12"/></text:span><text:span text:style-name="T53">if</text:span><text:span text:style-name="T48">(</text:span><text:span text:style-name="T44">NODE</text:span><text:span text:style-name="T48">.</text:span><text:span text:style-name="T44">length </text:span><text:span text:style-name="T48">!=</text:span><text:span text:style-name="T44"> </text:span><text:span text:style-name="T88">1</text:span><text:span text:style-name="T48">)</text:span><text:span text:style-name="T44"> </text:span></text:p>
        <text:p text:style-name="P11"><text:span text:style-name="T41"><text:s text:c="12"/></text:span><text:span text:style-name="T53">return</text:span><text:span text:style-name="T44"> </text:span><text:span text:style-name="T53">false</text:span><text:span text:style-name="T48">;</text:span><text:span text:style-name="T44"> </text:span><text:span text:style-name="T53">return</text:span><text:span text:style-name="T44"> TREE_OBJ</text:span><text:span text:style-name="T48">.</text:span><text:span text:style-name="T44">check</text:span><text:span text:style-name="T48">(</text:span><text:span text:style-name="T58">"creatable"</text:span><text:span text:style-name="T48">,</text:span><text:span text:style-name="T44"> NODE</text:span><text:span text:style-name="T48">);</text:span><text:span text:style-name="T44"> </text:span></text:p>
        <text:p text:style-name="P11"><text:span text:style-name="T41"><text:s text:c="8"/></text:span><text:span text:style-name="T48">},</text:span><text:span text:style-name="T44"> </text:span></text:p>
        <text:p text:style-name="P11"><text:span text:style-name="T41"><text:s text:c="8"/></text:span><text:span text:style-name="T44">action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1"><text:span text:style-name="T41"><text:s text:c="12"/></text:span><text:span text:style-name="T44">TREE_OBJ</text:span><text:span text:style-name="T48">.</text:span><text:span text:style-name="T44">create</text:span><text:span text:style-name="T48">(</text:span><text:span text:style-name="T53">false</text:span><text:span text:style-name="T48">,</text:span><text:span text:style-name="T44"> NODE</text:span><text:span text:style-name="T48">);</text:span><text:span text:style-name="T44"> </text:span></text:p>
        <text:p text:style-name="P11"><text:span text:style-name="T41"><text:s text:c="8"/></text:span><text:span text:style-name="T48">}</text:span><text:span text:style-name="T44"> </text:span></text:p>
        <text:p text:style-name="P11"><text:span text:style-name="T41"><text:s text:c="4"/></text:span><text:span text:style-name="T48">},</text:span></text:p>
        <text:p text:style-name="P11"><text:span text:style-name="T41"><text:s text:c="4"/></text:span><text:span text:style-name="T58">"separator"</text:span><text:span text:style-name="T48">,</text:span></text:p>
        <text:p text:style-name="P11"><text:span text:style-name="T41"><text:s text:c="4"/></text:span><text:span text:style-name="T48">{</text:span><text:span text:style-name="T44"> </text:span></text:p>
        <text:p text:style-name="P11"><text:span text:style-name="T41"><text:s text:c="8"/></text:span><text:span text:style-name="T44">id <text:s text:c="5"/></text:span><text:span text:style-name="T48">:</text:span><text:span text:style-name="T44"> </text:span><text:span text:style-name="T58">"rename"</text:span><text:span text:style-name="T48">,</text:span></text:p>
        <text:p text:style-name="P11"><text:span text:style-name="T41"><text:s text:c="8"/></text:span><text:span text:style-name="T44">label <text:s text:c="2"/></text:span><text:span text:style-name="T48">:</text:span><text:span text:style-name="T44"> </text:span><text:span text:style-name="T58">"Rename"</text:span><text:span text:style-name="T48">,</text:span><text:span text:style-name="T44"> </text:span></text:p>
        <text:p text:style-name="P11"><text:span text:style-name="T41"><text:s text:c="8"/></text:span><text:span text:style-name="T44">icon <text:s text:c="3"/></text:span><text:span text:style-name="T48">:</text:span><text:span text:style-name="T44"> </text:span><text:span text:style-name="T58">"rename.png"</text:span><text:span text:style-name="T48">,</text:span></text:p>
        <text:p text:style-name="P11"><text:span text:style-name="T41"><text:s text:c="8"/></text:span><text:span text:style-name="T44">visible </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1"><text:span text:style-name="T41"><text:s text:c="12"/></text:span><text:span text:style-name="T53">if</text:span><text:span text:style-name="T48">(</text:span><text:span text:style-name="T44">NODE</text:span><text:span text:style-name="T48">.</text:span><text:span text:style-name="T44">length </text:span><text:span text:style-name="T48">!=</text:span><text:span text:style-name="T44"> </text:span><text:span text:style-name="T88">1</text:span><text:span text:style-name="T48">)</text:span><text:span text:style-name="T44"> </text:span><text:span text:style-name="T53">return</text:span><text:span text:style-name="T44"> </text:span><text:span text:style-name="T53">false</text:span><text:span text:style-name="T48">;</text:span><text:span text:style-name="T44"> </text:span></text:p>
        <text:p text:style-name="P11"><text:span text:style-name="T41"><text:s text:c="12"/></text:span><text:span text:style-name="T53">return</text:span><text:span text:style-name="T44"> TREE_OBJ</text:span><text:span text:style-name="T48">.</text:span><text:span text:style-name="T44">check</text:span><text:span text:style-name="T48">(</text:span><text:span text:style-name="T58">"renameable"</text:span><text:span text:style-name="T48">,</text:span><text:span text:style-name="T44"> NODE</text:span><text:span text:style-name="T48">);</text:span><text:span text:style-name="T44"> </text:span></text:p>
        <text:p text:style-name="P11"><text:soft-page-break/><text:span text:style-name="T41"><text:s text:c="8"/></text:span><text:span text:style-name="T48">},</text:span><text:span text:style-name="T44"> </text:span></text:p>
        <text:p text:style-name="P11"><text:span text:style-name="T41"><text:s text:c="8"/></text:span><text:span text:style-name="T44">action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1"><text:span text:style-name="T41"><text:s text:c="12"/></text:span><text:span text:style-name="T44">TREE_OBJ</text:span><text:span text:style-name="T48">.</text:span><text:span text:style-name="T44">rename</text:span><text:span text:style-name="T48">();</text:span><text:span text:style-name="T44"> </text:span></text:p>
        <text:p text:style-name="P11"><text:span text:style-name="T41"><text:s text:c="8"/></text:span><text:span text:style-name="T48">}</text:span><text:span text:style-name="T44"> </text:span></text:p>
        <text:p text:style-name="P11"><text:span text:style-name="T41"><text:s text:c="4"/></text:span><text:span text:style-name="T48">},</text:span></text:p>
        <text:p text:style-name="P11"><text:span text:style-name="T41"><text:s text:c="4"/></text:span><text:span text:style-name="T48">{</text:span><text:span text:style-name="T44"> </text:span></text:p>
        <text:p text:style-name="P11"><text:span text:style-name="T41"><text:s text:c="8"/></text:span><text:span text:style-name="T44">id <text:s text:c="5"/></text:span><text:span text:style-name="T48">:</text:span><text:span text:style-name="T44"> </text:span><text:span text:style-name="T58">"delete"</text:span><text:span text:style-name="T48">,</text:span></text:p>
        <text:p text:style-name="P11"><text:span text:style-name="T41"><text:s text:c="8"/></text:span><text:span text:style-name="T44">label <text:s text:c="2"/></text:span><text:span text:style-name="T48">:</text:span><text:span text:style-name="T44"> </text:span><text:span text:style-name="T58">"Delete"</text:span><text:span text:style-name="T48">,</text:span></text:p>
        <text:p text:style-name="P11"><text:span text:style-name="T41"><text:s text:c="8"/></text:span><text:span text:style-name="T44">icon <text:s text:c="3"/></text:span><text:span text:style-name="T48">:</text:span><text:span text:style-name="T44"> </text:span><text:span text:style-name="T58">"remove.png"</text:span><text:span text:style-name="T48">,</text:span></text:p>
        <text:p text:style-name="P11"><text:span text:style-name="T41"><text:s text:c="8"/></text:span><text:span text:style-name="T44">visible </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1"><text:span text:style-name="T41"><text:s text:c="12"/></text:span><text:span text:style-name="T53">return</text:span><text:span text:style-name="T44"> TREE_OBJ</text:span><text:span text:style-name="T48">.</text:span><text:span text:style-name="T44">check</text:span><text:span text:style-name="T48">(</text:span><text:span text:style-name="T58">"deletable"</text:span><text:span text:style-name="T48">,</text:span><text:span text:style-name="T44"> NODE</text:span><text:span text:style-name="T48">);</text:span><text:span text:style-name="T44"> </text:span></text:p>
        <text:p text:style-name="P11"><text:span text:style-name="T41"><text:s text:c="8"/></text:span><text:span text:style-name="T48">},</text:span><text:span text:style-name="T44"> </text:span></text:p>
        <text:p text:style-name="P11"><text:span text:style-name="T41"><text:s text:c="8"/></text:span><text:span text:style-name="T44">action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1"><text:span text:style-name="T41"><text:s text:c="12"/></text:span><text:span text:style-name="T44">NODE</text:span><text:span text:style-name="T48">.</text:span><text:span text:style-name="T44">each</text:span><text:span text:style-name="T48">(</text:span><text:span text:style-name="T53">function</text:span><text:span text:style-name="T44"> </text:span><text:span text:style-name="T48">()</text:span><text:span text:style-name="T44"> </text:span><text:span text:style-name="T48">{</text:span><text:span text:style-name="T44"> </text:span></text:p>
        <text:p text:style-name="P11"><text:span text:style-name="T41"><text:s text:c="16"/></text:span><text:span text:style-name="T44">TREE_OBJ</text:span><text:span text:style-name="T48">.</text:span><text:span text:style-name="T44">remove</text:span><text:span text:style-name="T48">(</text:span><text:span text:style-name="T53">this</text:span><text:span text:style-name="T48">);</text:span><text:span text:style-name="T44"> </text:span></text:p>
        <text:p text:style-name="P11"><text:span text:style-name="T41"><text:s text:c="12"/></text:span><text:span text:style-name="T48">});</text:span><text:span text:style-name="T44"> </text:span></text:p>
        <text:p text:style-name="P11"><text:span text:style-name="T41"><text:s text:c="8"/></text:span><text:span text:style-name="T48">}</text:span><text:span text:style-name="T44"> </text:span></text:p>
        <text:p text:style-name="P11"><text:span text:style-name="T41"><text:s text:c="4"/></text:span><text:span text:style-name="T48">}</text:span></text:p>
        <text:p text:style-name="P5">]</text:p>
        <text:p text:style-name="P27"/>
        <text:list xml:id="list1965991150" text:continue-numbering="true" text:style-name="L5">
          <text:list-item>
            <text:p text:style-name="P50">lang</text:p>
            <text:p text:style-name="P78">Un objeto javascript que contiene strigs estándar utilizados en el código.</text:p>
            <text:list>
              <text:list-item>
                <text:p text:style-name="P50">new_node</text:p>
                <text:p text:style-name="P87"><text:span text:style-name="T112">String</text:span> o Array - Especifica el texto <text:span text:style-name="T113">por defecto</text:span> <text:span text:style-name="T113">utilizado</text:span> <text:span text:style-name="T113">en la creacion de</text:span> cualquier <text:span text:style-name="T113">nuevo nodo</text:span> (a menos que se especifique <text:span text:style-name="T113">en la llamada de la funci</text:span>ón <text:span text:style-name="T60">create</text:span>). <text:line-break/><text:span text:style-name="T113">Por defecto</text:span> es <text:span text:style-name="T69">"New Folder"</text:span>.</text:p>
              </text:list-item>
              <text:list-item>
                <text:p text:style-name="P50">loading</text:p>
                <text:p text:style-name="P78">String - especifica el texto que se utiliza en el nodo marcador de posición, que aparece <text:span text:style-name="T114">cuando</text:span> <text:span text:style-name="T114">se</text:span> carga <text:span text:style-name="T114">los</text:span> datos asincrónicos. <text:line-break/><text:span text:style-name="T114">Por defecto </text:span>es <text:span text:style-name="T69">"</text:span><text:span text:style-name="T77">Loading</text:span><text:span text:style-name="T69">..."</text:span> .</text:p>
              </text:list-item>
            </text:list>
          </text:list-item>
          <text:list-item>
            <text:p text:style-name="P54">rules</text:p>
            <text:p text:style-name="P78">Un objeto de JavaScript que define el comportamiento del árbol.</text:p>
            <text:list>
              <text:list-item>
                <text:p text:style-name="P50">m<text:span text:style-name="T111">u</text:span>ltiple</text:p>
                <text:p text:style-name="P78"><text:span text:style-name="T115">String</text:span> o fals<text:span text:style-name="T115">e</text:span> - controles <text:span text:style-name="T115">de </text:span>selección múltiple - Los valores posibles son:</text:p>
                <text:list>
                  <text:list-item>
                    <text:p text:style-name="P66"><text:span text:style-name="T69">"On"</text:span> - siempre multiselect - por ejemplo, haciendo clic en un nuevo nodo no se <text:span text:style-name="T115">deseleccione el nodo selecionado anteriormente</text:span>, <text:span text:style-name="T115">haciendo clic </text:span>en un nodo seleccionado <text:span text:style-name="T115">lo </text:span>deselecciona</text:p>
                  </text:list-item>
                  <text:list-item>
                    <text:p text:style-name="P66"><text:span text:style-name="T69">"ctrl"</text:span> - MultiSelect sólo cuando la tecla CTRL está presionada</text:p>
                  </text:list-item>
                  <text:list-item>
                    <text:p text:style-name="P46"><text:span text:style-name="T69">false</text:span> - no multiselect</text:p>
                  </text:list-item>
                </text:list>
                <text:p text:style-name="P78"><text:span text:style-name="T115">Por defecto</text:span> es <text:span text:style-name="T69">fals</text:span><text:span text:style-name="T78">e</text:span>.</text:p>
              </text:list-item>
              <text:list-item>
                <text:p text:style-name="P50">metadat<text:span text:style-name="T111">a</text:span></text:p>
                <text:p text:style-name="P78">Cadena o falso - especifica el atributo utilizado para el almacenamiento de metadatos. Si se establece en <text:span text:style-name="T69">false</text:span> - no se utiliza metadatos. <text:line-break/>El valor predeterminado es <text:span text:style-name="T69">falso</text:span> .</text:p>
              </text:list-item>
            </text:list>
          </text:list-item>
        </text:list>
        <text:p text:style-name="P20"/>
        <text:list xml:id="list402031169" text:continue-numbering="true" text:style-name="L5">
          <text:list-item>
            <text:list>
              <text:list-header>
                <text:p text:style-name="P96">Nota: El uso de metadatos requiere <text:span text:style-name="T116">el plugin </text:span>jQuery metadatos.</text:p>
              </text:list-header>
            </text:list>
          </text:list-item>
        </text:list>
        <text:p text:style-name="P101"/>
        <text:p text:style-name="P101"/>
        <text:list xml:id="list83772016" text:continue-numbering="true" text:style-name="L5">
          <text:list-item>
            <text:list>
              <text:list-item>
                <text:p text:style-name="P50"><text:soft-page-break/>type_attr</text:p>
                <text:p text:style-name="P78">String -. Especifica el atributo que contiene el tipo de<text:span text:style-name="T116">l</text:span> nodo (utilizado para la comprobación de <text:span text:style-name="T116">la </text:span>regla) <text:line-break/>por defecto es <text:span text:style-name="T69">"rel"</text:span> .</text:p>
                <text:p text:style-name="P97">NOTA: si utiliza metadatos esta opción no tiene efecto si <text:span text:style-name="T117">la </text:span>propiedad <text:span text:style-name="T61">type </text:span>del objeto <text:span text:style-name="T117">data</text:span> e<text:span text:style-name="T117">s asignada</text:span>.</text:p>
              </text:list-item>
            </text:list>
          </text:list-item>
        </text:list>
        <text:p text:style-name="P26"/>
        <text:list xml:id="list1823117054" text:continue-numbering="true" text:style-name="L5">
          <text:list-item>
            <text:list>
              <text:list-item>
                <text:p text:style-name="P50">multi<text:span text:style-name="T111">tree</text:span></text:p>
                <text:p text:style-name="P78">Boolean - controles de arrastrar y soltar entre los árboles. Si se establece en <text:span text:style-name="T69">false</text:span> - arrastrar y soltar se restringe al árbol actual. <text:line-break/><text:span text:style-name="T118">Por defecto</text:span> es <text:span text:style-name="T69">falso</text:span> .</text:p>
              </text:list-item>
              <text:list-item>
                <text:p text:style-name="P50">createat</text:p>
                <text:p text:style-name="P88">String - <text:span text:style-name="T119">Especifica la ubicación predeterminada para insertar nuevos nodos </text:span>en el contexto de su padre. Pue<text:span text:style-name="T119">den ser </text:span><text:span text:style-name="T69">"</text:span><text:span text:style-name="T79">top</text:span><text:span text:style-name="T69">"</text:span> o<text:span text:style-name="T69">"</text:span><text:span text:style-name="T79">bottom</text:span><text:span text:style-name="T69">"</text:span>. <text:span text:style-name="T120">En la parte superior entre los hijos del nodo padre o en la parte inferior. t</text:span><text:line-break/><text:span text:style-name="T119">Por </text:span>defecto es <text:span text:style-name="T69">"</text:span><text:span text:style-name="T79">bottom</text:span><text:span text:style-name="T69">"</text:span>.</text:p>
              </text:list-item>
              <text:list-item>
                <text:p text:style-name="P50">use_inline</text:p>
                <text:p text:style-name="P89">Boolean <text:span text:style-name="T122">- </text:span>Deben <text:span text:style-name="T122">las reglas </text:span><text:span text:style-name="T121">e</text:span>n línea ser revisad<text:span text:style-name="T122">a</text:span>? Las reglas en línea se establecen en l<text:span text:style-name="T122">a metadata</text:span> del nodo. Esto le permite establecer las propiedades individuales en <text:span text:style-name="T122">los</text:span> nodos (por ejemplo: <text:span text:style-name="T60">clickable</text:span> (boolean), <text:span text:style-name="T60">renameable</text:span>(booleanas), etc.) También estos tres están disponibles sólo como reglas en línea:</text:p>
                <text:list>
                  <text:list-item>
                    <text:p text:style-name="P66"><text:span text:style-name="T60">valid_children</text:span> – <text:span text:style-name="T123">array de strings</text:span> - tipos <text:span text:style-name="T123">hijos valido</text:span></text:p>
                  </text:list-item>
                  <text:list-item>
                    <text:p text:style-name="P66"><text:span text:style-name="T60">max_children</text:span> – <text:span text:style-name="T123">integer</text:span> - el máximo de hijos directos permitidos en este nodo</text:p>
                  </text:list-item>
                  <text:list-item>
                    <text:p text:style-name="P47"><text:span text:style-name="T60">max_depth</text:span> - <text:span text:style-name="T123">integer</text:span> - el máximo de niveles permitidos por debajo de este nodo.</text:p>
                  </text:list-item>
                </text:list>
                <text:p text:style-name="P78"><text:span text:style-name="T124">Por defecto</text:span> es <text:span text:style-name="T69">falso</text:span> .</text:p>
                <text:p text:style-name="P98">NOTA: Requiere plugin <text:s/>jQuery metadat<text:span text:style-name="T124">a</text:span>.</text:p>
              </text:list-item>
              <text:list-item>
                <text:p text:style-name="P50">clickable</text:p>
                <text:p text:style-name="P78">Nodos seleccionables por el usuario. Los valores posibles son <text:span text:style-name="T69">"</text:span><text:span text:style-name="T80">all</text:span><text:span text:style-name="T69">"</text:span> , <text:span text:style-name="T69">"</text:span><text:span text:style-name="T80">none</text:span><text:span text:style-name="T69">"</text:span> o un array <text:span text:style-name="T125">de</text:span> <text:span text:style-name="T125">strings</text:span>, cada un<text:span text:style-name="T125">o</text:span> representa un tipo de nodo. <text:line-break/><text:span text:style-name="T125">Por </text:span>defecto es <text:span text:style-name="T69">"</text:span><text:span text:style-name="T80">all</text:span><text:span text:style-name="T69">"</text:span>.</text:p>
              </text:list-item>
              <text:list-item>
                <text:p text:style-name="P50">renameable</text:p>
                <text:p text:style-name="P78"><text:span text:style-name="T126">los n</text:span>odos <text:span text:style-name="T126">pueden ser renombrados </text:span>por el usuario. Los valores posibles son <text:span text:style-name="T69">"</text:span><text:span text:style-name="T80">all</text:span><text:span text:style-name="T69">"</text:span> , <text:span text:style-name="T69">"</text:span><text:span text:style-name="T80">none</text:span><text:span text:style-name="T69">"</text:span> o un array <text:span text:style-name="T125">de strings</text:span>, cada un<text:span text:style-name="T125">o</text:span> representa un tipo de nodo. <text:line-break/>defecto es <text:span text:style-name="T69">"</text:span><text:span text:style-name="T80">all</text:span><text:span text:style-name="T69">"</text:span> .</text:p>
              </text:list-item>
              <text:list-item>
                <text:p text:style-name="P50">deletable</text:p>
                <text:p text:style-name="P78"><text:span text:style-name="T126">Los n</text:span>odos <text:span text:style-name="T126">pueden ser eliminados</text:span> por el usuario. Los valores posibles son <text:span text:style-name="T69">"</text:span><text:span text:style-name="T81">all</text:span><text:span text:style-name="T69">"</text:span> , <text:span text:style-name="T69">"</text:span><text:span text:style-name="T81">none</text:span><text:span text:style-name="T69">"</text:span> o un array <text:span text:style-name="T126">de strings</text:span>, cada un<text:span text:style-name="T126">o</text:span> representa un tipo de nodo. <text:line-break/><text:span text:style-name="T126">Por </text:span>defecto es <text:span text:style-name="T69">"</text:span><text:span text:style-name="T81">all</text:span><text:span text:style-name="T69">"</text:span>.</text:p>
              </text:list-item>
              <text:list-item>
                <text:p text:style-name="P50">creatable</text:p>
                <text:p text:style-name="P78"><text:span text:style-name="T127">E</text:span>l usuario puede crear nuevos nodos <text:span text:style-name="T127">en el nodo</text:span>. Los valores posibles son <text:span text:style-name="T69">"</text:span><text:span text:style-name="T82">all</text:span><text:span text:style-name="T69">"</text:span> , <text:span text:style-name="T69">"</text:span><text:span text:style-name="T82">none</text:span><text:span text:style-name="T69">"</text:span> o un array <text:span text:style-name="T127">de strings</text:span>, cada un<text:span text:style-name="T127">o</text:span> representando un tipo de nodo. <text:line-break/><text:span text:style-name="T127">Por </text:span>defecto es <text:span text:style-name="T69">"</text:span><text:span text:style-name="T82">all</text:span><text:span text:style-name="T69">"</text:span>.</text:p>
              </text:list-item>
              <text:list-item>
                <text:p text:style-name="P50"><text:span text:style-name="T111">dragg</text:span>able</text:p>
                <text:p text:style-name="P78">Los nodos pueden <text:span text:style-name="T127">ser </text:span>arrastrar<text:span text:style-name="T127">dos</text:span> por el usuario. Los valores posibles son <text:span text:style-name="T69">"</text:span><text:span text:style-name="T82">all</text:span><text:span text:style-name="T69">"</text:span>, <text:span text:style-name="T69">"</text:span><text:span text:style-name="T82">none</text:span><text:span text:style-name="T69">"</text:span> o un array <text:span text:style-name="T127">de strings</text:span>, cada un<text:span text:style-name="T127">o</text:span> representa un tipo de nodo. <text:line-break/><text:span text:style-name="T127">Por defecto </text:span>es <text:span text:style-name="T69">"none"</text:span> .</text:p>
              </text:list-item>
              <text:list-item>
                <text:p text:style-name="P50">dragrules</text:p>
                <text:p text:style-name="P78">Define las configuraciones de anidación permitid<text:span text:style-name="T127">a</text:span>s. Los valores posibles son <text:span text:style-name="T69">"</text:span><text:span text:style-name="T82">all</text:span><text:span text:style-name="T69">"</text:span>, <text:span text:style-name="T69">"</text:span><text:span text:style-name="T82">none</text:span><text:span text:style-name="T69">"</text:span> o un array <text:span text:style-name="T127">de strings</text:span>, cada un<text:span text:style-name="T127">o</text:span> representa una regla. Cada regla se compone de tres partes:</text:p>
                <text:list>
                  <text:list-item>
                    <text:p text:style-name="P66">node_type_name</text:p>
                  </text:list-item>
                  <text:list-item>
                    <text:p text:style-name="P66">posi<text:span text:style-name="T127">tion</text:span> - un<text:span text:style-name="T127">o</text:span> de <text:span text:style-name="T69">"</text:span><text:span text:style-name="T82">inside</text:span><text:span text:style-name="T69">"</text:span><text:span text:style-name="T127">(adentro)</text:span>, <text:span text:style-name="T69">"</text:span><text:span text:style-name="T82">before</text:span><text:span text:style-name="T69">"</text:span> y <text:span text:style-name="T69">"</text:span><text:span text:style-name="T82">after</text:span><text:span text:style-name="T69">"</text:span></text:p>
                  </text:list-item>
                  <text:list-item>
                    <text:p text:style-name="P46">node_type_name</text:p>
                  </text:list-item>
                </text:list>
                <text:p text:style-name="P78"><text:soft-page-break/><text:span text:style-name="T127">Por defecto</text:span> es <text:span text:style-name="T69">"none"</text:span> .</text:p>
                <text:p text:style-name="P94">NOTA: A partir de la versión 0.8 <text:span text:style-name="T127">un wildcard (</text:span>comodín<text:span text:style-name="T127">)</text:span> <text:span text:style-name="T70">*</text:span> puede sustituir cualquiera de las tres partes.</text:p>
                <text:p text:style-name="P114"><text:span text:style-name="T45">[</text:span><text:span text:style-name="T41"> </text:span><text:span text:style-name="T56">"folder * folder"</text:span><text:span text:style-name="T41"> </text:span><text:span text:style-name="T45">]</text:span><text:span text:style-name="T41"> </text:span><text:span text:style-name="T50">or</text:span><text:span text:style-name="T41"> </text:span><text:span text:style-name="T45">[</text:span><text:span text:style-name="T41"> </text:span><text:span text:style-name="T56">"* inside folder"</text:span><text:span text:style-name="T41"> </text:span><text:span text:style-name="T45">]</text:span><text:span text:style-name="T41"> </text:span><text:span text:style-name="T50">or</text:span><text:span text:style-name="T41"> </text:span><text:span text:style-name="T45">[</text:span><text:span text:style-name="T41"> </text:span><text:span text:style-name="T56">"* * folder"</text:span><text:span text:style-name="T41"> </text:span><text:span text:style-name="T45">]</text:span></text:p>
                <text:p text:style-name="P60"/>
                <text:p text:style-name="P94">NOTA: A partir de la versión 0.9.5 <text:span text:style-name="T128">un</text:span> <text:span text:style-name="T70">!</text:span> en el comienzo de la norma niega <text:span text:style-name="T128">esto</text:span> - por lo que es válido.</text:p>
                <text:p text:style-name="P114"><text:span text:style-name="T45">[</text:span><text:span text:style-name="T41"> </text:span><text:span text:style-name="T56">"!folder inside folder"</text:span><text:span text:style-name="T41"> </text:span><text:span text:style-name="T45">]</text:span></text:p>
                <text:p text:style-name="P74"/>
              </text:list-item>
              <text:list-item>
                <text:p text:style-name="P50">drag_copy</text:p>
                <text:p text:style-name="P78"><text:span text:style-name="T129">String</text:span> o fals<text:span text:style-name="T129">e</text:span> - controla el comportamiento de movimiento - los valores posibles son:</text:p>
                <text:list>
                  <text:list-item>
                    <text:p text:style-name="P66"><text:span text:style-name="T69">"On"</text:span> – copia <text:span text:style-name="T130">permitida</text:span> - por ejemplo, <text:span text:style-name="T132">moviendo nodos hijos de nodos origen de un lugar y copiandolo en la nueva </text:span>ubicación</text:p>
                  </text:list-item>
                  <text:list-item>
                    <text:p text:style-name="P66"><text:span text:style-name="T69">"ctrl"</text:span> - copiar sólo cuando la tecla Ctrl está <text:span text:style-name="T130">precionad</text:span><text:span text:style-name="T133">a</text:span>, de lo contrario <text:span text:style-name="T133">los nueve.</text:span></text:p>
                  </text:list-item>
                  <text:list-item>
                    <text:p text:style-name="P46"><text:span text:style-name="T69">fals</text:span><text:span text:style-name="T83">e</text:span> – copia <text:span text:style-name="T130">no permitido</text:span></text:p>
                  </text:list-item>
                </text:list>
                <text:p text:style-name="P78"><text:span text:style-name="T137">Por defecto</text:span> es <text:span text:style-name="T69">falso</text:span>.</text:p>
              </text:list-item>
              <text:list-item>
                <text:p text:style-name="P50">droppable</text:p>
                <text:p text:style-name="P78"><text:span text:style-name="T130">Array de strings</text:span> - cada uno <text:span text:style-name="T134">representa </text:span>un nombre de clase que <text:span text:style-name="T134">son</text:span> <text:span text:style-name="T136">ejecutadas</text:span> en el árbol - esto se utiliza para permitir <text:span text:style-name="T138">items ajenos </text:span>(<text:span text:style-name="T134">no</text:span><text:span text:style-name="T138">n-</text:span><text:span text:style-name="T134">tree</text:span>) <text:span text:style-name="T134">ser </text:span><text:s/><text:span text:style-name="T138">soltados</text:span> en el árbol. <text:line-break/><text:span text:style-name="T135">Por defecto </text:span>es <text:span text:style-name="T69">[]</text:span> .</text:p>
              </text:list-item>
            </text:list>
          </text:list-item>
          <text:list-item>
            <text:p text:style-name="P50">callback <text:span text:style-name="T131">(</text:span>devolución de llamada<text:span text:style-name="T131">)</text:span></text:p>
            <text:p text:style-name="P90">Un objeto de javascript, que contiene sólo las funciones que se ejecutan en ciertos eventos dentro del árbol. Usted las puede utilizar para <text:span text:style-name="T131">adjuntar</text:span> la lógica personalizada. <text:line-break/><text:span text:style-name="T131">Por defecto</text:span>: todas las funciones <text:span text:style-name="T139">estan</text:span> vacías, sólo los valores por defecto de <text:span text:style-name="T139">la </text:span>función doubleclick para open/close (inv<text:span text:style-name="T139">i</text:span>ert<text:span text:style-name="T139">e</text:span> el estado) y seleccion<text:span text:style-name="T139">a</text:span> el nodo <text:span text:style-name="T139">involucrado</text:span>.</text:p>
            <text:list>
              <text:list-item>
                <text:p text:style-name="P50">beforechange</text:p>
                <text:p text:style-name="P106"><text:span text:style-name="Strong_20_Emphasis"><text:span text:style-name="T5">Argumentos:</text:span></text:span><text:span text:style-name="T5"> . </text:span><text:span text:style-name="T11">Sobre el nodo a </text:span><text:span text:style-name="T5">ser seleccionado, el objeto árbol <text:line-break/></text:span><text:span text:style-name="T12">Se e</text:span><text:span text:style-name="T5">jecutado antes de </text:span><text:span text:style-name="T12">que el </text:span><text:span text:style-name="T5">cambio de selección </text:span><text:span text:style-name="T12">ocurra</text:span><text:span text:style-name="T5">. Si devuelve </text:span><text:span text:style-name="T22">fals</text:span><text:span text:style-name="T25">e</text:span><text:span text:style-name="T5"> en esta función el cambio no sucede.</text:span></text:p>
              </text:list-item>
              <text:list-item>
                <text:p text:style-name="P50">beforemove</text:p>
                <text:p text:style-name="P106"><text:span text:style-name="Strong_20_Emphasis"><text:span text:style-name="T5">Argumentos:</text:span></text:span><text:span text:style-name="T5"> </text:span><text:span text:style-name="T12">sobre el nodo a </text:span><text:span text:style-name="T5">ser </text:span><text:span text:style-name="T12">movido</text:span><text:span text:style-name="T5">, el nodo de referencia en el movimiento, la nueva ubicación del nodo - antes, después o en el interior del nodo de referencia, el objeto de árbol <text:line-break/>ejecutar antes del movimiento se produce, si usted vuelve </text:span><text:span text:style-name="T22">falsa</text:span><text:span text:style-name="T5"> - que impide que el moverse.</text:span></text:p>
              </text:list-item>
              <text:list-item>
                <text:p text:style-name="P50">beforecreate</text:p>
                <text:p text:style-name="P78">Igual que el anterior, pero los incendios antes de la creación de un nodo.</text:p>
              </text:list-item>
              <text:list-item>
                <text:p text:style-name="P50">beforerename</text:p>
                <text:p text:style-name="P106"><text:span text:style-name="Strong_20_Emphasis"><text:span text:style-name="T5">Argumentos:</text:span></text:span><text:span text:style-name="T5"> . el nodo a punto de cambiar el nombre, el lenguaje actual del árbol (si se utilizan las versiones lingüísticas), el objeto del árbol <text:line-break/>ejecutado antes de que ocurra el cambio de nombre - vuelven </text:span><text:span text:style-name="T22">falsas</text:span><text:span text:style-name="T5"> para evitar que el cambio de nombre.</text:span></text:p>
              </text:list-item>
              <text:list-item>
                <text:p text:style-name="P50">BeforeDelete</text:p>
                <text:p text:style-name="P106"><text:span text:style-name="Strong_20_Emphasis"><text:span text:style-name="T5">Argumentos:</text:span></text:span><text:span text:style-name="T5"> . el nodo que desea eliminar el objeto de árbol <text:line-break/>ejecutado antes de la eliminación - vuelven </text:span><text:span text:style-name="T22">falsas</text:span><text:span text:style-name="T5"> para evitar la eliminación.</text:span></text:p>
              </text:list-item>
              <text:list-item>
                <text:p text:style-name="P50">onchange</text:p>
                <text:p text:style-name="P106"><text:span text:style-name="Strong_20_Emphasis"><text:span text:style-name="T5">Argumentos:</text:span></text:span><text:span text:style-name="T5"> el nodo que se centró, el ​​objeto del árbol. <text:line-break/>Ejecutado cada vez que un nodo está activada o desactivada.</text:span></text:p>
              </text:list-item>
            </text:list>
          </text:list-item>
        </text:list>
        <text:p text:style-name="P19"><text:span text:style-name="T5"/></text:p>
        <text:p text:style-name="P19"><text:span text:style-name="T5"/></text:p>
        <text:list xml:id="list358209946" text:continue-numbering="true" text:style-name="L5">
          <text:list-item>
            <text:list>
              <text:list-item>
                <text:p text:style-name="P50"><text:soft-page-break/>onrename</text:p>
                <text:p text:style-name="P106"><text:span text:style-name="Strong_20_Emphasis"><text:span text:style-name="T5">Argumentos:</text:span></text:span><text:span text:style-name="T5"> el nodo que se cambia el nombre, el lenguaje actual del árbol (si se utilizan las versiones lingüísticas), el objeto del árbol. <text:line-break/>Ejecutado después de un cambio de nombre.</text:span></text:p>
              </text:list-item>
              <text:list-item>
                <text:p text:style-name="P50">OnMove</text:p>
                <text:p text:style-name="P106"><text:span text:style-name="Strong_20_Emphasis"><text:span text:style-name="T5">Argumentos:</text:span></text:span><text:span text:style-name="T5"> el nodo que se ha movido, el nodo de referencia en el movimiento, la </text:span><text:span text:style-name="T5">nueva ubicación del nodo - antes, después o en el interior del nodo de referencia, el </text:span><text:span text:style-name="T5">objeto del árbol. <text:line-break/>Ejecutado una vez que el movimiento se haya completado y el nodo ya presta en su </text:span><text:span text:style-name="T5">nueva posición .</text:span></text:p>
              </text:list-item>
              <text:list-item>
                <text:p text:style-name="P50">oncopy</text:p>
                <text:p text:style-name="P78">Igual que el anterior pero se activa después de una operación de copia.</text:p>
              </text:list-item>
              <text:list-item>
                <text:p text:style-name="P50">alcrear</text:p>
                <text:p text:style-name="P78">Igual que el anterior pero se activa después de una operación de creación.</text:p>
              </text:list-item>
              <text:list-item>
                <text:p text:style-name="P50">ondelete</text:p>
                <text:p text:style-name="P106"><text:span text:style-name="Strong_20_Emphasis"><text:span text:style-name="T5">Argumentos:</text:span></text:span><text:span text:style-name="T5"> el nodo que se ha eliminado, el objeto del árbol. <text:line-break/>Ejecutado después de eliminar un nodo (eliminado del árbol).</text:span></text:p>
              </text:list-item>
              <text:list-item>
                <text:p text:style-name="P50">AlAbrir</text:p>
                <text:p text:style-name="P106"><text:span text:style-name="Strong_20_Emphasis"><text:span text:style-name="T5">Argumentos:</text:span></text:span><text:span text:style-name="T5"> . el nodo que se ha abierto, el objeto de árbol <text:line-break/></text:span><text:span text:style-name="T5">Ejecutado después de una operación de apertura se completa (lo que significa que si </text:span><text:span text:style-name="T26">data.async</text:span><text:span text:style-name="T5"> se establece en</text:span><text:span text:style-name="T22">verdadero</text:span><text:span text:style-name="T5"> esta función se ejecutará </text:span><text:span text:style-name="Strong_20_Emphasis"><text:span text:style-name="T5">DESPUÉS</text:span></text:span><text:span text:style-name="T5"> el contenido devuelto por el servidor y se muestra).</text:span></text:p>
              </text:list-item>
              <text:list-item>
                <text:p text:style-name="P50">OnClose</text:p>
                <text:p text:style-name="P106"><text:span text:style-name="Strong_20_Emphasis"><text:span text:style-name="T5">Argumentos:</text:span></text:span><text:span text:style-name="T5"> el nodo que estaba cerrado, el objeto del árbol. <text:line-break/>Ejecutado cuando un nodo está cerrado.</text:span></text:p>
              </text:list-item>
              <text:list-item>
                <text:p text:style-name="P50">error</text:p>
                <text:p text:style-name="P106"><text:span text:style-name="Strong_20_Emphasis"><text:span text:style-name="T5">Argumentos:</text:span></text:span><text:span text:style-name="T5"> la cadena de error, el objeto del árbol. <text:line-break/>Ejecutado cuando se produce un error (el usuario intenta realizar una operación restringida).</text:span></text:p>
              </text:list-item>
              <text:list-item>
                <text:p text:style-name="P50">onrgtclk</text:p>
                <text:p text:style-name="P106"><text:span text:style-name="Strong_20_Emphasis"><text:span text:style-name="T5">Argumentos:</text:span></text:span><text:span text:style-name="T5"> el nodo que se rightclicked, el objeto del árbol, el objeto de evento. <text:line-break/>Ejecutado cuando el usuario hace clic en un nodo de la derecha.</text:span></text:p>
                <text:p text:style-name="P94">NOTA: para evitar que el menú contextual del navegador de mostrar utilizar esta al final de la función: <text:span text:style-name="T61">event.preventDefault (); event.stopPropagation (); return false</text:span> .</text:p>
              </text:list-item>
              <text:list-item>
                <text:p text:style-name="P50">onload</text:p>
                <text:p text:style-name="P106"><text:span text:style-name="Strong_20_Emphasis"><text:span text:style-name="T5">Argumentos:</text:span></text:span><text:span text:style-name="T5"> el objeto del árbol. <text:line-break/>Ejecuta una vez que las cargas de los árboles o después de un </text:span><text:span text:style-name="T26">refresh ()</text:span><text:span text:style-name="T5"> completa.</text:span></text:p>
              </text:list-item>
              <text:list-item>
                <text:p text:style-name="P50">onfocus</text:p>
                <text:p text:style-name="P106"><text:span text:style-name="Strong_20_Emphasis"><text:span text:style-name="T5">Argumentos:</text:span></text:span><text:span text:style-name="T5"> . el objeto de árbol <text:line-break/>se ejecuta cuando el árbol recibe el foco.</text:span></text:p>
              </text:list-item>
              <text:list-item>
                <text:p text:style-name="P50">ondrop</text:p>
                <text:p text:style-name="P106"><text:span text:style-name="Strong_20_Emphasis"><text:span text:style-name="T5">Argumentos:</text:span></text:span><text:span text:style-name="T5"> el nodo extranjera que se dejó caer, el nodo de referencia en la gota, la ubicación del nodo extranjera - antes, después o en el interior del nodo de referencia, el objeto de árbol. <text:line-break/>Ejecutado una vez que la gota completa (mouseup).</text:span></text:p>
                <text:p text:style-name="P94">NOTA: Los nodos de extranjeros no se insertan automáticamente en el árbol.</text:p>
              </text:list-item>
              <text:list-item>
                <text:p text:style-name="P50">ondblclk</text:p>
                <text:p text:style-name="P106"><text:span text:style-name="Strong_20_Emphasis"><text:span text:style-name="T5">Argumentos:</text:span></text:span><text:span text:style-name="T5"> . el nodo que se hace doble clic en el objeto de árbol <text:line-break/>se ejecuta después de un doble clic sobre un nodo. Predeterminados para abrir / cerrar (invertir el estado) y seleccione el nodo.</text:span></text:p>
              </text:list-item>
            </text:list>
          </text:list-item>
        </text:list>
        <text:p text:style-name="P20"/>
        <text:section text:style-name="Sect2" text:name="defaults">
          <text:p text:style-name="P112"><text:soft-page-break/><text:span text:style-name="T153">VALORES PREDETERMINADOS DE CONFIGURACIÓN</text:span></text:p>
        </text:section>
        <text:p text:style-name="P35">{</text:p>
        <text:p text:style-name="P9"><text:span text:style-name="T44"><text:s text:c="3"/>data </text:span><text:span text:style-name="T48">:</text:span><text:span text:style-name="T44"> </text:span><text:span text:style-name="T48">{</text:span></text:p>
        <text:p text:style-name="P32"><text:span text:style-name="T44"><text:tab/>type <text:s text:c="7"/></text:span><text:span text:style-name="T48">:</text:span><text:span text:style-name="T44"> </text:span><text:span text:style-name="T58">"predefined"</text:span><text:span text:style-name="T48">,</text:span></text:p>
        <text:p text:style-name="P32"><text:span text:style-name="T41"><text:s text:c="5"/></text:span><text:span text:style-name="T44">method <text:s text:c="5"/></text:span><text:span text:style-name="T48">:</text:span><text:span text:style-name="T44"> </text:span><text:span text:style-name="T58">"GET"</text:span><text:span text:style-name="T48">,</text:span></text:p>
        <text:p text:style-name="P32"><text:span text:style-name="T41"><text:s text:c="5"/></text:span><text:span text:style-name="T44">async <text:s text:c="6"/></text:span><text:span text:style-name="T48">:</text:span><text:span text:style-name="T44"> </text:span><text:span text:style-name="T53">false</text:span><text:span text:style-name="T48">,</text:span></text:p>
        <text:p text:style-name="P33"><text:span text:style-name="T41"><text:s text:c="5"/></text:span><text:span text:style-name="T44">async_data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ext:span><text:span text:style-name="T53">return</text:span><text:span text:style-name="T44"> </text:span><text:span text:style-name="T48">{</text:span><text:span text:style-name="T44">id </text:span><text:span text:style-name="T48">:</text:span><text:span text:style-name="T44"> jQuery</text:span><text:span text:style-name="T48">(</text:span><text:span text:style-name="T44">NODE</text:span><text:span text:style-name="T48">).</text:span><text:span text:style-name="T44">attr</text:span><text:span text:style-name="T48">(</text:span><text:span text:style-name="T58">"id"</text:span><text:span text:style-name="T48">)</text:span><text:span text:style-name="T44"> </text:span><text:span text:style-name="T48">||</text:span><text:span text:style-name="T44"> </text:span><text:span text:style-name="T88">0</text:span><text:span text:style-name="T49">} </text:span><text:span text:style-name="T48">},</text:span><text:span text:style-name="T44"> </text:span></text:p>
        <text:p text:style-name="P9"><text:span text:style-name="T41"><text:s text:c="5"/></text:span><text:span text:style-name="T44">url <text:s text:c="8"/></text:span><text:span text:style-name="T48">:</text:span><text:span text:style-name="T44"> </text:span><text:span text:style-name="T53">false</text:span><text:span text:style-name="T48">,</text:span></text:p>
        <text:p text:style-name="P9"><text:span text:style-name="T41"><text:s text:c="5"/></text:span><text:span text:style-name="T44">json <text:s text:c="7"/></text:span><text:span text:style-name="T48">:</text:span><text:span text:style-name="T44"> </text:span><text:span text:style-name="T53">false</text:span></text:p>
        <text:p text:style-name="P9"><text:span text:style-name="T41"><text:s text:c="3"/></text:span><text:span text:style-name="T48">},</text:span></text:p>
        <text:p text:style-name="P9"><text:span text:style-name="T44"><text:s text:c="3"/>selected <text:s text:c="3"/></text:span><text:span text:style-name="T48">:</text:span><text:span text:style-name="T44"> </text:span><text:span text:style-name="T53">false</text:span><text:span text:style-name="T48">,</text:span></text:p>
        <text:p text:style-name="P9"><text:span text:style-name="T41"><text:s text:c="3"/></text:span><text:span text:style-name="T44">opened <text:s text:c="5"/></text:span><text:span text:style-name="T48">:</text:span><text:span text:style-name="T44"> </text:span><text:span text:style-name="T48">[],</text:span></text:p>
        <text:p text:style-name="P9"><text:span text:style-name="T41"><text:s text:c="3"/></text:span><text:span text:style-name="T44">languages <text:s text:c="2"/></text:span><text:span text:style-name="T48">:</text:span><text:span text:style-name="T44"> </text:span><text:span text:style-name="T48">[],</text:span></text:p>
        <text:p text:style-name="P9"><text:span text:style-name="T41"><text:s text:c="3"/></text:span><text:span text:style-name="T44">path <text:s text:c="7"/></text:span><text:span text:style-name="T48">:</text:span><text:span text:style-name="T44"> </text:span><text:span text:style-name="T53">false</text:span><text:span text:style-name="T48">,</text:span></text:p>
        <text:p text:style-name="P9"><text:span text:style-name="T41"><text:s text:c="3"/></text:span><text:span text:style-name="T44">cookies <text:s text:c="4"/></text:span><text:span text:style-name="T48">:</text:span><text:span text:style-name="T44"> </text:span><text:span text:style-name="T53">false</text:span><text:span text:style-name="T48">,</text:span></text:p>
        <text:p text:style-name="P9"><text:span text:style-name="T41"><text:s text:c="3"/></text:span><text:span text:style-name="T44">ui <text:s text:c="9"/></text:span><text:span text:style-name="T48">:</text:span><text:span text:style-name="T44"> </text:span><text:span text:style-name="T48">{</text:span></text:p>
        <text:p text:style-name="P9"><text:span text:style-name="T44"><text:tab/>dots <text:s text:c="7"/></text:span><text:span text:style-name="T48">:</text:span><text:span text:style-name="T44"> </text:span><text:span text:style-name="T53">true</text:span><text:span text:style-name="T48">,</text:span></text:p>
        <text:p text:style-name="P9"><text:span text:style-name="T41"><text:s text:c="5"/></text:span><text:span text:style-name="T44">rtl <text:s text:c="8"/></text:span><text:span text:style-name="T48">:</text:span><text:span text:style-name="T44"> </text:span><text:span text:style-name="T53">false</text:span><text:span text:style-name="T48">,</text:span></text:p>
        <text:p text:style-name="P9"><text:span text:style-name="T41"><text:s text:c="5"/></text:span><text:span text:style-name="T44">animation <text:s text:c="2"/></text:span><text:span text:style-name="T48">:</text:span><text:span text:style-name="T44"> </text:span><text:span text:style-name="T88">0</text:span><text:span text:style-name="T48">,</text:span></text:p>
        <text:p text:style-name="P9"><text:span text:style-name="T41"><text:s text:c="5"/></text:span><text:span text:style-name="T44">hover_mode <text:s/></text:span><text:span text:style-name="T48">:</text:span><text:span text:style-name="T44"> </text:span><text:span text:style-name="T53">true</text:span><text:span text:style-name="T48">,</text:span></text:p>
        <text:p text:style-name="P9"><text:span text:style-name="T41"><text:s text:c="5"/></text:span><text:span text:style-name="T44">theme_path <text:s/></text:span><text:span text:style-name="T48">:</text:span><text:span text:style-name="T44"> </text:span><text:span text:style-name="T53">false</text:span><text:span text:style-name="T48">,</text:span></text:p>
        <text:p text:style-name="P9"><text:span text:style-name="T41"><text:s text:c="5"/></text:span><text:span text:style-name="T44">theme_name <text:s/></text:span><text:span text:style-name="T48">:</text:span><text:span text:style-name="T44"> </text:span><text:span text:style-name="T58">"default"</text:span><text:span text:style-name="T48">,</text:span></text:p>
        <text:p text:style-name="P9"><text:span text:style-name="T41"><text:s text:c="5"/></text:span><text:span text:style-name="T44">context <text:s text:c="4"/></text:span><text:span text:style-name="T48">:</text:span><text:span text:style-name="T44"> </text:span><text:span text:style-name="T48">[</text:span><text:span text:style-name="T44"> </text:span></text:p>
        <text:p text:style-name="P9"><text:span text:style-name="T41"><text:s text:c="12"/></text:span><text:span text:style-name="T48">{</text:span></text:p>
        <text:p text:style-name="P9"><text:span text:style-name="T41"><text:s text:c="16"/></text:span><text:span text:style-name="T44">id <text:s text:c="5"/></text:span><text:span text:style-name="T48">:</text:span><text:span text:style-name="T44"> </text:span><text:span text:style-name="T58">"create"</text:span><text:span text:style-name="T48">,</text:span></text:p>
        <text:p text:style-name="P9"><text:span text:style-name="T41"><text:s text:c="16"/></text:span><text:span text:style-name="T44">label <text:s text:c="2"/></text:span><text:span text:style-name="T48">:</text:span><text:span text:style-name="T44"> </text:span><text:span text:style-name="T58">"Create"</text:span><text:span text:style-name="T48">,</text:span><text:span text:style-name="T44"> </text:span></text:p>
        <text:p text:style-name="P9"><text:span text:style-name="T41"><text:s text:c="16"/></text:span><text:span text:style-name="T44">icon <text:s text:c="3"/></text:span><text:span text:style-name="T48">:</text:span><text:span text:style-name="T44"> </text:span><text:span text:style-name="T58">"create.png"</text:span><text:span text:style-name="T48">,</text:span></text:p>
        <text:p text:style-name="P10"><text:span text:style-name="T41"><text:s text:c="16"/></text:span><text:span text:style-name="T44">visible </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0"><text:span text:style-name="T44"><text:tab/><text:tab/><text:tab/><text:tab/></text:span><text:span text:style-name="T53">if</text:span><text:span text:style-name="T48">(</text:span><text:span text:style-name="T44">NODE</text:span><text:span text:style-name="T48">.</text:span><text:span text:style-name="T44">length </text:span><text:span text:style-name="T48">!=</text:span><text:span text:style-name="T44"> </text:span><text:span text:style-name="T88">1</text:span><text:span text:style-name="T48">)</text:span><text:span text:style-name="T44"> </text:span><text:span text:style-name="T53">return</text:span><text:span text:style-name="T44"> </text:span><text:span text:style-name="T53">false</text:span><text:span text:style-name="T48">;</text:span><text:span text:style-name="T44"> </text:span></text:p>
        <text:p text:style-name="P10"><text:span text:style-name="T44"><text:tab/><text:tab/><text:tab/><text:tab/></text:span><text:span text:style-name="T53">return</text:span><text:span text:style-name="T44"> TREE_OBJ</text:span><text:span text:style-name="T48">.</text:span><text:span text:style-name="T44">check</text:span><text:span text:style-name="T48">(</text:span><text:span text:style-name="T58">"creatable"</text:span><text:span text:style-name="T48">,</text:span><text:span text:style-name="T44"> NODE</text:span><text:span text:style-name="T48">);</text:span><text:span text:style-name="T44"> </text:span><text:span text:style-name="T48">},</text:span><text:span text:style-name="T44"> </text:span></text:p>
        <text:p text:style-name="P10"><text:span text:style-name="T41"><text:s text:c="16"/></text:span><text:span text:style-name="T44">action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0"><text:span text:style-name="T44"><text:tab/><text:tab/><text:tab/><text:tab/>TREE_OBJ</text:span><text:span text:style-name="T48">.</text:span><text:span text:style-name="T44">create</text:span><text:span text:style-name="T48">(</text:span><text:span text:style-name="T53">false</text:span><text:span text:style-name="T48">,</text:span><text:span text:style-name="T44"> NODE</text:span><text:span text:style-name="T48">);</text:span><text:span text:style-name="T44"> </text:span><text:span text:style-name="T48">}</text:span><text:span text:style-name="T44"> </text:span></text:p>
        <text:p text:style-name="P9"><text:span text:style-name="T41"><text:s text:c="12"/></text:span><text:span text:style-name="T48">},</text:span></text:p>
        <text:p text:style-name="P9"><text:span text:style-name="T41"><text:s text:c="12"/></text:span><text:span text:style-name="T58">"separator"</text:span><text:span text:style-name="T48">,</text:span></text:p>
        <text:p text:style-name="P9"><text:span text:style-name="T41"><text:s text:c="12"/></text:span><text:span text:style-name="T48">{</text:span><text:span text:style-name="T44"> </text:span></text:p>
        <text:p text:style-name="P9"><text:span text:style-name="T41"><text:s text:c="16"/></text:span><text:span text:style-name="T44">id <text:s text:c="5"/></text:span><text:span text:style-name="T48">:</text:span><text:span text:style-name="T44"> </text:span><text:span text:style-name="T58">"rename"</text:span><text:span text:style-name="T48">,</text:span></text:p>
        <text:p text:style-name="P9"><text:span text:style-name="T41"><text:s text:c="16"/></text:span><text:span text:style-name="T44">label <text:s text:c="2"/></text:span><text:span text:style-name="T48">:</text:span><text:span text:style-name="T44"> </text:span><text:span text:style-name="T58">"Rename"</text:span><text:span text:style-name="T48">,</text:span><text:span text:style-name="T44"> </text:span></text:p>
        <text:p text:style-name="P9"><text:span text:style-name="T41"><text:s text:c="16"/></text:span><text:span text:style-name="T44">icon <text:s text:c="3"/></text:span><text:span text:style-name="T48">:</text:span><text:span text:style-name="T44"> </text:span><text:span text:style-name="T58">"rename.png"</text:span><text:span text:style-name="T48">,</text:span></text:p>
        <text:p text:style-name="P10"><text:span text:style-name="T41"><text:s text:c="16"/></text:span><text:span text:style-name="T44">visible </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0"><text:span text:style-name="T44"><text:tab/><text:tab/><text:tab/><text:tab/></text:span><text:span text:style-name="T53">if</text:span><text:span text:style-name="T48">(</text:span><text:span text:style-name="T44">NODE</text:span><text:span text:style-name="T48">.</text:span><text:span text:style-name="T44">length </text:span><text:span text:style-name="T48">!=</text:span><text:span text:style-name="T44"> </text:span><text:span text:style-name="T88">1</text:span><text:span text:style-name="T48">)</text:span><text:span text:style-name="T44"> </text:span></text:p>
        <text:p text:style-name="P10"><text:span text:style-name="T44"><text:tab/><text:tab/><text:tab/><text:tab/></text:span><text:span text:style-name="T53">return</text:span><text:span text:style-name="T44"> </text:span><text:span text:style-name="T53">false</text:span><text:span text:style-name="T48">;</text:span><text:span text:style-name="T44"> </text:span></text:p>
        <text:p text:style-name="P10"><text:span text:style-name="T44"><text:tab/><text:tab/><text:tab/><text:tab/></text:span><text:span text:style-name="T53">return</text:span><text:span text:style-name="T44"> TREE_OBJ</text:span><text:span text:style-name="T48">.</text:span><text:span text:style-name="T44">check</text:span><text:span text:style-name="T48">(</text:span><text:span text:style-name="T58">"renameable"</text:span><text:span text:style-name="T48">,</text:span><text:span text:style-name="T44"> NODE</text:span><text:span text:style-name="T48">);</text:span><text:span text:style-name="T44"> </text:span><text:span text:style-name="T48">},</text:span><text:span text:style-name="T44"> </text:span></text:p>
        <text:p text:style-name="P9"><text:span text:style-name="T41"><text:s text:c="16"/></text:span><text:span text:style-name="T44">action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REE_OBJ</text:span><text:span text:style-name="T48">.</text:span><text:span text:style-name="T44">rename</text:span><text:span text:style-name="T48">();</text:span><text:span text:style-name="T44"> </text:span><text:span text:style-name="T48">}</text:span><text:span text:style-name="T44"> </text:span></text:p>
        <text:p text:style-name="P9"><text:span text:style-name="T41"><text:s text:c="12"/></text:span><text:span text:style-name="T48">},</text:span></text:p>
        <text:p text:style-name="P9"><text:span text:style-name="T41"><text:s text:c="12"/></text:span><text:span text:style-name="T48">{</text:span><text:span text:style-name="T44"> </text:span></text:p>
        <text:p text:style-name="P9"><text:span text:style-name="T41"><text:s text:c="16"/></text:span><text:span text:style-name="T44">id <text:s text:c="5"/></text:span><text:span text:style-name="T48">:</text:span><text:span text:style-name="T44"> </text:span><text:span text:style-name="T58">"delete"</text:span><text:span text:style-name="T48">,</text:span></text:p>
        <text:p text:style-name="P9"><text:span text:style-name="T41"><text:s text:c="16"/></text:span><text:span text:style-name="T44">label <text:s text:c="2"/></text:span><text:span text:style-name="T48">:</text:span><text:span text:style-name="T44"> </text:span><text:span text:style-name="T58">"Delete"</text:span><text:span text:style-name="T48">,</text:span></text:p>
        <text:p text:style-name="P9"><text:span text:style-name="T41"><text:s text:c="16"/></text:span><text:span text:style-name="T44">icon <text:s text:c="3"/></text:span><text:span text:style-name="T48">:</text:span><text:span text:style-name="T44"> </text:span><text:span text:style-name="T58">"remove.png"</text:span><text:span text:style-name="T48">,</text:span></text:p>
        <text:p text:style-name="P10"><text:span text:style-name="T41"><text:s text:c="16"/></text:span><text:span text:style-name="T44">visible </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10"><text:span text:style-name="T44"><text:tab/><text:tab/><text:tab/><text:tab/></text:span><text:span text:style-name="T53">return</text:span><text:span text:style-name="T44"> TREE_OBJ</text:span><text:span text:style-name="T48">.</text:span><text:span text:style-name="T44">check</text:span><text:span text:style-name="T48">(</text:span><text:span text:style-name="T58">"deletable"</text:span><text:span text:style-name="T48">,</text:span><text:span text:style-name="T44"> NODE</text:span><text:span text:style-name="T48">);</text:span><text:span text:style-name="T44"> </text:span><text:span text:style-name="T48">},</text:span><text:span text:style-name="T44"> </text:span></text:p>
        <text:p text:style-name="P10"><text:span text:style-name="T41"><text:s text:c="16"/></text:span><text:span text:style-name="T44">action <text:s/></text:span><text:span text:style-name="T48">:</text:span><text:span text:style-name="T44"> </text:span><text:span text:style-name="T53">function</text:span><text:span text:style-name="T44"> </text:span><text:span text:style-name="T48">(</text:span><text:span text:style-name="T44">NODE</text:span><text:span text:style-name="T48">,</text:span><text:span text:style-name="T44"> TREE_OBJ</text:span><text:span text:style-name="T48">)</text:span><text:span text:style-name="T44"> </text:span><text:span text:style-name="T48">{ </text:span></text:p>
        <text:p text:style-name="P10"><text:span text:style-name="T48"><text:tab/><text:tab/><text:tab/><text:tab/></text:span><text:span text:style-name="T44">NODE</text:span><text:span text:style-name="T48">.</text:span><text:span text:style-name="T44">each</text:span><text:span text:style-name="T48">(</text:span><text:span text:style-name="T44"> </text:span><text:span text:style-name="T53">function</text:span><text:span text:style-name="T44"> </text:span><text:span text:style-name="T48">()</text:span><text:span text:style-name="T44"> </text:span><text:span text:style-name="T48">{</text:span><text:span text:style-name="T44"> TREE_OBJ</text:span><text:span text:style-name="T48">.</text:span><text:span text:style-name="T44">remove</text:span><text:span text:style-name="T48">(</text:span><text:span text:style-name="T53">this</text:span><text:span text:style-name="T48">);</text:span><text:span text:style-name="T44"> </text:span><text:span text:style-name="T48">});</text:span><text:span text:style-name="T44"> </text:span><text:span text:style-name="T48">}</text:span><text:span text:style-name="T44"> </text:span></text:p>
        <text:p text:style-name="P9"><text:span text:style-name="T41"><text:s text:c="12"/></text:span><text:span text:style-name="T48">}</text:span></text:p>
        <text:p text:style-name="P9"><text:span text:style-name="T41"><text:s text:c="8"/></text:span><text:span text:style-name="T48">]</text:span></text:p>
        <text:p text:style-name="P9"><text:span text:style-name="T41"><text:s text:c="4"/></text:span><text:span text:style-name="T48">},</text:span></text:p>
        <text:p text:style-name="P9"><text:span text:style-name="T48"/></text:p>
        <text:p text:style-name="P9"><text:soft-page-break/><text:span text:style-name="T41"><text:s text:c="4"/></text:span><text:span text:style-name="T44">rules <text:s text:c="6"/></text:span><text:span text:style-name="T48">:</text:span><text:span text:style-name="T44"> </text:span><text:span text:style-name="T48">{</text:span></text:p>
        <text:p text:style-name="P9"><text:span text:style-name="T41"><text:s text:c="8"/></text:span><text:span text:style-name="T44">multiple <text:s text:c="3"/></text:span><text:span text:style-name="T48">:</text:span><text:span text:style-name="T44"> </text:span><text:span text:style-name="T53">false</text:span><text:span text:style-name="T48">,</text:span></text:p>
        <text:p text:style-name="P9"><text:span text:style-name="T41"><text:s text:c="8"/></text:span><text:span text:style-name="T44">metadata <text:s text:c="3"/></text:span><text:span text:style-name="T48">:</text:span><text:span text:style-name="T44"> </text:span><text:span text:style-name="T53">false</text:span><text:span text:style-name="T48">,</text:span></text:p>
        <text:p text:style-name="P9"><text:span text:style-name="T41"><text:s text:c="8"/></text:span><text:span text:style-name="T44">type_attr <text:s text:c="2"/></text:span><text:span text:style-name="T48">:</text:span><text:span text:style-name="T44"> </text:span><text:span text:style-name="T58">"rel"</text:span><text:span text:style-name="T48">,</text:span></text:p>
        <text:p text:style-name="P9"><text:span text:style-name="T41"><text:s text:c="8"/></text:span><text:span text:style-name="T44">multitree <text:s text:c="2"/></text:span><text:span text:style-name="T48">:</text:span><text:span text:style-name="T44"> </text:span><text:span text:style-name="T53">false</text:span><text:span text:style-name="T48">,</text:span></text:p>
        <text:p text:style-name="P9"><text:span text:style-name="T41"><text:s text:c="8"/></text:span><text:span text:style-name="T44">createat <text:s text:c="3"/></text:span><text:span text:style-name="T48">:</text:span><text:span text:style-name="T44"> </text:span><text:span text:style-name="T58">"bottom"</text:span><text:span text:style-name="T48">,</text:span></text:p>
        <text:p text:style-name="P9"><text:span text:style-name="T41"><text:s text:c="8"/></text:span><text:span text:style-name="T44">use_inline <text:s/></text:span><text:span text:style-name="T48">:</text:span><text:span text:style-name="T44"> </text:span><text:span text:style-name="T53">false</text:span><text:span text:style-name="T48">,</text:span></text:p>
        <text:p text:style-name="P9"><text:span text:style-name="T41"><text:s text:c="8"/></text:span><text:span text:style-name="T44">clickable <text:s text:c="2"/></text:span><text:span text:style-name="T48">:</text:span><text:span text:style-name="T44"> </text:span><text:span text:style-name="T58">"all"</text:span><text:span text:style-name="T48">,</text:span></text:p>
        <text:p text:style-name="P9"><text:span text:style-name="T41"><text:s text:c="8"/></text:span><text:span text:style-name="T44">renameable <text:s/></text:span><text:span text:style-name="T48">:</text:span><text:span text:style-name="T44"> </text:span><text:span text:style-name="T58">"all"</text:span><text:span text:style-name="T48">,</text:span></text:p>
        <text:p text:style-name="P9"><text:span text:style-name="T41"><text:s text:c="8"/></text:span><text:span text:style-name="T44">deletable <text:s text:c="2"/></text:span><text:span text:style-name="T48">:</text:span><text:span text:style-name="T44"> </text:span><text:span text:style-name="T58">"all"</text:span><text:span text:style-name="T48">,</text:span></text:p>
        <text:p text:style-name="P9"><text:span text:style-name="T41"><text:s text:c="8"/></text:span><text:span text:style-name="T44">creatable <text:s text:c="2"/></text:span><text:span text:style-name="T48">:</text:span><text:span text:style-name="T44"> </text:span><text:span text:style-name="T58">"all"</text:span><text:span text:style-name="T48">,</text:span></text:p>
        <text:p text:style-name="P9"><text:span text:style-name="T41"><text:s text:c="8"/></text:span><text:span text:style-name="T44">draggable <text:s text:c="2"/></text:span><text:span text:style-name="T48">:</text:span><text:span text:style-name="T44"> </text:span><text:span text:style-name="T58">"none"</text:span><text:span text:style-name="T48">,</text:span></text:p>
        <text:p text:style-name="P9"><text:span text:style-name="T41"><text:s text:c="8"/></text:span><text:span text:style-name="T44">dragrules <text:s text:c="2"/></text:span><text:span text:style-name="T48">:</text:span><text:span text:style-name="T44"> </text:span><text:span text:style-name="T58">"none"</text:span><text:span text:style-name="T48">,</text:span></text:p>
        <text:p text:style-name="P9"><text:span text:style-name="T41"><text:s text:c="8"/></text:span><text:span text:style-name="T44">drag_copy <text:s text:c="2"/></text:span><text:span text:style-name="T48">:</text:span><text:span text:style-name="T44"> </text:span><text:span text:style-name="T53">false</text:span><text:span text:style-name="T48">,</text:span></text:p>
        <text:p text:style-name="P9"><text:span text:style-name="T41"><text:s text:c="8"/></text:span><text:span text:style-name="T44">droppable <text:s text:c="2"/></text:span><text:span text:style-name="T48">:</text:span><text:span text:style-name="T44"> </text:span><text:span text:style-name="T48">[]</text:span></text:p>
        <text:p text:style-name="P9"><text:span text:style-name="T41"><text:s text:c="4"/></text:span><text:span text:style-name="T48">},</text:span></text:p>
        <text:p text:style-name="P9"><text:span text:style-name="T41"><text:s text:c="4"/></text:span><text:span text:style-name="T44">lang </text:span><text:span text:style-name="T48">:</text:span><text:span text:style-name="T44"> </text:span><text:span text:style-name="T48">{</text:span></text:p>
        <text:p text:style-name="P9"><text:span text:style-name="T41"><text:s text:c="8"/></text:span><text:span text:style-name="T44">new_node <text:s text:c="3"/></text:span><text:span text:style-name="T48">:</text:span><text:span text:style-name="T44"> </text:span><text:span text:style-name="T58">"New folder"</text:span><text:span text:style-name="T48">,</text:span></text:p>
        <text:p text:style-name="P9"><text:span text:style-name="T41"><text:s text:c="8"/></text:span><text:span text:style-name="T44">loading <text:s text:c="4"/></text:span><text:span text:style-name="T48">:</text:span><text:span text:style-name="T44"> </text:span><text:span text:style-name="T58">"Loading ..."</text:span></text:p>
        <text:p text:style-name="P9"><text:span text:style-name="T41"><text:s text:c="4"/></text:span><text:span text:style-name="T48">},</text:span></text:p>
        <text:p text:style-name="P9"><text:span text:style-name="T41"><text:s text:c="4"/></text:span><text:span text:style-name="T44">callback <text:s text:c="3"/></text:span><text:span text:style-name="T48">:</text:span><text:span text:style-name="T44"> </text:span><text:span text:style-name="T48">{</text:span></text:p>
        <text:p text:style-name="P9"><text:span text:style-name="T41"><text:s text:c="8"/></text:span><text:span text:style-name="T44">beforechange <text:s text:c="3"/></text:span><text:span text:style-name="T48">:</text:span><text:span text:style-name="T44"> </text:span><text:span text:style-name="T53">function</text:span><text:span text:style-name="T48">(</text:span><text:span text:style-name="T44">NODE</text:span><text:span text:style-name="T48">,</text:span><text:span text:style-name="T44">TREE_OBJ</text:span><text:span text:style-name="T48">)</text:span><text:span text:style-name="T44"> </text:span><text:span text:style-name="T48">{</text:span><text:span text:style-name="T44"> </text:span><text:span text:style-name="T53">return</text:span><text:span text:style-name="T44"> </text:span><text:span text:style-name="T53">true</text:span><text:span text:style-name="T44"> </text:span><text:span text:style-name="T48">},</text:span></text:p>
        <text:p text:style-name="P9"><text:span text:style-name="T41"><text:s text:c="8"/></text:span><text:span text:style-name="T44">beforemove <text:s text:c="5"/></text:span><text:span text:style-name="T48">:</text:span><text:span text:style-name="T44"> </text:span><text:span text:style-name="T53">function</text:span><text:span text:style-name="T48">(</text:span><text:span text:style-name="T44">NODE</text:span><text:span text:style-name="T48">,</text:span><text:span text:style-name="T44">REF_NODE</text:span><text:span text:style-name="T48">,</text:span><text:span text:style-name="T44">TYPE</text:span><text:span text:style-name="T48">,</text:span><text:span text:style-name="T44">TREE_OBJ</text:span><text:span text:style-name="T48">)</text:span><text:span text:style-name="T44"> </text:span><text:span text:style-name="T48">{</text:span><text:span text:style-name="T44"> </text:span><text:span text:style-name="T53">return</text:span><text:span text:style-name="T44"> </text:span><text:span text:style-name="T53">true</text:span><text:span text:style-name="T44"> </text:span><text:span text:style-name="T48">},</text:span><text:span text:style-name="T44"> </text:span></text:p>
        <text:p text:style-name="P9"><text:span text:style-name="T41"><text:s text:c="8"/></text:span><text:span text:style-name="T44">beforecreate <text:s text:c="3"/></text:span><text:span text:style-name="T48">:</text:span><text:span text:style-name="T44"> </text:span><text:span text:style-name="T53">function</text:span><text:span text:style-name="T48">(</text:span><text:span text:style-name="T44">NODE</text:span><text:span text:style-name="T48">,</text:span><text:span text:style-name="T44">REF_NODE</text:span><text:span text:style-name="T48">,</text:span><text:span text:style-name="T44">TYPE</text:span><text:span text:style-name="T48">,</text:span><text:span text:style-name="T44">TREE_OBJ</text:span><text:span text:style-name="T48">)</text:span><text:span text:style-name="T44"> </text:span><text:span text:style-name="T48">{</text:span><text:span text:style-name="T44"> </text:span><text:span text:style-name="T53">return</text:span><text:span text:style-name="T44"> </text:span><text:span text:style-name="T53">true</text:span><text:span text:style-name="T44"> </text:span><text:span text:style-name="T48">},</text:span><text:span text:style-name="T44"> </text:span></text:p>
        <text:p text:style-name="P9"><text:span text:style-name="T41"><text:s text:c="8"/></text:span><text:span text:style-name="T44">beforerename <text:s text:c="3"/></text:span><text:span text:style-name="T48">:</text:span><text:span text:style-name="T44"> </text:span><text:span text:style-name="T53">function</text:span><text:span text:style-name="T48">(</text:span><text:span text:style-name="T44">NODE</text:span><text:span text:style-name="T48">,</text:span><text:span text:style-name="T44">LANG</text:span><text:span text:style-name="T48">,</text:span><text:span text:style-name="T44">TREE_OBJ</text:span><text:span text:style-name="T48">)</text:span><text:span text:style-name="T44"> </text:span><text:span text:style-name="T48">{</text:span><text:span text:style-name="T44"> </text:span><text:span text:style-name="T53">return</text:span><text:span text:style-name="T44"> </text:span><text:span text:style-name="T53">true</text:span><text:span text:style-name="T44"> </text:span><text:span text:style-name="T48">},</text:span><text:span text:style-name="T44"> </text:span></text:p>
        <text:p text:style-name="P9"><text:span text:style-name="T41"><text:s text:c="8"/></text:span><text:span text:style-name="T44">beforedelete <text:s text:c="3"/></text:span><text:span text:style-name="T48">:</text:span><text:span text:style-name="T44"> </text:span><text:span text:style-name="T53">function</text:span><text:span text:style-name="T48">(</text:span><text:span text:style-name="T44">NODE</text:span><text:span text:style-name="T48">,</text:span><text:span text:style-name="T44">TREE_OBJ</text:span><text:span text:style-name="T48">)</text:span><text:span text:style-name="T44"> </text:span><text:span text:style-name="T48">{</text:span><text:span text:style-name="T44"> </text:span><text:span text:style-name="T53">return</text:span><text:span text:style-name="T44"> </text:span><text:span text:style-name="T53">true</text:span><text:span text:style-name="T44"> </text:span><text:span text:style-name="T48">},</text:span><text:span text:style-name="T44"> </text:span></text:p>
        <text:p text:style-name="P9"><text:span text:style-name="T41"><text:s text:c="8"/></text:span><text:span text:style-name="T44">onchange <text:s text:c="3"/></text:span><text:span text:style-name="T48">:</text:span><text:span text:style-name="T44"> </text:span><text:span text:style-name="T53">function</text:span><text:span text:style-name="T48">(</text:span><text:span text:style-name="T44">NODE</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rename <text:s text:c="3"/></text:span><text:span text:style-name="T48">:</text:span><text:span text:style-name="T44"> </text:span><text:span text:style-name="T53">function</text:span><text:span text:style-name="T48">(</text:span><text:span text:style-name="T44">NODE</text:span><text:span text:style-name="T48">,</text:span><text:span text:style-name="T44">LANG</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move <text:s text:c="5"/></text:span><text:span text:style-name="T48">:</text:span><text:span text:style-name="T44"> </text:span><text:span text:style-name="T53">function</text:span><text:span text:style-name="T48">(</text:span><text:span text:style-name="T44">NODE</text:span><text:span text:style-name="T48">,</text:span><text:span text:style-name="T44">REF_NODE</text:span><text:span text:style-name="T48">,</text:span><text:span text:style-name="T44">TYPE</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copy <text:s text:c="5"/></text:span><text:span text:style-name="T48">:</text:span><text:span text:style-name="T44"> </text:span><text:span text:style-name="T53">function</text:span><text:span text:style-name="T48">(</text:span><text:span text:style-name="T44">NODE</text:span><text:span text:style-name="T48">,</text:span><text:span text:style-name="T44">REF_NODE</text:span><text:span text:style-name="T48">,</text:span><text:span text:style-name="T44">TYPE</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create <text:s text:c="3"/></text:span><text:span text:style-name="T48">:</text:span><text:span text:style-name="T44"> </text:span><text:span text:style-name="T53">function</text:span><text:span text:style-name="T48">(</text:span><text:span text:style-name="T44">NODE</text:span><text:span text:style-name="T48">,</text:span><text:span text:style-name="T44">REF_NODE</text:span><text:span text:style-name="T48">,</text:span><text:span text:style-name="T44">TYPE</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delete <text:s text:c="3"/></text:span><text:span text:style-name="T48">:</text:span><text:span text:style-name="T44"> </text:span><text:span text:style-name="T53">function</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open <text:s text:c="5"/></text:span><text:span text:style-name="T48">:</text:span><text:span text:style-name="T44"> </text:span><text:span text:style-name="T53">function</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close <text:s text:c="4"/></text:span><text:span text:style-name="T48">:</text:span><text:span text:style-name="T44"> </text:span><text:span text:style-name="T53">function</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error <text:s text:c="6"/></text:span><text:span text:style-name="T48">:</text:span><text:span text:style-name="T44"> </text:span><text:span text:style-name="T53">function</text:span><text:span text:style-name="T48">(</text:span><text:span text:style-name="T44">TEXT</text:span><text:span text:style-name="T48">,</text:span><text:span text:style-name="T44"> 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rgtclk <text:s text:c="3"/></text:span><text:span text:style-name="T48">:</text:span><text:span text:style-name="T44"> </text:span><text:span text:style-name="T53">function</text:span><text:span text:style-name="T48">(</text:span><text:span text:style-name="T44">NODE</text:span><text:span text:style-name="T48">,</text:span><text:span text:style-name="T44"> TREE_OBJ</text:span><text:span text:style-name="T48">,</text:span><text:span text:style-name="T44"> EV</text:span><text:span text:style-name="T48">)</text:span><text:span text:style-name="T44"> </text:span><text:span text:style-name="T48">{</text:span><text:span text:style-name="T44"> </text:span><text:span text:style-name="T48">},</text:span></text:p>
        <text:p text:style-name="P9"><text:span text:style-name="T41"><text:s text:c="8"/></text:span><text:span text:style-name="T44">onload <text:s text:c="5"/></text:span><text:span text:style-name="T48">:</text:span><text:span text:style-name="T44"> </text:span><text:span text:style-name="T53">function</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focus <text:s text:c="4"/></text:span><text:span text:style-name="T48">:</text:span><text:span text:style-name="T44"> </text:span><text:span text:style-name="T53">function</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drop <text:s text:c="5"/></text:span><text:span text:style-name="T48">:</text:span><text:span text:style-name="T44"> </text:span><text:span text:style-name="T53">function</text:span><text:span text:style-name="T48">(</text:span><text:span text:style-name="T44">NODE</text:span><text:span text:style-name="T48">,</text:span><text:span text:style-name="T44">REF_NODE</text:span><text:span text:style-name="T48">,</text:span><text:span text:style-name="T44">TYPE</text:span><text:span text:style-name="T48">,</text:span><text:span text:style-name="T44">TREE_OBJ</text:span><text:span text:style-name="T48">)</text:span><text:span text:style-name="T44"> </text:span><text:span text:style-name="T48">{</text:span><text:span text:style-name="T44"> </text:span><text:span text:style-name="T48">},</text:span></text:p>
        <text:p text:style-name="P9"><text:span text:style-name="T41"><text:s text:c="8"/></text:span><text:span text:style-name="T44">ondblclk <text:s text:c="3"/></text:span><text:span text:style-name="T48">:</text:span><text:span text:style-name="T44"> </text:span><text:span text:style-name="T53">function</text:span><text:span text:style-name="T48">(</text:span><text:span text:style-name="T44">NODE</text:span><text:span text:style-name="T48">,</text:span><text:span text:style-name="T44"> TREE_OBJ</text:span><text:span text:style-name="T48">)</text:span><text:span text:style-name="T44"> </text:span><text:span text:style-name="T48">{</text:span><text:span text:style-name="T44"> </text:span></text:p>
        <text:p text:style-name="P9"><text:span text:style-name="T41"><text:s text:c="12"/></text:span><text:span text:style-name="T44">TREE_OBJ</text:span><text:span text:style-name="T48">.</text:span><text:span text:style-name="T44">toggle_branch</text:span><text:span text:style-name="T48">.</text:span><text:span text:style-name="T44">call</text:span><text:span text:style-name="T48">(</text:span><text:span text:style-name="T44">TREE_OBJ</text:span><text:span text:style-name="T48">,</text:span><text:span text:style-name="T44"> NODE</text:span><text:span text:style-name="T48">);</text:span><text:span text:style-name="T44"> </text:span></text:p>
        <text:p text:style-name="P9"><text:span text:style-name="T41"><text:s text:c="12"/></text:span><text:span text:style-name="T44">TREE_OBJ</text:span><text:span text:style-name="T48">.</text:span><text:span text:style-name="T44">select_branch</text:span><text:span text:style-name="T48">.</text:span><text:span text:style-name="T44">call</text:span><text:span text:style-name="T48">(</text:span><text:span text:style-name="T44">TREE_OBJ</text:span><text:span text:style-name="T48">,</text:span><text:span text:style-name="T44"> NODE</text:span><text:span text:style-name="T48">);</text:span><text:span text:style-name="T44"> </text:span></text:p>
        <text:p text:style-name="P9"><text:span text:style-name="T41"><text:s text:c="8"/></text:span><text:span text:style-name="T48">}</text:span></text:p>
        <text:p text:style-name="P9"><text:span text:style-name="T41"><text:s text:c="4"/></text:span><text:span text:style-name="T48">}</text:span></text:p>
        <text:p text:style-name="P3">}</text:p>
        <text:p text:style-name="P34"/>
        <text:h text:style-name="P40" text:outline-level="1"/>
        <text:h text:style-name="P41" text:outline-level="1"><text:bookmark text:name="ddata"/>Formato de datos de entrada</text:h>
        <text:h text:style-name="P39" text:outline-level="2"><text:bookmark text:name="data_html"/>predefinido HTML</text:h>
        <text:p text:style-name="P43">SIN VERSIONES <text:span text:style-name="T140">de IDIOMA</text:span></text:p>
        <text:p text:style-name="P34">&lt;!-- SINGLE NODE --&gt;</text:p>
        <text:p text:style-name="P1"><text:span text:style-name="T21">&lt;</text:span><text:span text:style-name="T30">li</text:span><text:span text:style-name="T19"> </text:span><text:span text:style-name="T32">id</text:span><text:span text:style-name="T21">=</text:span><text:span text:style-name="T34">"</text:span><text:span text:style-name="Emphasis"><text:span text:style-name="T34">node_identificator</text:span></text:span><text:span text:style-name="T34">"</text:span><text:span text:style-name="T21">&gt;</text:span></text:p>
        <text:p text:style-name="P1"><text:span text:style-name="T18"><text:s text:c="4"/></text:span><text:span text:style-name="T21">&lt;</text:span><text:span text:style-name="T30">a</text:span><text:span text:style-name="T19"> </text:span><text:span text:style-name="T32">href</text:span><text:span text:style-name="T21">=</text:span><text:span text:style-name="T34">"#"</text:span><text:span text:style-name="T21">&gt;</text:span><text:span text:style-name="Emphasis"><text:span text:style-name="T19">node_title</text:span></text:span><text:span text:style-name="T21">&lt;/</text:span><text:span text:style-name="T30">a</text:span><text:span text:style-name="T21">&gt;</text:span></text:p>
        <text:p text:style-name="P12"><text:span text:style-name="T45">&lt;/</text:span><text:span text:style-name="T50">li</text:span><text:span text:style-name="T45">&gt;</text:span></text:p>
        <text:p text:style-name="P16">&lt;!-- NODE WITH CHILDREN --&gt;</text:p>
        <text:p text:style-name="P1"><text:span text:style-name="T21">&lt;</text:span><text:span text:style-name="T30">li</text:span><text:span text:style-name="T19"> </text:span><text:span text:style-name="T32">id</text:span><text:span text:style-name="T21">=</text:span><text:span text:style-name="T34">"</text:span><text:span text:style-name="Emphasis"><text:span text:style-name="T34">node_identificator</text:span></text:span><text:span text:style-name="T34">"</text:span><text:span text:style-name="T21">&gt;</text:span></text:p>
        <text:p text:style-name="P1"><text:span text:style-name="T18"><text:s text:c="4"/></text:span><text:span text:style-name="T21">&lt;</text:span><text:span text:style-name="T30">a</text:span><text:span text:style-name="T19"> </text:span><text:span text:style-name="T32">href</text:span><text:span text:style-name="T21">=</text:span><text:span text:style-name="T34">"#"</text:span><text:span text:style-name="T21">&gt;</text:span><text:span text:style-name="Emphasis"><text:span text:style-name="T19">node_title</text:span></text:span><text:span text:style-name="T21">&lt;/</text:span><text:span text:style-name="T30">a</text:span><text:span text:style-name="T21">&gt;</text:span></text:p>
        <text:p text:style-name="P9"><text:span text:style-name="T41"><text:s text:c="4"/></text:span><text:span text:style-name="T48">&lt;</text:span><text:span text:style-name="T53">ul</text:span><text:span text:style-name="T48">&gt;</text:span></text:p>
        <text:p text:style-name="P9"><text:span text:style-name="T41"><text:s text:c="8"/></text:span><text:span text:style-name="T93">&lt;!-- CHILD NODES --&gt;</text:span></text:p>
        <text:p text:style-name="P9"><text:span text:style-name="T41"><text:s text:c="4"/></text:span><text:span text:style-name="T48">&lt;/</text:span><text:span text:style-name="T53">ul</text:span><text:span text:style-name="T48">&gt;</text:span></text:p>
        <text:p text:style-name="P12"><text:span text:style-name="T45">&lt;/</text:span><text:span text:style-name="T50">li</text:span><text:span text:style-name="T45">&gt;</text:span></text:p>
        <text:p text:style-name="P34"/>
        <text:p text:style-name="P42"/>
        <text:p text:style-name="P42">CON VERSIONES DE IDIOMA</text:p>
        <text:p text:style-name="P34">&lt;!-- SINGLE NODE --&gt;</text:p>
        <text:p text:style-name="P1"><text:span text:style-name="T21">&lt;</text:span><text:span text:style-name="T30">li</text:span><text:span text:style-name="T19"> </text:span><text:span text:style-name="T32">id</text:span><text:span text:style-name="T21">=</text:span><text:span text:style-name="T34">"</text:span><text:span text:style-name="Emphasis"><text:span text:style-name="T34">node_identificator</text:span></text:span><text:span text:style-name="T34">"</text:span><text:span text:style-name="T21">&gt;</text:span></text:p>
        <text:p text:style-name="P1"><text:span text:style-name="T18"><text:s text:c="4"/></text:span><text:span text:style-name="T21">&lt;</text:span><text:span text:style-name="T30">a</text:span><text:span text:style-name="T19"> </text:span><text:span text:style-name="T32">href</text:span><text:span text:style-name="T21">=</text:span><text:span text:style-name="T34">"#"</text:span><text:span text:style-name="T19"> </text:span><text:span text:style-name="T32">class</text:span><text:span text:style-name="T21">=</text:span><text:span text:style-name="T34">"</text:span><text:span text:style-name="Emphasis"><text:span text:style-name="T34">language_name</text:span></text:span><text:span text:style-name="T34">"</text:span><text:span text:style-name="T21">&gt;</text:span><text:span text:style-name="Emphasis"><text:span text:style-name="T19">node_title</text:span></text:span><text:span text:style-name="T21">&lt;/</text:span><text:span text:style-name="T30">a</text:span><text:span text:style-name="T21">&gt;</text:span></text:p>
        <text:p text:style-name="P1"><text:span text:style-name="T18"><text:s text:c="4"/></text:span><text:span text:style-name="T21">&lt;</text:span><text:span text:style-name="T30">a</text:span><text:span text:style-name="T19"> </text:span><text:span text:style-name="T32">href</text:span><text:span text:style-name="T21">=</text:span><text:span text:style-name="T34">"#"</text:span><text:span text:style-name="T19"> </text:span><text:span text:style-name="T32">class</text:span><text:span text:style-name="T21">=</text:span><text:span text:style-name="T34">"</text:span><text:span text:style-name="Emphasis"><text:span text:style-name="T34">language_name</text:span></text:span><text:span text:style-name="T34">"</text:span><text:span text:style-name="T21">&gt;</text:span><text:span text:style-name="Emphasis"><text:span text:style-name="T19">node_title</text:span></text:span><text:span text:style-name="T21">&lt;/</text:span><text:span text:style-name="T30">a</text:span><text:span text:style-name="T21">&gt;</text:span></text:p>
        <text:p text:style-name="P12"><text:span text:style-name="T45">&lt;/</text:span><text:span text:style-name="T50">li</text:span><text:span text:style-name="T45">&gt;</text:span></text:p>
        <text:p text:style-name="P16">&lt;!-- NODE WITH CHILDREN --&gt;</text:p>
        <text:p text:style-name="P1"><text:span text:style-name="T21">&lt;</text:span><text:span text:style-name="T30">li</text:span><text:span text:style-name="T19"> </text:span><text:span text:style-name="T32">id</text:span><text:span text:style-name="T21">=</text:span><text:span text:style-name="T34">"</text:span><text:span text:style-name="Emphasis"><text:span text:style-name="T34">node_identificator</text:span></text:span><text:span text:style-name="T34">"</text:span><text:span text:style-name="T21">&gt;</text:span></text:p>
        <text:p text:style-name="P1"><text:span text:style-name="T18"><text:s text:c="4"/></text:span><text:span text:style-name="T21">&lt;</text:span><text:span text:style-name="T30">a</text:span><text:span text:style-name="T19"> </text:span><text:span text:style-name="T32">href</text:span><text:span text:style-name="T21">=</text:span><text:span text:style-name="T34">"#"</text:span><text:span text:style-name="T19"> </text:span><text:span text:style-name="T32">class</text:span><text:span text:style-name="T21">=</text:span><text:span text:style-name="T34">"</text:span><text:span text:style-name="Emphasis"><text:span text:style-name="T34">language_name</text:span></text:span><text:span text:style-name="T34">"</text:span><text:span text:style-name="T21">&gt;</text:span><text:span text:style-name="Emphasis"><text:span text:style-name="T19">node_title</text:span></text:span><text:span text:style-name="T21">&lt;/</text:span><text:span text:style-name="T30">a</text:span><text:span text:style-name="T21">&gt;</text:span></text:p>
        <text:p text:style-name="P1"><text:span text:style-name="T18"><text:s text:c="4"/></text:span><text:span text:style-name="T21">&lt;</text:span><text:span text:style-name="T30">a</text:span><text:span text:style-name="T19"> </text:span><text:span text:style-name="T32">href</text:span><text:span text:style-name="T21">=</text:span><text:span text:style-name="T34">"#"</text:span><text:span text:style-name="T19"> </text:span><text:span text:style-name="T32">class</text:span><text:span text:style-name="T21">=</text:span><text:span text:style-name="T34">"</text:span><text:span text:style-name="Emphasis"><text:span text:style-name="T34">language_name</text:span></text:span><text:span text:style-name="T34">"</text:span><text:span text:style-name="T21">&gt;</text:span><text:span text:style-name="Emphasis"><text:span text:style-name="T19">node_title</text:span></text:span><text:span text:style-name="T21">&lt;/</text:span><text:span text:style-name="T30">a</text:span><text:span text:style-name="T21">&gt;</text:span></text:p>
        <text:p text:style-name="P9"><text:span text:style-name="T41"><text:s text:c="4"/></text:span><text:span text:style-name="T48">&lt;</text:span><text:span text:style-name="T53">ul</text:span><text:span text:style-name="T48">&gt;</text:span></text:p>
        <text:p text:style-name="P9"><text:span text:style-name="T41"><text:s text:c="8"/></text:span><text:span text:style-name="T93">&lt;!-- CHILD NODES --&gt;</text:span></text:p>
        <text:p text:style-name="P9"><text:span text:style-name="T41"><text:s text:c="4"/></text:span><text:span text:style-name="T48">&lt;/</text:span><text:span text:style-name="T53">ul</text:span><text:span text:style-name="T48">&gt;</text:span></text:p>
        <text:p text:style-name="P12"><text:span text:style-name="T45">&lt;/</text:span><text:span text:style-name="T50">li</text:span><text:span text:style-name="T45">&gt;</text:span></text:p>
        <text:p text:style-name="P25"/>
        <text:p text:style-name="P28"><text:span text:style-name="T36">NOTA: si desea establecer un icono personalizado para un nodo sólo tiene que utilizar </text:span><text:span text:style-name="T38">la propiedad de estilo</text:span><text:span text:style-name="T36"> </text:span><text:span text:style-name="T26">fbackground-image</text:span><text:span text:style-name="T36"> (en </text:span><text:span text:style-name="T38">la</text:span><text:span text:style-name="T36"> </text:span><text:span text:style-name="T26">&lt;a&gt; </text:span><text:span text:style-name="T38">del n</text:span><text:span text:style-name="T36">odo).</text:span></text:p>
        <text:h text:style-name="P39" text:outline-level="2"><text:bookmark text:name="data_xml-nested"/>XML anidada</text:h>
        <text:p text:style-name="P42">SIN VERSIONES LINGÜÍSTICAS</text:p>
        <text:p text:style-name="P30"><text:span text:style-name="T45">&lt; </text:span><text:span text:style-name="T50">xml </text:span><text:span text:style-name="T41"><text:s/></text:span><text:span text:style-name="T54">version </text:span><text:span text:style-name="T45">= </text:span><text:span text:style-name="T56">"1.0" </text:span><text:span text:style-name="T41"><text:s/></text:span><text:span text:style-name="T54">encoding </text:span><text:span text:style-name="T45">= </text:span><text:span text:style-name="T56">"utf-8" </text:span><text:span text:style-name="T41">? </text:span><text:span text:style-name="T45">&gt; </text:span></text:p>
        <text:p text:style-name="P8"><text:span text:style-name="T45">&lt; </text:span><text:span text:style-name="T50">root </text:span><text:span text:style-name="T45">&gt; </text:span></text:p>
        <text:p text:style-name="P1"><text:span text:style-name="T18"><text:s text:c="4"/></text:span><text:span text:style-name="T20">&lt; </text:span><text:span text:style-name="T29">item </text:span><text:span text:style-name="T17"><text:s/></text:span><text:span text:style-name="T31">id </text:span><text:span text:style-name="T20">= </text:span><text:span text:style-name="T33">" </text:span><text:span text:style-name="Emphasis"><text:span text:style-name="T33">node_id</text:span></text:span><text:span text:style-name="T33"> " </text:span><text:span text:style-name="T17">[ </text:span><text:span text:style-name="T31">state </text:span><text:span text:style-name="T20">= </text:span><text:span text:style-name="T33">" </text:span><text:span text:style-name="Emphasis"><text:span text:style-name="T33">closed|open</text:span></text:span><text:span text:style-name="T33"> " </text:span><text:span text:style-name="T17"><text:s/></text:span><text:span text:style-name="Emphasis"><text:span text:style-name="T31">hasChildren</text:span></text:span><text:span text:style-name="T17"> ] </text:span><text:span text:style-name="T20">&gt; </text:span></text:p>
        <text:p text:style-name="P9"><text:span text:style-name="T41"><text:s text:c="8"/></text:span><text:span text:style-name="T47">&lt; </text:span><text:span text:style-name="T52">content </text:span><text:span text:style-name="T47">&gt; </text:span></text:p>
        <text:p text:style-name="P1"><text:span text:style-name="T18"><text:s text:c="12"/></text:span><text:span text:style-name="T20">&lt; </text:span><text:span text:style-name="T29">name </text:span><text:span text:style-name="T17">[ </text:span><text:span text:style-name="T31">icon </text:span><text:span text:style-name="T20">= </text:span><text:span text:style-name="T33">" </text:span><text:span text:style-name="Emphasis"><text:span text:style-name="T33">path_to_icon</text:span></text:span><text:span text:style-name="T33"> " </text:span><text:span text:style-name="T17">] </text:span><text:span text:style-name="T20">&gt; </text:span><text:span text:style-name="T17">&lt;![CDATA[ </text:span><text:span text:style-name="Emphasis"><text:span text:style-name="T17">node_title</text:span></text:span><text:span text:style-name="T17"> ]]&gt; </text:span><text:span text:style-name="T20">&lt;/ </text:span><text:span text:style-name="T29">name </text:span><text:span text:style-name="T20">&gt; </text:span></text:p>
        <text:p text:style-name="P9"><text:span text:style-name="T41"><text:s text:c="8"/></text:span><text:span text:style-name="T47">&lt;/ </text:span><text:span text:style-name="T52">content </text:span><text:span text:style-name="T47">&gt; </text:span></text:p>
        <text:p text:style-name="P9"><text:span text:style-name="T41"><text:s text:c="8"/></text:span><text:span text:style-name="T90">&lt;!-- Nodos item NESTED -&gt; </text:span></text:p>
        <text:p text:style-name="P9"><text:span text:style-name="T41"><text:s text:c="4"/></text:span><text:span text:style-name="T47">&lt;/ </text:span><text:span text:style-name="T52">elemento </text:span><text:span text:style-name="T47">&gt; </text:span></text:p>
        <text:p text:style-name="P8"><text:span text:style-name="T45">&lt;/ </text:span><text:span text:style-name="T50">root </text:span><text:span text:style-name="T45">&gt;</text:span></text:p>
        <text:p text:style-name="P42"/>
        <text:p text:style-name="P42"/>
        <text:p text:style-name="P42"/>
        <text:p text:style-name="P42"/>
        <text:p text:style-name="P42"><text:soft-page-break/>CON VERSIONES LINGÜÍSTICAS</text:p>
        <text:p text:style-name="P30"><text:span text:style-name="T45">&lt; </text:span><text:span text:style-name="T50">xml </text:span><text:span text:style-name="T41"><text:s/></text:span><text:span text:style-name="T54">version </text:span><text:span text:style-name="T45">= </text:span><text:span text:style-name="T56">"1.0" </text:span><text:span text:style-name="T41"><text:s/></text:span><text:span text:style-name="T54">encoding </text:span><text:span text:style-name="T45">= </text:span><text:span text:style-name="T56">"utf-8" </text:span><text:span text:style-name="T41">? </text:span><text:span text:style-name="T45">&gt; </text:span></text:p>
        <text:p text:style-name="P8"><text:span text:style-name="T45">&lt; </text:span><text:span text:style-name="T50">root </text:span><text:span text:style-name="T45">&gt; </text:span></text:p>
        <text:p text:style-name="P1"><text:span text:style-name="T18"><text:s text:c="4"/></text:span><text:span text:style-name="T20">&lt; </text:span><text:span text:style-name="T29">item </text:span><text:span text:style-name="T17"><text:s/></text:span><text:span text:style-name="T31">id </text:span><text:span text:style-name="T20">= </text:span><text:span text:style-name="T33">" </text:span><text:span text:style-name="Emphasis"><text:span text:style-name="T33">node_id</text:span></text:span><text:span text:style-name="T33"> " </text:span><text:span text:style-name="T17">[ </text:span><text:span text:style-name="T31">state </text:span><text:span text:style-name="T20">= </text:span><text:span text:style-name="T33">" </text:span><text:span text:style-name="Emphasis"><text:span text:style-name="T33">closed|open</text:span></text:span><text:span text:style-name="T33"> " </text:span><text:span text:style-name="T17"><text:s/></text:span><text:span text:style-name="Emphasis"><text:span text:style-name="T31">hasChildren</text:span></text:span><text:span text:style-name="T17"> ] </text:span><text:span text:style-name="T20">&gt; </text:span></text:p>
        <text:p text:style-name="P9"><text:span text:style-name="T41"><text:s text:c="8"/></text:span><text:span text:style-name="T47">&lt; </text:span><text:span text:style-name="T52">content </text:span><text:span text:style-name="T47">&gt; </text:span></text:p>
        <text:p text:style-name="P1"><text:span text:style-name="T18"><text:s text:c="12"/></text:span><text:span text:style-name="T20">&lt; </text:span><text:span text:style-name="T29">name </text:span><text:span text:style-name="T17"><text:s/></text:span><text:span text:style-name="T31">lang </text:span><text:span text:style-name="T20">= </text:span><text:span text:style-name="T33">" </text:span><text:span text:style-name="Emphasis"><text:span text:style-name="T33">language_name</text:span></text:span><text:span text:style-name="T33"> " </text:span><text:span text:style-name="T17">[ </text:span><text:span text:style-name="T31">icon </text:span><text:span text:style-name="T20">= </text:span><text:span text:style-name="T33">" </text:span><text:span text:style-name="Emphasis"><text:span text:style-name="T33">path_to_icon</text:span></text:span><text:span text:style-name="T33"> " </text:span><text:span text:style-name="T17">] </text:span><text:span text:style-name="T20">&gt; </text:span></text:p>
        <text:p text:style-name="P1"><text:span text:style-name="T18"><text:s text:c="16"/></text:span><text:span text:style-name="T17">&lt;![CDATA[ </text:span><text:span text:style-name="Emphasis"><text:span text:style-name="T17">node_title</text:span></text:span><text:span text:style-name="T17"> ]]&gt; </text:span></text:p>
        <text:p text:style-name="P9"><text:span text:style-name="T41"><text:s text:c="12"/></text:span><text:span text:style-name="T47">&lt;/ </text:span><text:span text:style-name="T52">name </text:span><text:span text:style-name="T47">&gt; </text:span></text:p>
        <text:p text:style-name="P1"><text:span text:style-name="T18"><text:s text:c="12"/></text:span><text:span text:style-name="T20">&lt; </text:span><text:span text:style-name="T29">name </text:span><text:span text:style-name="T17"><text:s/></text:span><text:span text:style-name="T31">lang </text:span><text:span text:style-name="T20">= </text:span><text:span text:style-name="T33">" </text:span><text:span text:style-name="Emphasis"><text:span text:style-name="T33">language_name</text:span></text:span><text:span text:style-name="T33"> " </text:span><text:span text:style-name="T17">[ </text:span><text:span text:style-name="T31">icon </text:span><text:span text:style-name="T20">= </text:span><text:span text:style-name="T33">" </text:span><text:span text:style-name="Emphasis"><text:span text:style-name="T33">path_to_icon</text:span></text:span><text:span text:style-name="T33"> " </text:span><text:span text:style-name="T17">] </text:span><text:span text:style-name="T20">&gt; </text:span></text:p>
        <text:p text:style-name="P1"><text:span text:style-name="T18"><text:s text:c="16"/></text:span><text:span text:style-name="T17">&lt;![CDATA[ </text:span><text:span text:style-name="Emphasis"><text:span text:style-name="T17">node_title</text:span></text:span><text:span text:style-name="T17"> ]]&gt; </text:span></text:p>
        <text:p text:style-name="P9"><text:span text:style-name="T41"><text:s text:c="12"/></text:span><text:span text:style-name="T47">&lt;/ </text:span><text:span text:style-name="T52">name </text:span><text:span text:style-name="T47">&gt; </text:span></text:p>
        <text:p text:style-name="P9"><text:span text:style-name="T41"><text:s text:c="8"/></text:span><text:span text:style-name="T47">&lt;/ </text:span><text:span text:style-name="T52">content </text:span><text:span text:style-name="T47">&gt; </text:span></text:p>
        <text:p text:style-name="P9"><text:span text:style-name="T41"><text:s text:c="8"/></text:span><text:span text:style-name="T90">&lt;!-- Nodos item NESTED -&gt; </text:span></text:p>
        <text:p text:style-name="P9"><text:span text:style-name="T41"><text:s text:c="4"/></text:span><text:span text:style-name="T47">&lt;/ </text:span><text:span text:style-name="T52">elemento </text:span><text:span text:style-name="T47">&gt; </text:span></text:p>
        <text:p text:style-name="P1"><text:span text:style-name="T20">&lt;/ </text:span><text:span text:style-name="T29">root </text:span><text:span text:style-name="T20">&gt;</text:span></text:p>
        <text:p text:style-name="P25">NOTA:</text:p>
        <text:list xml:id="list1776048378221478667" text:style-name="L6">
          <text:list-item>
            <text:p text:style-name="P68">si el atributo <text:span text:style-name="T61">icon </text:span>(<text:span text:style-name="T141">es</text:span> <text:span text:style-name="T141">establecido</text:span>) no contiene un <text:span text:style-name="T70">"/"</text:span> el icono se busca en el directorio de temas actuales (por lo que si el icono se encuentra en la misma carpeta que el archivo que muestra el uso de los árboles <text:span text:style-name="T70">"./"</text:span> )</text:p>
          </text:list-item>
          <text:list-item>
            <text:p text:style-name="P68">si el atributo <text:span text:style-name="T61">esta</text:span><text:span text:style-name="T62">te </text:span>está presente el nodo es forzado en el estado especificado</text:p>
          </text:list-item>
          <text:list-item>
            <text:p text:style-name="P68">si el atributo <text:span text:style-name="T61">hasChildren </text:span>está presente, <text:span text:style-name="T142">la </text:span>alida <text:span text:style-name="T142">del nodo </text:span>se muestra como <text:span text:style-name="T142">si tubuera </text:span>hijos, incluso si no lo hac<text:span text:style-name="T142">iera</text:span> (útil para <text:span text:style-name="T61">async</text:span> )</text:p>
          </text:list-item>
          <text:list-item>
            <text:p text:style-name="P69">todos los otros atributos del nodo <text:span text:style-name="T61">item</text:span> se copian a la <text:span text:style-name="T142">etiqueta </text:span><text:span text:style-name="T61">&lt;li&gt;</text:span> nodo en el HTML de salida (por ejemplo, <text:span text:style-name="T61">t</text:span><text:span text:style-name="T63">itle</text:span> o <text:span text:style-name="T61">rel</text:span> )</text:p>
          </text:list-item>
          <text:list-item>
            <text:p text:style-name="P57">todos los atributos (excepto <text:span text:style-name="T61">language</text:span> y <text:span text:style-name="T61">icon</text:span> ) del nodo <text:span text:style-name="T61">name</text:span> se copian a la <text:span text:style-name="T142">etiqueta </text:span><text:span text:style-name="T61">&lt;a&gt;</text:span> nodo en el HTML de salida (por ejemplo <text:span text:style-name="T61">href</text:span> )</text:p>
          </text:list-item>
        </text:list>
        <text:h text:style-name="P39" text:outline-level="2"><text:bookmark text:name="data_xml-flat"/>XML plana</text:h>
        <text:p text:style-name="P42">SIN VERSIONES LINGÜÍSTICAS</text:p>
        <text:p text:style-name="P30"><text:span text:style-name="T45">&lt; </text:span><text:span text:style-name="T50">xml </text:span><text:span text:style-name="T41"><text:s/></text:span><text:span text:style-name="T54">version </text:span><text:span text:style-name="T45">= </text:span><text:span text:style-name="T56">"1.0" </text:span><text:span text:style-name="T41"><text:s/></text:span><text:span text:style-name="T54">encoding </text:span><text:span text:style-name="T45">= </text:span><text:span text:style-name="T56">"utf-8" </text:span><text:span text:style-name="T41">? </text:span><text:span text:style-name="T45">&gt; </text:span></text:p>
        <text:p text:style-name="P8"><text:span text:style-name="T45">&lt; </text:span><text:span text:style-name="T50">root </text:span><text:span text:style-name="T45">&gt; </text:span></text:p>
        <text:p text:style-name="P1"><text:span text:style-name="T18"><text:s text:c="4"/></text:span><text:span text:style-name="T20">&lt; </text:span><text:span text:style-name="T29">item </text:span><text:span text:style-name="T17"><text:s/></text:span><text:span text:style-name="T31">id </text:span><text:span text:style-name="T20">= </text:span><text:span text:style-name="T33">" </text:span><text:span text:style-name="Emphasis"><text:span text:style-name="T33">node_id</text:span></text:span><text:span text:style-name="T33"> " </text:span><text:span text:style-name="T17"><text:s/></text:span><text:span text:style-name="T31">parent_id </text:span><text:span text:style-name="T20">= </text:span><text:span text:style-name="T33">" </text:span><text:span text:style-name="Emphasis"><text:span text:style-name="T33">parent_node_id</text:span></text:span><text:span text:style-name="T33"> " </text:span><text:span text:style-name="T17">[ </text:span><text:span text:style-name="T31">state </text:span><text:span text:style-name="T20">= </text:span><text:span text:style-name="T33">" </text:span><text:span text:style-name="Emphasis"><text:span text:style-name="T33">closed|open</text:span></text:span><text:span text:style-name="T33"> " </text:span><text:span text:style-name="T17"><text:s/></text:span><text:span text:style-name="Emphasis"><text:span text:style-name="T31">hasChildren</text:span></text:span><text:span text:style-name="T17"> ] </text:span><text:span text:style-name="T20">&gt; </text:span></text:p>
        <text:p text:style-name="P9"><text:span text:style-name="T41"><text:s text:c="8"/></text:span><text:span text:style-name="T47">&lt; </text:span><text:span text:style-name="T52">content </text:span><text:span text:style-name="T47">&gt; </text:span></text:p>
        <text:p text:style-name="P1"><text:span text:style-name="T18"><text:s text:c="12"/></text:span><text:span text:style-name="T20">&lt; </text:span><text:span text:style-name="T29">name </text:span><text:span text:style-name="T17">[ </text:span><text:span text:style-name="T31">icon </text:span><text:span text:style-name="T20">= </text:span><text:span text:style-name="T33">" </text:span><text:span text:style-name="Emphasis"><text:span text:style-name="T33">path_to_icon</text:span></text:span><text:span text:style-name="T33"> " </text:span><text:span text:style-name="T17">] </text:span><text:span text:style-name="T20">&gt; </text:span><text:span text:style-name="T17">&lt;![CDATA[ </text:span><text:span text:style-name="Emphasis"><text:span text:style-name="T17">node_title</text:span></text:span><text:span text:style-name="T17"> ]]&gt; </text:span><text:span text:style-name="T20">&lt;/ </text:span><text:span text:style-name="T29">name </text:span><text:span text:style-name="T20">&gt; </text:span></text:p>
        <text:p text:style-name="P9"><text:span text:style-name="T41"><text:s text:c="8"/></text:span><text:span text:style-name="T47">&lt;/ </text:span><text:span text:style-name="T52">content </text:span><text:span text:style-name="T47">&gt; </text:span></text:p>
        <text:p text:style-name="P9"><text:span text:style-name="T41"><text:s text:c="4"/></text:span><text:span text:style-name="T47">&lt;/ </text:span><text:span text:style-name="T52">item </text:span><text:span text:style-name="T47">&gt; </text:span></text:p>
        <text:p text:style-name="P9"><text:span text:style-name="T41"><text:s text:c="4"/></text:span><text:span text:style-name="T90">&lt;!-- NODOS elemento siguiente -&gt; </text:span></text:p>
        <text:p text:style-name="P8"><text:span text:style-name="T45">&lt;/ </text:span><text:span text:style-name="T50">root </text:span><text:span text:style-name="T45">&gt;</text:span></text:p>
        <text:p text:style-name="P42">CON VERSIONES LINGÜÍSTICAS</text:p>
        <text:p text:style-name="P30"><text:span text:style-name="T45">&lt; </text:span><text:span text:style-name="T50">xml </text:span><text:span text:style-name="T41"><text:s/></text:span><text:span text:style-name="T54">version </text:span><text:span text:style-name="T45">= </text:span><text:span text:style-name="T56">"1.0" </text:span><text:span text:style-name="T41"><text:s/></text:span><text:span text:style-name="T54">encoding </text:span><text:span text:style-name="T45">= </text:span><text:span text:style-name="T56">"utf-8" </text:span><text:span text:style-name="T41">? </text:span><text:span text:style-name="T45">&gt; </text:span></text:p>
        <text:p text:style-name="P8"><text:span text:style-name="T45">&lt; </text:span><text:span text:style-name="T50">root </text:span><text:span text:style-name="T45">&gt; </text:span></text:p>
        <text:p text:style-name="P1"><text:span text:style-name="T18"><text:s text:c="4"/></text:span><text:span text:style-name="T20">&lt; </text:span><text:span text:style-name="T29">item </text:span><text:span text:style-name="T17"><text:s/></text:span><text:span text:style-name="T31">id </text:span><text:span text:style-name="T20">= </text:span><text:span text:style-name="T33">" </text:span><text:span text:style-name="Emphasis"><text:span text:style-name="T33">node_id</text:span></text:span><text:span text:style-name="T33"> " </text:span><text:span text:style-name="T17"><text:s/></text:span><text:span text:style-name="T31">parent_id </text:span><text:span text:style-name="T20">= </text:span><text:span text:style-name="T33">" </text:span><text:span text:style-name="Emphasis"><text:span text:style-name="T33">parent_node_id</text:span></text:span><text:span text:style-name="T33"> " </text:span><text:span text:style-name="T17">[ </text:span><text:span text:style-name="T31">state </text:span><text:span text:style-name="T20">= </text:span><text:span text:style-name="T33">" </text:span><text:span text:style-name="Emphasis"><text:span text:style-name="T33">closed|open</text:span></text:span><text:span text:style-name="T33"> " </text:span><text:span text:style-name="T17"><text:s/></text:span><text:span text:style-name="Emphasis"><text:span text:style-name="T31">hasChildren</text:span></text:span><text:span text:style-name="T17"> ] </text:span><text:span text:style-name="T20">&gt; </text:span></text:p>
        <text:p text:style-name="P9"><text:span text:style-name="T41"><text:s text:c="8"/></text:span><text:span text:style-name="T47">&lt; </text:span><text:span text:style-name="T52">content </text:span><text:span text:style-name="T47">&gt; </text:span></text:p>
        <text:p text:style-name="P1"><text:span text:style-name="T18"><text:s text:c="12"/></text:span><text:span text:style-name="T20">&lt; </text:span><text:span text:style-name="T29">name </text:span><text:span text:style-name="T17"><text:s/></text:span><text:span text:style-name="T31">lang </text:span><text:span text:style-name="T20">= </text:span><text:span text:style-name="T33">" </text:span><text:span text:style-name="Emphasis"><text:span text:style-name="T33">language_name</text:span></text:span><text:span text:style-name="T33"> " </text:span><text:span text:style-name="T17">[ </text:span><text:span text:style-name="T31">icon </text:span><text:span text:style-name="T20">= </text:span><text:span text:style-name="T33">" </text:span><text:span text:style-name="Emphasis"><text:span text:style-name="T33">path_to_icon</text:span></text:span><text:span text:style-name="T33"> " </text:span><text:span text:style-name="T17">] </text:span><text:span text:style-name="T20">&gt; </text:span></text:p>
        <text:p text:style-name="P1"><text:span text:style-name="T18"><text:s text:c="16"/></text:span><text:span text:style-name="T17">&lt;![CDATA[ </text:span><text:span text:style-name="Emphasis"><text:span text:style-name="T17">node_title</text:span></text:span><text:span text:style-name="T17"> ]]&gt; </text:span></text:p>
        <text:p text:style-name="P9"><text:span text:style-name="T41"><text:s text:c="12"/></text:span><text:span text:style-name="T47">&lt;/ </text:span><text:span text:style-name="T52">name </text:span><text:span text:style-name="T47">&gt; </text:span></text:p>
        <text:p text:style-name="P1"><text:span text:style-name="T18"><text:s text:c="12"/></text:span><text:span text:style-name="T20">&lt; </text:span><text:span text:style-name="T29">name </text:span><text:span text:style-name="T17"><text:s/></text:span><text:span text:style-name="T31">lang </text:span><text:span text:style-name="T20">= </text:span><text:span text:style-name="T33">" </text:span><text:span text:style-name="Emphasis"><text:span text:style-name="T33">language_name</text:span></text:span><text:span text:style-name="T33"> " </text:span><text:span text:style-name="T17">[ </text:span><text:span text:style-name="T31">icon </text:span><text:span text:style-name="T20">= </text:span><text:span text:style-name="T33">" </text:span><text:span text:style-name="Emphasis"><text:span text:style-name="T33">path_to_icon</text:span></text:span><text:span text:style-name="T33"> " </text:span><text:span text:style-name="T17">] </text:span><text:span text:style-name="T20">&gt; </text:span></text:p>
        <text:p text:style-name="P1"><text:span text:style-name="T18"><text:s text:c="16"/></text:span><text:span text:style-name="T17">&lt;![CDATA[ </text:span><text:span text:style-name="Emphasis"><text:span text:style-name="T17">node_title</text:span></text:span><text:span text:style-name="T17"> ]]&gt; </text:span></text:p>
        <text:p text:style-name="P9"><text:span text:style-name="T41"><text:s text:c="12"/></text:span><text:span text:style-name="T47">&lt;/ </text:span><text:span text:style-name="T52">name </text:span><text:span text:style-name="T47">&gt; </text:span></text:p>
        <text:p text:style-name="P9"><text:span text:style-name="T41"><text:s text:c="8"/></text:span><text:span text:style-name="T47">&lt;/ </text:span><text:span text:style-name="T52">content </text:span><text:span text:style-name="T47">&gt; </text:span></text:p>
        <text:p text:style-name="P9"><text:soft-page-break/><text:span text:style-name="T41"><text:s text:c="4"/></text:span><text:span text:style-name="T47">&lt;/ </text:span><text:span text:style-name="T52">item </text:span><text:span text:style-name="T47">&gt; </text:span></text:p>
        <text:p text:style-name="P9"><text:span text:style-name="T41"><text:s text:c="4"/></text:span><text:span text:style-name="T90">&lt;!-- NODOS elemento siguiente -&gt; </text:span></text:p>
        <text:p text:style-name="P8"><text:span text:style-name="T45">&lt;/ </text:span><text:span text:style-name="T50">root </text:span><text:span text:style-name="T45">&gt;</text:span></text:p>
        <text:p text:style-name="Text_20_body"/>
        <text:p text:style-name="P25">NOTA:</text:p>
        <text:list xml:id="list2905926547582875406" text:style-name="L7">
          <text:list-item>
            <text:p text:style-name="P70">e<text:span text:style-name="T142">n el</text:span> modo <text:span text:style-name="T61">async</text:span>, no <text:span text:style-name="T142">se </text:span>estable<text:span text:style-name="T142">se</text:span> el atributo <text:span text:style-name="T61">parent_id</text:span> </text:p>
          </text:list-item>
          <text:list-item>
            <text:p text:style-name="P70">si el atributo <text:span text:style-name="T61">icon </text:span>(<text:span text:style-name="T141">es</text:span> <text:span text:style-name="T141">establecido</text:span>) no contiene un <text:span text:style-name="T70">"/"</text:span> el icono se busca en el directorio de temas actuales (por lo que si el icono se encuentra en la misma carpeta que el archivo que muestra el uso de los árboles <text:span text:style-name="T70">"./"</text:span> )</text:p>
          </text:list-item>
          <text:list-item>
            <text:p text:style-name="P70">si el atributo <text:span text:style-name="T61">esta</text:span><text:span text:style-name="T62">te </text:span>está presente el nodo es forzado en el estado especificado</text:p>
          </text:list-item>
          <text:list-item>
            <text:p text:style-name="P70">si el atributo <text:span text:style-name="T61">hasChildren </text:span>está presente, <text:span text:style-name="T142">la </text:span>alida <text:span text:style-name="T142">del nodo </text:span>se muestra como <text:span text:style-name="T142">si tubuera </text:span>hijos, incluso si no lo hac<text:span text:style-name="T142">iera</text:span> (útil para <text:span text:style-name="T61">async</text:span> )</text:p>
          </text:list-item>
          <text:list-item>
            <text:p text:style-name="P70">todos los otros atributos del nodo <text:span text:style-name="T61">item</text:span> se copian a la <text:span text:style-name="T142">etiqueta </text:span><text:span text:style-name="T61">&lt;li&gt;</text:span> nodo en el HTML de salida (por ejemplo, <text:span text:style-name="T61">t</text:span><text:span text:style-name="T63">itle</text:span> o <text:span text:style-name="T61">rel</text:span> )</text:p>
          </text:list-item>
          <text:list-item>
            <text:p text:style-name="P70">todos los atributos (excepto <text:span text:style-name="T61">language</text:span> y <text:span text:style-name="T61">icon</text:span> ) del nodo <text:span text:style-name="T61">name</text:span> se copian a la <text:span text:style-name="T142">etiqueta </text:span><text:span text:style-name="T61">&lt;a&gt;</text:span> nodo en el HTML de salida (por ejemplo <text:span text:style-name="T61">href</text:span> )</text:p>
          </text:list-item>
        </text:list>
        <text:h text:style-name="P39" text:outline-level="2"><text:bookmark text:name="data_json"/>JSON</text:h>
        <text:p text:style-name="P42">SIN VERSIONES <text:span text:style-name="T143">de idioma</text:span></text:p>
        <text:p text:style-name="P31"><text:span text:style-name="T46">{</text:span><text:span text:style-name="T42"> </text:span></text:p>
        <text:p text:style-name="P1"><text:span text:style-name="T18"><text:s text:c="4"/></text:span><text:span text:style-name="T19">attributes</text:span><text:span text:style-name="T21">:</text:span><text:span text:style-name="T19"> </text:span><text:span text:style-name="T21">{</text:span><text:span text:style-name="T19"> id </text:span><text:span text:style-name="T21">:</text:span><text:span text:style-name="T19"> </text:span><text:span text:style-name="T34">"</text:span><text:span text:style-name="Emphasis"><text:span text:style-name="T34">node_identificator</text:span></text:span><text:span text:style-name="T34">"</text:span><text:span text:style-name="T21">,</text:span><text:span text:style-name="T19"> </text:span><text:span text:style-name="T21">[</text:span><text:span text:style-name="Emphasis"><text:span text:style-name="T19">attribute</text:span></text:span><text:span text:style-name="T19"> </text:span><text:span text:style-name="T21">:</text:span><text:span text:style-name="T19"> </text:span><text:span text:style-name="T34">"</text:span><text:span text:style-name="Emphasis"><text:span text:style-name="T34">attribute_value</text:span></text:span><text:span text:style-name="T34">"</text:span><text:span text:style-name="T21">]</text:span><text:span text:style-name="T19"> </text:span><text:span text:style-name="T21">},</text:span><text:span text:style-name="T19"> </text:span></text:p>
        <text:p text:style-name="P9"><text:span text:style-name="T41"><text:s text:c="4"/></text:span><text:span text:style-name="T44">state</text:span><text:span text:style-name="T48">:</text:span><text:span text:style-name="T44"> </text:span><text:span text:style-name="T58">"closed"</text:span><text:span text:style-name="T44"> </text:span><text:span text:style-name="T53">or</text:span><text:span text:style-name="T44"> </text:span><text:span text:style-name="T58">"open"</text:span><text:span text:style-name="T48">,</text:span><text:span text:style-name="T44"> </text:span></text:p>
        <text:p text:style-name="P1"><text:span text:style-name="T18"><text:s text:c="4"/></text:span><text:span text:style-name="T19">data</text:span><text:span text:style-name="T21">:</text:span><text:span text:style-name="T19"> </text:span><text:span text:style-name="T34">"</text:span><text:span text:style-name="Emphasis"><text:span text:style-name="T34">node_title</text:span></text:span><text:span text:style-name="T34">"</text:span><text:span text:style-name="T21">,</text:span><text:span text:style-name="T19"> </text:span></text:p>
        <text:p text:style-name="P9"><text:span text:style-name="T41"><text:s text:c="4"/></text:span><text:span text:style-name="T44">children</text:span><text:span text:style-name="T48">:</text:span><text:span text:style-name="T44"> </text:span><text:span text:style-name="T48">[</text:span><text:span text:style-name="T44"> </text:span><text:span text:style-name="T93">// an array of child nodes objects ]</text:span></text:p>
        <text:p text:style-name="P3">}</text:p>
        <text:p text:style-name="P16">// data can also be in the form</text:p>
        <text:p text:style-name="P2"><text:span text:style-name="T19">data </text:span><text:span text:style-name="T21">:</text:span><text:span text:style-name="T19"> </text:span><text:span text:style-name="T21">{</text:span><text:span text:style-name="T19"> </text:span></text:p>
        <text:p text:style-name="P2"><text:span text:style-name="T19"><text:tab/>title </text:span><text:span text:style-name="T21">:</text:span><text:span text:style-name="T19"> </text:span><text:span text:style-name="T34">"</text:span><text:span text:style-name="Emphasis"><text:span text:style-name="T34">node_title</text:span></text:span><text:span text:style-name="T34">"</text:span><text:span text:style-name="T21">,</text:span><text:span text:style-name="T19"> </text:span></text:p>
        <text:p text:style-name="P2"><text:span text:style-name="T19"><text:tab/>icon </text:span><text:span text:style-name="T21">:</text:span><text:span text:style-name="T19"> </text:span><text:span text:style-name="T34">"</text:span><text:span text:style-name="Emphasis"><text:span text:style-name="T34">path_to_icon</text:span></text:span><text:span text:style-name="T34">"</text:span><text:span text:style-name="T21">,</text:span><text:span text:style-name="T19"> </text:span></text:p>
        <text:p text:style-name="P2"><text:span text:style-name="T19"><text:tab/>attributes </text:span><text:span text:style-name="T21">:</text:span><text:span text:style-name="T19"> </text:span><text:span text:style-name="T21">{</text:span><text:span text:style-name="T34">"</text:span><text:span text:style-name="Emphasis"><text:span text:style-name="T34">key</text:span></text:span><text:span text:style-name="T34">"</text:span><text:span text:style-name="T19"> </text:span><text:span text:style-name="T21">:</text:span><text:span text:style-name="T19"> </text:span><text:span text:style-name="T34">"</text:span><text:span text:style-name="Emphasis"><text:span text:style-name="T34">value</text:span></text:span><text:span text:style-name="T34">"</text:span><text:span text:style-name="T21">,</text:span><text:span text:style-name="T19"> </text:span><text:span text:style-name="T21">...</text:span><text:span text:style-name="T19"> </text:span><text:span text:style-name="T21">}</text:span><text:span text:style-name="T19"> </text:span></text:p>
        <text:p text:style-name="P4">}</text:p>
        <text:p text:style-name="P42">CON VERSIONES <text:span text:style-name="T143">de idioma</text:span></text:p>
        <text:p text:style-name="P31"><text:span text:style-name="T46">{</text:span><text:span text:style-name="T42"> </text:span></text:p>
        <text:p text:style-name="P1"><text:span text:style-name="T18"><text:s text:c="4"/></text:span><text:span text:style-name="T19">attributes</text:span><text:span text:style-name="T21">:</text:span><text:span text:style-name="T19"> </text:span><text:span text:style-name="T21">{</text:span><text:span text:style-name="T19"> id </text:span><text:span text:style-name="T21">:</text:span><text:span text:style-name="T19"> </text:span><text:span text:style-name="T34">"</text:span><text:span text:style-name="Emphasis"><text:span text:style-name="T34">node_identificator</text:span></text:span><text:span text:style-name="T34">"</text:span><text:span text:style-name="T21">,</text:span><text:span text:style-name="T19"> </text:span><text:span text:style-name="T21">[</text:span><text:span text:style-name="Emphasis"><text:span text:style-name="T19">attribute</text:span></text:span><text:span text:style-name="T19"> </text:span><text:span text:style-name="T21">:</text:span><text:span text:style-name="T19"> </text:span><text:span text:style-name="T34">"</text:span><text:span text:style-name="Emphasis"><text:span text:style-name="T34">attribute_value</text:span></text:span><text:span text:style-name="T34">"</text:span><text:span text:style-name="T21">]</text:span><text:span text:style-name="T19"> </text:span><text:span text:style-name="T21">},</text:span><text:span text:style-name="T19"> </text:span></text:p>
        <text:p text:style-name="P9"><text:span text:style-name="T41"><text:s text:c="4"/></text:span><text:span text:style-name="T44">state</text:span><text:span text:style-name="T48">:</text:span><text:span text:style-name="T44"> </text:span><text:span text:style-name="T58">"closed"</text:span><text:span text:style-name="T44"> </text:span><text:span text:style-name="T53">or</text:span><text:span text:style-name="T44"> </text:span><text:span text:style-name="T58">"open"</text:span><text:span text:style-name="T48">,</text:span><text:span text:style-name="T44"> </text:span></text:p>
        <text:p text:style-name="P1"><text:span text:style-name="T18"><text:s text:c="4"/></text:span><text:span text:style-name="T19">data</text:span><text:span text:style-name="T21">:</text:span><text:span text:style-name="T19"> </text:span><text:span text:style-name="T21">{</text:span><text:span text:style-name="T19"> </text:span><text:span text:style-name="T34">"language_name"</text:span><text:span text:style-name="T19"> </text:span><text:span text:style-name="T21">:</text:span><text:span text:style-name="T19"> </text:span><text:span text:style-name="T34">"</text:span><text:span text:style-name="Emphasis"><text:span text:style-name="T34">node_title</text:span></text:span><text:span text:style-name="T34">"</text:span><text:span text:style-name="T21">,</text:span><text:span text:style-name="T19"> </text:span><text:span text:style-name="T34">"language_name"</text:span><text:span text:style-name="T19"> </text:span><text:span text:style-name="T21">:</text:span><text:span text:style-name="T19"> </text:span><text:span text:style-name="T34">"</text:span><text:span text:style-name="Emphasis"><text:span text:style-name="T34">node_title</text:span></text:span><text:span text:style-name="T34">"</text:span><text:span text:style-name="T21">,</text:span><text:span text:style-name="T19"> </text:span><text:span text:style-name="T21">...</text:span><text:span text:style-name="T19"> </text:span><text:span text:style-name="T21">},</text:span><text:span text:style-name="T19"> </text:span></text:p>
        <text:p text:style-name="P9"><text:span text:style-name="T41"><text:s text:c="4"/></text:span><text:span text:style-name="T44">children</text:span><text:span text:style-name="T48">:</text:span><text:span text:style-name="T44"> </text:span><text:span text:style-name="T48">[</text:span><text:span text:style-name="T44"> </text:span><text:span text:style-name="T93">// an array of child nodes objects ]</text:span></text:p>
        <text:p text:style-name="P3">}</text:p>
        <text:p text:style-name="P16">// each item in the data object can also be in the form</text:p>
        <text:p text:style-name="P2"><text:span text:style-name="T34">"language"</text:span><text:span text:style-name="T19"> </text:span><text:span text:style-name="T21">:</text:span><text:span text:style-name="T19"> </text:span><text:span text:style-name="T21">{</text:span><text:span text:style-name="T19"> </text:span></text:p>
        <text:p text:style-name="P2"><text:span text:style-name="T19"><text:tab/>title </text:span><text:span text:style-name="T21">:</text:span><text:span text:style-name="T19"> </text:span><text:span text:style-name="T34">"</text:span><text:span text:style-name="Emphasis"><text:span text:style-name="T34">node_title</text:span></text:span><text:span text:style-name="T34">"</text:span><text:span text:style-name="T21">,</text:span><text:span text:style-name="T19"> </text:span></text:p>
        <text:p text:style-name="P2"><text:span text:style-name="T19"><text:tab/>icon </text:span><text:span text:style-name="T21">:</text:span><text:span text:style-name="T19"> </text:span><text:span text:style-name="T34">"</text:span><text:span text:style-name="Emphasis"><text:span text:style-name="T34">path_to_icon</text:span></text:span><text:span text:style-name="T34">"</text:span><text:span text:style-name="T21">,</text:span><text:span text:style-name="T19"> </text:span></text:p>
        <text:p text:style-name="P2"><text:span text:style-name="T19"><text:tab/>attributes </text:span><text:span text:style-name="T21">:</text:span><text:span text:style-name="T19"> </text:span><text:span text:style-name="T21">{</text:span><text:span text:style-name="T34">"</text:span><text:span text:style-name="Emphasis"><text:span text:style-name="T34">key</text:span></text:span><text:span text:style-name="T34">"</text:span><text:span text:style-name="T19"> </text:span><text:span text:style-name="T21">:</text:span><text:span text:style-name="T19"> </text:span><text:span text:style-name="T34">"</text:span><text:span text:style-name="Emphasis"><text:span text:style-name="T34">value</text:span></text:span><text:span text:style-name="T34">"</text:span><text:span text:style-name="T21">,</text:span><text:span text:style-name="T19"> </text:span><text:span text:style-name="T21">...</text:span><text:span text:style-name="T19"> </text:span><text:span text:style-name="T21">}</text:span><text:span text:style-name="T19"> </text:span></text:p>
        <text:p text:style-name="P2"><text:span text:style-name="T21">}</text:span></text:p>
        <text:p text:style-name="P25">NOTA:</text:p>
        <text:list xml:id="list7966308674806031773" text:style-name="L8">
          <text:list-item>
            <text:p text:style-name="P71">si <text:span text:style-name="T61">path_to_icon</text:span> (si <text:span text:style-name="T144">es</text:span> <text:span text:style-name="T144">definida</text:span>) no contiene un <text:span text:style-name="T70">"/"</text:span> el icono <text:span text:style-name="T144">es buscado</text:span> en el directorio de temas actuales (por lo que si el icono se encuentra en la misma carpeta que el archivo que muestra el uso de los árboles <text:span text:style-name="T70">"./"</text:span> )</text:p>
          </text:list-item>
          <text:list-item>
            <text:p text:style-name="P72">si la propiedad <text:span text:style-name="T61">esta</text:span><text:span text:style-name="T64">te</text:span> <text:span text:style-name="T144">esta </text:span>presente <text:span text:style-name="T144">el</text:span> <text:span text:style-name="T144">nodo </text:span>es forzado <text:span text:style-name="T144">al</text:span> estado especificado</text:p>
          </text:list-item>
          <text:list-item>
            <text:p text:style-name="P72">todos los miembros de<text:span text:style-name="T144">l</text:span> objeto <text:span text:style-name="T61">at</text:span><text:span text:style-name="T64">t</text:span><text:span text:style-name="T61">ribut</text:span><text:span text:style-name="T64">es </text:span><text:span text:style-name="T144">el n</text:span>odo se copian a la <text:span text:style-name="T61">&lt;li&gt;</text:span> nodo en la salida HTML como atributos (por ejemplo, <text:span text:style-name="T64">title</text:span> o <text:span text:style-name="T61">rel</text:span> )</text:p>
          </text:list-item>
          <text:list-item>
            <text:p text:style-name="P58">todos los <text:span text:style-name="T61">attributes</text:span> de cualquier objeto <text:span text:style-name="T64">data</text:span> copian a la <text:span text:style-name="T61">&lt;a&gt;</text:span> nodo</text:p>
          </text:list-item>
        </text:list>
        <text:h text:style-name="P40" text:outline-level="1"><text:bookmark text:name="api"/><text:soft-page-break/>API</text:h>
        <text:p text:style-name="P22">Variables y funciones ligadas directamente a la clase <text:span text:style-name="T60">tree_component</text:span>:</text:p>
        <text:list xml:id="list1405245173890240261" text:style-name="L9">
          <text:list-item>
            <text:p text:style-name="P55">tree_component.cntr</text:p>
            <text:p text:style-name="P91">entero - el número de instancias creadas</text:p>
          </text:list-item>
          <text:list-item>
            <text:p text:style-name="P55">tree_component.focused</text:p>
            <text:p text:style-name="P91">entero - el número de la<text:span text:style-name="T145">s</text:span> instancia<text:span text:style-name="T145">s </text:span>actualmente enfocada<text:span text:style-name="T145">s</text:span></text:p>
          </text:list-item>
          <text:list-item>
            <text:p text:style-name="P55">tree_component.inst</text:p>
            <text:p text:style-name="P110"><text:span text:style-name="T5">Array - Una </text:span><text:span text:style-name="T13">array</text:span><text:span text:style-name="T5"> de instancias - se puede acceder a una instancia ya sea por su </text:span><text:span text:style-name="T26">cntr</text:span><text:span text:style-name="T15"> </text:span><text:span text:style-name="T5">(</text:span><text:span text:style-name="T26">tree_component.inst[0]</text:span><text:span text:style-name="T5">) o por el id </text:span><text:span text:style-name="T13">del </text:span><text:span text:style-name="T5">contenedor ( </text:span><text:span text:style-name="T26">tree_component.inst["tree_container_id"]</text:span><text:span text:style-name="T5"> )</text:span></text:p>
          </text:list-item>
          <text:list-item>
            <text:p text:style-name="P55">tree_component.focusInst</text:p>
            <text:p text:style-name="P91">función – <text:span text:style-name="T145">no </text:span>acepta argumento<text:span text:style-name="T145">s</text:span> - devuelve una referencia a la instancia seleccionada.</text:p>
            <text:p text:style-name="P99">Ejemplo: bind <text:span text:style-name="T61">tree_component.focusInst().rename() </text:span><text:span text:style-name="T145">para la t</text:span>ecla F2.</text:p>
          </text:list-item>
          <text:list-item>
            <text:p text:style-name="P48"><text:span text:style-name="T60">tree_component.mousedown </text:span><text:line-break/><text:span text:style-name="T60">tree_component.mouseup </text:span><text:line-break/><text:span text:style-name="T60">tree_component.mousemove</text:span></text:p>
            <text:p text:style-name="P91">Estos son propiedades de la clase desde 0.9.5 - se encargan de la funcionalidad de arrastrar y soltar para todas las instancias de los árboles.</text:p>
          </text:list-item>
        </text:list>
        <text:p text:style-name="Text_20_body"/>
        <text:p text:style-name="P20">Variables y funciones disponibles en cada <text:span text:style-name="T146">instancia</text:span>:</text:p>
        <text:list xml:id="list8773735217973406302" text:style-name="L10">
          <text:list-item>
            <text:p text:style-name="P49">VARIABLES</text:p>
            <text:p text:style-name="P92">l<text:span text:style-name="T147">a</text:span>s más <text:span text:style-name="T147">ausadas</text:span> son <text:span text:style-name="T147">las </text:span>negro</text:p>
            <text:list>
              <text:list-item>
                <text:p text:style-name="P56">cntr</text:p>
                <text:p text:style-name="P102"><text:span text:style-name="T147">integer</text:span> - un contador de todas las instancias jstree - este número es único, con cada instancia.</text:p>
              </text:list-item>
              <text:list-item>
                <text:p text:style-name="P56">container</text:p>
                <text:p text:style-name="P102">jQuery - el contenedor del árbol (el nodo que ha pasado en la inicialización).</text:p>
              </text:list-item>
              <text:list-item>
                <text:p text:style-name="P56">current_lang</text:p>
                <text:p text:style-name="P102">string - el idioma actualmente visible (una de l<text:span text:style-name="T147">os strings</text:span> <text:span text:style-name="T147">que se a</text:span> pasado en la inicialización). Si no se utilizan versiones <text:span text:style-name="T147">idioma</text:span> esto es <text:span text:style-name="T69">fals</text:span><text:span text:style-name="T84">e</text:span>.</text:p>
              </text:list-item>
              <text:list-item>
                <text:p text:style-name="P56">hovered</text:p>
                <text:p text:style-name="P92">jQuery - el nodo <text:span text:style-name="T150">que </text:span>actualmente <text:span text:style-name="T150">se </text:span>pasa el cursor, pero sólo si se establece por <text:span text:style-name="T150">la funcion</text:span> <text:span text:style-name="T60">hover_branch</text:span>. Esta variable no se actualiza <text:span text:style-name="T150">el</text:span> ratón <text:span text:style-name="T150">pasa por los </text:span>nodos. Si <text:span text:style-name="T150">el mause no se pasa por</text:span> ningún nodo es igual a <text:span text:style-name="T69">fals</text:span><text:span text:style-name="T85">e</text:span> .</text:p>
              </text:list-item>
              <text:list-item>
                <text:p text:style-name="P56">li_height</text:p>
                <text:p text:style-name="P102"><text:span text:style-name="T148">integer</text:span> - la altura de un nodo (de uso interno para los cálculos).</text:p>
              </text:list-item>
              <text:list-item>
                <text:p text:style-name="P56">locked</text:p>
                <text:p text:style-name="P102">boolean - la situación de bloqueo actual del árbol.</text:p>
              </text:list-item>
              <text:list-item>
                <text:p text:style-name="P56">offset</text:p>
                <text:p text:style-name="P103">obje<text:span text:style-name="T148">c</text:span>t - el desplazamiento del contenedor (<text:span text:style-name="T148">left-</text:span>izquierd<text:span text:style-name="T148">a</text:span> y <text:span text:style-name="T148">top-</text:span>superior).</text:p>
              </text:list-item>
              <text:list-item>
                <text:p text:style-name="P56">abierto</text:p>
                <text:p text:style-name="P104"><text:span text:style-name="T149">array</text:span> - una lista de los identificadores que se abren. Esto se utiliza internamente y la mayoría de las veces est<text:span text:style-name="T149">e array</text:span> está vac<text:span text:style-name="T149">io</text:span>. <text:line-break/>Si usted <text:span text:style-name="T149">lo </text:span>necesita para hacer un seguimiento de los nodos abiertos - o bien aplicar por sí mismo utilizando los <text:span text:style-name="T60">onopen</text:span> y <text:span text:style-name="T60">onclose</text:span> devoluciones de llamada o utilizar la función de cookies.</text:p>
              </text:list-item>
              <text:list-item>
                <text:p text:style-name="P56">path</text:p>
                <text:p text:style-name="P93">String - La ruta de los archivos de los árboles (donde se incluyeron desde <text:span text:style-name="T39">tree_component.js</text:span>).</text:p>
              </text:list-item>
            </text:list>
          </text:list-item>
        </text:list>
        <text:p text:style-name="P21"/>
        <text:list xml:id="list327345842" text:continue-numbering="true" text:style-name="L10">
          <text:list-item>
            <text:list>
              <text:list-item>
                <text:p text:style-name="P56"><text:soft-page-break/>selected</text:p>
                <text:p text:style-name="P92">jQuery - el <text:span text:style-name="T151">ultimo objeto seleccionado</text:span>(cuando <text:span text:style-name="T151">sea </text:span>multiselecting este sólo contiene el <text:span text:style-name="T151">ultimo</text:span> nodo seleccionado).</text:p>
              </text:list-item>
              <text:list-item>
                <text:p text:style-name="P56">selected_arr</text:p>
                <text:p text:style-name="P92">Array - <text:span text:style-name="T152">array</text:span> de objetos jQuery - todos los nodos seleccionados (<text:span text:style-name="T152">este array solo exixte su el id </text:span><text:span text:style-name="T60">settings.multiple</text:span> es diferente de la <text:span text:style-name="T69">fals</text:span><text:span text:style-name="T86">e</text:span> ).</text:p>
              </text:list-item>
              <text:list-item>
                <text:p text:style-name="P56">settings</text:p>
                <text:p text:style-name="P102">Object - El objeto que ha pasado en la inicialización se fusionó con los valores por defecto (algunas propiedades podrían ser modificadas).</text:p>
              </text:list-item>
              <text:list-item>
                <text:p text:style-name="P56">sn</text:p>
                <text:p text:style-name="P102">string - el número de <text:span text:style-name="T152">hoja o nodo</text:span> de <text:span text:style-name="T39">tree_component.css</text:span> .</text:p>
              </text:list-item>
            </text:list>
          </text:list-item>
          <text:list-item>
            <text:p text:style-name="P67">FUNCIONES</text:p>
            <text:list>
              <text:list-item>
                <text:p text:style-name="P56">init</text:p>
                <text:p text:style-name="P111"><text:span text:style-name="Strong_20_Emphasis"><text:span text:style-name="T5">Argumentos: </text:span></text:span><text:span text:style-name="T35">[REQ]</text:span><text:span text:style-name="T5"> nodo contenedor, </text:span><text:span text:style-name="T16">[Opt]</text:span><text:span text:style-name="T5"> Opciones. <text:line-break/>La función que inicializa el árbol y obliga a todos los eventos.</text:span></text:p>
              </text:list-item>
              <text:list-item>
                <text:p text:style-name="P56">off_height</text:p>
                <text:p text:style-name="P111"><text:span text:style-name="Strong_20_Emphasis"><text:span text:style-name="T5">Argumentos:</text:span></text:span><text:span text:style-name="T5"> ninguno <text:line-break/>Esta función sólo se utiliza internamente. Se ahorra la altura de un solo nodo y el desplazamiento del contenedor (en relación con el documento) en variables miembro ( </text:span><text:span text:style-name="T26">desplazamiento</text:span><text:span text:style-name="T5"> y </text:span><text:span text:style-name="T26">li_height</text:span><text:span text:style-name="T5"> ).</text:span></text:p>
              </text:list-item>
              <text:list-item>
                <text:p text:style-name="P56">refrescar</text:p>
                <text:p text:style-name="P111"><text:span text:style-name="Strong_20_Emphasis"><text:span text:style-name="T5">Argumentos: </text:span></text:span><text:span text:style-name="T16">[OPT]</text:span><text:span text:style-name="T5"> nodo para refrescar <text:line-break/>Esta función actualiza el árbol entero (guarda el estado - los nodos abiertos, nodos seleccionados, etc.) Si pasa un nodo como un argumento sólo los hijos del nodo que se actualicen.</text:span></text:p>
              </text:list-item>
              <text:list-item>
                <text:p text:style-name="P56">parseJSON</text:p>
                <text:p text:style-name="P111"><text:span text:style-name="Strong_20_Emphasis"><text:span text:style-name="T5">Argumentos: </text:span></text:span><text:span text:style-name="T35">[REQ]</text:span><text:span text:style-name="T5"> los datos <text:line-break/>Esta función convierte un objeto JSON (estructurado acoording a la especificación) en </text:span><text:span text:style-name="T5">la estructura HTML requerido por jsTree.</text:span></text:p>
              </text:list-item>
              <text:list-item>
                <text:p text:style-name="P56">getJSON</text:p>
                <text:p text:style-name="P111"><text:span text:style-name="Strong_20_Emphasis"><text:span text:style-name="T5">Argumentos: </text:span></text:span><text:span text:style-name="T16">[OPT]</text:span><text:span text:style-name="T5"> nodo para iniciar desde, </text:span><text:span text:style-name="T16">[OPT]</text:span><text:span text:style-name="T5"> atribuye a cobrar del </text:span><text:span text:style-name="T26">&lt;li&gt;</text:span><text:span text:style-name="T5"> nodo, </text:span><text:span text:style-name="T16">[OPT]</text:span><text:span text:style-name="T5"> atribuye a cobrar del </text:span><text:span text:style-name="T26">&lt;a&gt;</text:span><text:span text:style-name="T5"> nodo,</text:span><text:span text:style-name="T16">[OPT]</text:span><text:span text:style-name="T5"> . forzar formato largo JSON <text:line-break/>Esta función recorre todo el árbol y lo exporta como JSON. Consulte hacer las </text:span><text:a xlink:type="simple" xlink:href="http://docs.planbleu.org/modules/webportal/jquery/jsTree.v.0.9.5/documentation/#data_json"><text:span text:style-name="T2">fuentes de datos - sección JSON</text:span></text:a><text:span text:style-name="T5"> para ver el formato de la salida. Si el tercer argumento no es un conjunto vacío, o el nodo tiene un icono - el formato largo se utiliza, de lo contrario - el corto. Si usted prefiere tener siempre el formato largo - se aprueba la cuarta argumento como </text:span><text:span text:style-name="T22">verdadero</text:span><text:span text:style-name="T5"><text:line-break/>Si especifica un nodo como el primer argumento, sólo ese nodo y sus hijos están </text:span><text:span text:style-name="T5">incluidos en la exportación, de lo contrario todo el árbol se exporta. <text:line-break/>Los segundos por defecto de los argumentos a : </text:span><text:span text:style-name="T26">[ </text:span><text:span text:style-name="T22">"id" </text:span><text:span text:style-name="T26">, </text:span><text:span text:style-name="T22">"rel" </text:span><text:span text:style-name="T26">, </text:span><text:span text:style-name="T22">"clase" </text:span><text:span text:style-name="T26">]</text:span><text:span text:style-name="T5"> . Si desea recopilar otros atributos - pasar un arreglo como éste como segundo argumento. <text:line-break/>La tercera incumplimientos de argumentos a una matriz vacía. <text:line-break/>Los incumplimientos cuarto argumento a </text:span><text:span text:style-name="T22">falso</text:span><text:span text:style-name="T5"> .</text:span></text:p>
              </text:list-item>
              <text:list-item>
                <text:p text:style-name="P56">foco</text:p>
                <text:p text:style-name="P111"><text:span text:style-name="Strong_20_Emphasis"><text:span text:style-name="T5">Argumentos:</text:span></text:span><text:span text:style-name="T5"> ninguno <text:line-break/>Esta función se centra la instancia se le llama desde. Esta función se utiliza principalmente internamente - en la mayoría de los casos no es necesario llamar a esa función.</text:span></text:p>
              </text:list-item>
              <text:list-item>
                <text:p text:style-name="P56">attachEvents</text:p>
                <text:p text:style-name="P111"><text:span text:style-name="Strong_20_Emphasis"><text:span text:style-name="T5">Argumentos:</text:span></text:span><text:span text:style-name="T5"> ninguno <text:line-break/>Esta función debe ser llamado una sola vez - que concede todos los eventos necesarios para el árbol. No es necesario llamar a esta función.</text:span></text:p>
              </text:list-item>
              <text:list-item>
                <text:p text:style-name="P56"><text:soft-page-break/>checkMove</text:p>
                <text:p text:style-name="P111"><text:span text:style-name="Strong_20_Emphasis"><text:span text:style-name="T5">Argumentos: </text:span></text:span><text:span text:style-name="T35">[REQ]</text:span><text:span text:style-name="T5"> nodo (nodos) que se mueve o se copia, </text:span><text:span text:style-name="T35">[REQ]</text:span><text:span text:style-name="T5"> nodo de referencia, </text:span><text:span text:style-name="T35">[REQ]</text:span><text:span text:style-name="T5"> posición <text:line-break/>Esta función comprueba si una medida es o no incompatible con las normas especificadas para el árbol. También comprueba las normas internas especificadas como metadatos. No es necesario llamar a esta función. Devuelve</text:span><text:span text:style-name="T22">verdadero</text:span><text:span text:style-name="T5"> si una medida no entra en conflicto las normas, de lo contrario </text:span><text:span text:style-name="T22">falso</text:span><text:span text:style-name="T5"> .</text:span></text:p>
              </text:list-item>
              <text:list-item>
                <text:p text:style-name="P56">vuelva a seleccionar</text:p>
                <text:p text:style-name="P111"><text:span text:style-name="Strong_20_Emphasis"><text:span text:style-name="T5">Argumentos:</text:span></text:span><text:span text:style-name="T5"> ninguno <text:line-break/>Esta función se llama generalmente internamente después de una actualización - que restaura el estado que se guardó antes de la actualización (la posición de desplazamiento, se abrieron los nodos, los nodos seleccionados, etc.)</text:span></text:p>
              </text:list-item>
              <text:list-item>
                <text:p text:style-name="P56">get_node</text:p>
                <text:p text:style-name="P111"><text:span text:style-name="Strong_20_Emphasis"><text:span text:style-name="T5">Argumentos: </text:span></text:span><text:span text:style-name="T35">[REQ]</text:span><text:span text:style-name="T5"> nodo <text:line-break/>Esta función devuelve la copia jQuery extendida del nodo pasado como el primer argumento, si se trata de un </text:span><text:span text:style-name="T26">&lt;li&gt;</text:span><text:span text:style-name="T5"> nodo.De lo contrario, busca el primer padre del nodo pasado que es un elemento de la lista.</text:span></text:p>
              </text:list-item>
              <text:list-item>
                <text:p text:style-name="P56">get_type</text:p>
                <text:p text:style-name="P111"><text:span text:style-name="Strong_20_Emphasis"><text:span text:style-name="T5">Argumentos: </text:span></text:span><text:span text:style-name="T35">[REQ]</text:span><text:span text:style-name="T5"> nodo <text:line-break/>Devuelve el tipo de nodo se pasa como primer argumento.</text:span></text:p>
              </text:list-item>
              <text:list-item>
                <text:p text:style-name="P56">scrollCheck</text:p>
                <text:p text:style-name="P111"><text:span text:style-name="Strong_20_Emphasis"><text:span text:style-name="T5">Argumentos: </text:span></text:span><text:span text:style-name="T35">[REQ]</text:span><text:span text:style-name="T5"> x, </text:span><text:span text:style-name="T35">[REQ]</text:span><text:span text:style-name="T5"> y <text:line-break/>esta función se utiliza internamente para desplazar el contenedor cuando el usuario arrastra un nodo cerca de su borde.</text:span></text:p>
              </text:list-item>
              <text:list-item>
                <text:p text:style-name="P56">comprobar</text:p>
                <text:p text:style-name="P111"><text:span text:style-name="Strong_20_Emphasis"><text:span text:style-name="T5">Argumentos: </text:span></text:span><text:span text:style-name="T35">[REQ]</text:span><text:span text:style-name="T5"> norma, </text:span><text:span text:style-name="T35">[REQ]</text:span><text:span text:style-name="T5"> linfáticos <text:line-break/></text:span><text:span text:style-name="T5">Esta función comprueba un nodo en contra de las reglas (hacer clic, se puede arrastrar, etc.) Devuelve </text:span><text:span text:style-name="T22">verdadero</text:span><text:span text:style-name="T5"> o </text:span><text:span text:style-name="T22">falso</text:span><text:span text:style-name="T5">, respectivamente.</text:span></text:p>
              </text:list-item>
              <text:list-item>
                <text:p text:style-name="P56">hover_branch</text:p>
                <text:p text:style-name="P111"><text:span text:style-name="Strong_20_Emphasis"><text:span text:style-name="T5">Argumentos: </text:span></text:span><text:span text:style-name="T35">[REQ]</text:span><text:span text:style-name="T5"> nodo <text:line-break/>Establece el nodo pasado como el primer argumento como se cernía.</text:span></text:p>
              </text:list-item>
              <text:list-item>
                <text:p text:style-name="P56">select_branch</text:p>
                <text:p text:style-name="P111"><text:span text:style-name="Strong_20_Emphasis"><text:span text:style-name="T5">Argumentos: </text:span></text:span><text:span text:style-name="T35">[REQ]</text:span><text:span text:style-name="T5"> nodo, </text:span><text:span text:style-name="T16">[OPT]</text:span><text:span text:style-name="T5"> es multiselect <text:line-break/>Selecciona el nodo pasado como primer argumento. Si el segundo argumento se establece en </text:span><text:span text:style-name="T22">verdadero</text:span><text:span text:style-name="T5"> los nodos seleccionados previamente no se desactivan (mutliselect).</text:span></text:p>
              </text:list-item>
              <text:list-item>
                <text:p text:style-name="P56">deselect_branch</text:p>
                <text:p text:style-name="P111"><text:span text:style-name="Strong_20_Emphasis"><text:span text:style-name="T5">Argumentos: </text:span></text:span><text:span text:style-name="T35">[REQ]</text:span><text:span text:style-name="T5"> nodo <text:line-break/></text:span><text:span text:style-name="T5">anula la selección del nodo pasado como primer argumento.</text:span></text:p>
              </text:list-item>
              <text:list-item>
                <text:p text:style-name="P56">toggle_branch</text:p>
                <text:p text:style-name="P111"><text:span text:style-name="Strong_20_Emphasis"><text:span text:style-name="T5">Argumentos: </text:span></text:span><text:span text:style-name="T35">[REQ]</text:span><text:span text:style-name="T5"> nodo <text:line-break/>Alterna el estado del nodo (abierto o cerrado) se pasa como primer argumento.</text:span></text:p>
              </text:list-item>
              <text:list-item>
                <text:p text:style-name="P56">open_branch</text:p>
                <text:p text:style-name="P111"><text:span text:style-name="Strong_20_Emphasis"><text:span text:style-name="T5">Argumentos: </text:span></text:span><text:span text:style-name="T35">[REQ]</text:span><text:span text:style-name="T5"> nodo, </text:span><text:span text:style-name="T16">[OPT]</text:span><text:span text:style-name="T5"> desactivar la animación, </text:span><text:span text:style-name="T16">[OPT]</text:span><text:span text:style-name="T5"> función callback <text:line-break/>Abre el nodo pasado como primer argumento. Si el segundo argumento se establece en </text:span><text:span text:style-name="T22">verdadero</text:span><text:span text:style-name="T5"> no hay animación. El tercer argumento puede ser una función que se llamará al finalizar (por lo general esto se utiliza sólo internamente - para la mayoría necesita usted podría utilizar el </text:span><text:span text:style-name="T26">AlAbrir</text:span><text:span text:style-name="T5"> callback).</text:span></text:p>
              </text:list-item>
              <text:list-item>
                <text:p text:style-name="P56">close_branch</text:p>
                <text:p text:style-name="P111"><text:span text:style-name="Strong_20_Emphasis"><text:span text:style-name="T5">Argumentos: </text:span></text:span><text:span text:style-name="T35">[REQ]</text:span><text:span text:style-name="T5"> nodo <text:line-break/>Cierra el nodo pasado como primer argumento.</text:span></text:p>
              </text:list-item>
              <text:list-item>
                <text:p text:style-name="P56">open_all</text:p>
                <text:p text:style-name="P111"><text:soft-page-break/><text:span text:style-name="Strong_20_Emphasis"><text:span text:style-name="T5">Argumentos: </text:span></text:span><text:span text:style-name="T16">[OPT]</text:span><text:span text:style-name="T5"> nodo <text:line-break/>Abre todos los nodos. Si pasa un nodo como el primer argumento - todos sus subnodos se abren.</text:span></text:p>
              </text:list-item>
              <text:list-item>
                <text:p text:style-name="P56">close_all</text:p>
                <text:p text:style-name="P111"><text:span text:style-name="Strong_20_Emphasis"><text:span text:style-name="T5">Argumentos:</text:span></text:span><text:span text:style-name="T5"> ninguno <text:line-break/>Cierra todos los nodos.</text:span></text:p>
              </text:list-item>
              <text:list-item>
                <text:p text:style-name="P56">show_lang</text:p>
                <text:p text:style-name="P111"><text:span text:style-name="Strong_20_Emphasis"><text:span text:style-name="T5">Argumentos: </text:span></text:span><text:span text:style-name="T35">[REQ]</text:span><text:span text:style-name="T5"> índice <text:line-break/>Cambia al idioma especificado por el índice pasado como primer argumento (el índice se corresponde con uno de los elementos de la </text:span><text:span text:style-name="T26">settings.languages</text:span><text:span text:style-name="T5"> ​​array).</text:span></text:p>
              </text:list-item>
              <text:list-item>
                <text:p text:style-name="P56">cycle_lang</text:p>
                <text:p text:style-name="P111"><text:span text:style-name="Strong_20_Emphasis"><text:span text:style-name="T5">Argumentos:</text:span></text:span><text:span text:style-name="T5"> ninguno <text:line-break/>cambia a la siguiente idioma en el </text:span><text:span text:style-name="T26">settings.languages</text:span><text:span text:style-name="T5"> ​​matriz.</text:span></text:p>
              </text:list-item>
              <text:list-item>
                <text:p text:style-name="P56">crear</text:p>
                <text:p text:style-name="P111"><text:span text:style-name="Strong_20_Emphasis"><text:span text:style-name="T5">Argumentos: </text:span></text:span><text:span text:style-name="T16">[OPT]</text:span><text:span text:style-name="T5"> tipo del nuevo nodo, </text:span><text:span text:style-name="T16">[OPT]</text:span><text:span text:style-name="T5"> dónde crear el nuevo nodo, </text:span><text:span text:style-name="T16">[OPT]</text:span><text:span text:style-name="T5"> título del nuevo nodo, </text:span><text:span text:style-name="T16">[OPT]</text:span><text:span text:style-name="T5"> icono,</text:span><text:span text:style-name="T16">[OPT]</text:span><text:span text:style-name="T5"> Identificación para el nuevo nodo <text:line-break/>Crea un nuevo nodo de la especificada ubicación (el segundo argumento) - si el segundo argumento no es un nodo válido - a continuación, se utiliza el nodo seleccionado. El nuevo nodo tiene un tipo, especificado por el primer parámetro, o si no está presente - el nodo padre. El título y el icono se definen por el tercer y cuarto argumentos (si se utilizan versiones lingüísticas esos son arrays, si lo desea, puede especificar una matriz para los títulos y una cadena para el icono). Si el argumento del título no se presenta el defecto en </text:span><text:span text:style-name="T26">settings.lang.new_node</text:span><text:span text:style-name="T5"> se utiliza. El argumento final es un identificador opcional, si desea establecer un id adelante podría utilizar el </text:span><text:span text:style-name="T26">alcrear</text:span><text:span text:style-name="T5"> callback - en ella usted puede ahorrar una referencia al nodo, obtener datos del servidor y configurar el id.</text:span></text:p>
              </text:list-item>
              <text:list-item>
                <text:p text:style-name="P56">rebautizar</text:p>
                <text:p text:style-name="P111"><text:span text:style-name="Strong_20_Emphasis"><text:span text:style-name="T5">Argumentos:</text:span></text:span><text:span text:style-name="T5"> ninguno <text:line-break/>cambia el nombre del nodo seleccionado.</text:span></text:p>
              </text:list-item>
              <text:list-item>
                <text:p text:style-name="P56">eliminar</text:p>
                <text:p text:style-name="P111"><text:span text:style-name="Strong_20_Emphasis"><text:span text:style-name="T5">Argumentos: </text:span></text:span><text:span text:style-name="T16">[OPT]</text:span><text:span text:style-name="T5"> nodo <text:line-break/>Elimina el nodo especificado en el primer argumento. Si no está presente - elimina el nodo seleccionado.</text:span></text:p>
              </text:list-item>
              <text:list-item>
                <text:p text:style-name="P49"><text:span text:style-name="T60">Get_Next </text:span><text:line-break/><text:span text:style-name="T60">get_prev </text:span><text:line-break/><text:span text:style-name="T60">get_left </text:span><text:line-break/><text:span text:style-name="T60">GeT_RiGhT</text:span></text:p>
                <text:p text:style-name="P111"><text:span text:style-name="Strong_20_Emphasis"><text:span text:style-name="T5">Argumentos: </text:span></text:span><text:span text:style-name="T16">[OPT]</text:span><text:span text:style-name="T5"> selección vigor <text:line-break/>Esas funciones recrear la funcionalidad standart de las flechas del teclado cuando se navega por un árbol, moviendo la selección. Si </text:span><text:span text:style-name="T26">settings.ui.hover_mode</text:span><text:span text:style-name="T5"> se establece </text:span><text:span text:style-name="T5">en </text:span><text:span text:style-name="T22">verdadero</text:span><text:span text:style-name="T5"> que sólo mueven el estado estacionario, a menos que el argumento de la fuerza se establece en </text:span><text:span text:style-name="T22">verdadero</text:span><text:span text:style-name="T5"> .</text:span></text:p>
              </text:list-item>
              <text:list-item>
                <text:p text:style-name="P56">toggleDots</text:p>
                <text:p text:style-name="P111"><text:span text:style-name="Strong_20_Emphasis"><text:span text:style-name="T5">Argumentos:</text:span></text:span><text:span text:style-name="T5"> ninguno <text:line-break/>Alterna los puntos que conectan los nodos.</text:span></text:p>
              </text:list-item>
              <text:list-item>
                <text:p text:style-name="P56">set_cookie</text:p>
                <text:p text:style-name="P111"><text:span text:style-name="Strong_20_Emphasis"><text:span text:style-name="T5">Argumentos: </text:span></text:span><text:span text:style-name="T35">[REQ]</text:span><text:span text:style-name="T5"> escriba <text:line-break/>Establezca las cookies, si la función de cookies está activada. El argumento está bien </text:span><text:span text:style-name="T22">"seleccionado"</text:span><text:span text:style-name="T5"> o </text:span><text:span text:style-name="T22">"abierta"</text:span><text:span text:style-name="T5"> - esto define qué cookies para establecerlo.</text:span></text:p>
              </text:list-item>
              <text:list-item>
                <text:p text:style-name="P56">movido</text:p>
                <text:p text:style-name="P111"><text:span text:style-name="Strong_20_Emphasis"><text:span text:style-name="T5">Argumentos: </text:span></text:span><text:span text:style-name="T35">[REQ]</text:span><text:span text:style-name="T5"> ganglios (nodos) que se mueven o copian, se </text:span><text:span text:style-name="T35">[REQ]</text:span><text:span text:style-name="T5"> nodo de referencia, </text:span><text:span text:style-name="T35">[REQ]</text:span><text:span text:style-name="T5"> posición </text:span><text:span text:style-name="T16">[OPT]</text:span><text:span text:style-name="T5"> es nuevo, </text:span><text:span text:style-name="T16">[OPT]</text:span><text:span text:style-name="T5"> es copiar <text:line-break/>Esta es la función real que se mueve alrededor de los nodos y realiza la limpieza después de un movimiento. Se utiliza internamente.</text:span></text:p>
              </text:list-item>
              <text:list-item>
                <text:p text:style-name="P56"><text:soft-page-break/>error</text:p>
                <text:p text:style-name="P111"><text:span text:style-name="Strong_20_Emphasis"><text:span text:style-name="T5">Argumentos: </text:span></text:span><text:span text:style-name="T16">[OPT]</text:span><text:span text:style-name="T5"> mensaje de error <text:line-break/>Una función sencilla que sólo ejecute el </text:span><text:span text:style-name="T26">onerror</text:span><text:span text:style-name="T5"> devolución de llamada y devuelve false.</text:span></text:p>
              </text:list-item>
              <text:list-item>
                <text:p text:style-name="P56">cerrar</text:p>
                <text:p text:style-name="P111"><text:span text:style-name="Strong_20_Emphasis"><text:span text:style-name="T5">Argumentos: </text:span></text:span><text:span text:style-name="T35">[REQ]</text:span><text:span text:style-name="T5"> estatales <text:line-break/>cerraduras Esta función / desbloquea el árbol (una vez cerradas no se permite la interacción del usuario). El argumento del Estado es Boolen - </text:span><text:span text:style-name="T22">cierto</text:span><text:span text:style-name="T5"> para bloquear, </text:span><text:span text:style-name="T22">falsa</text:span><text:span text:style-name="T5"> para desbloquear.</text:span></text:p>
              </text:list-item>
              <text:list-item>
                <text:p text:style-name="P49"><text:span text:style-name="T60">corte </text:span><text:line-break/><text:span text:style-name="T60">copia </text:span><text:line-break/><text:span text:style-name="T60">pasta</text:span></text:p>
                <text:p text:style-name="P111"><text:span text:style-name="Strong_20_Emphasis"><text:span text:style-name="T5">Argumentos:</text:span></text:span><text:span text:style-name="T5"> ninguno <text:line-break/>Esas funciones cortar / copiar cortar o copiar los nodos seleccionados en ese momento, la función de pegar los pega en el nodo seleccionado.</text:span></text:p>
              </text:list-item>
              <text:list-item>
                <text:p text:style-name="P56">búsqueda</text:p>
                <text:p text:style-name="P111"><text:span text:style-name="Strong_20_Emphasis"><text:span text:style-name="T5">Argumentos: </text:span></text:span><text:span text:style-name="T35">[REQ]</text:span><text:span text:style-name="T5"> cadena de búsqueda <text:line-break/>Esta función realiza una búsqueda con la apertura de todos los nodos principales de los nodos que contienen la cadena de búsqueda. Esos nodos reciben la clase de </text:span><text:span text:style-name="T22">"búsqueda"</text:span><text:span text:style-name="T5"> . Si </text:span><text:span text:style-name="T26">settings.data.async</text:span><text:span text:style-name="T5"> se establece en </text:span><text:span text:style-name="T22">verdadero</text:span><text:span text:style-name="T5"> , también se hace una petición a </text:span><text:span text:style-name="T26">settings.data.url</text:span><text:span text:style-name="T5"> junto con el parámetro (GET o POST) </text:span><text:span text:style-name="T22">"búsqueda"</text:span><text:span text:style-name="T5"> que contiene la cadena de búsqueda - la respuesta esperada es una lista de identificadores separados por comas el cual será cargado.</text:span></text:p>
              </text:list-item>
              <text:list-item>
                <text:p text:style-name="P56">destruir</text:p>
                <text:p text:style-name="P111"><text:span text:style-name="Strong_20_Emphasis"><text:span text:style-name="T5">Argumentos:</text:span></text:span><text:span text:style-name="T5"> ninguno <text:line-break/>Esta función destruye la instancia. También desenlaza todos los eventos asociados. Si se centra la instancia - la primera instancia disponible se centra.</text:span></text:p>
              </text:list-item>
            </text:list>
          </text:list-item>
        </text:list>
        <text:h text:style-name="P40" text:outline-level="1"><text:bookmark text:name="output"/>Salida</text:h>
        <text:p text:style-name="P20">La salida sigue básicamente la estructura de la fuente de datos de HTML:</text:p>
        <text:p text:style-name="P30"><text:span text:style-name="T45">&lt; </text:span><text:span text:style-name="T50">su-contenedor-nodo </text:span><text:span text:style-name="T41"><text:s/></text:span><text:span text:style-name="T54">de clase </text:span><text:span text:style-name="T45">= </text:span><text:span text:style-name="T56">"árbol" </text:span><text:span text:style-name="T45">&gt; </text:span></text:p>
        <text:p text:style-name="P9"><text:span text:style-name="T41"><text:s text:c="2"/></text:span><text:span text:style-name="T47">&lt; </text:span><text:span text:style-name="T52">ul </text:span><text:span text:style-name="T43"><text:s/></text:span><text:span text:style-name="T55">clase </text:span><text:span text:style-name="T47">= </text:span><text:span text:style-name="T57">"-jstree default jstree-tu-theme-name" </text:span><text:span text:style-name="T47">&gt; </text:span></text:p>
        <text:p text:style-name="P9"><text:span text:style-name="T41"><text:s text:c="4"/></text:span><text:span text:style-name="T47">&lt; </text:span><text:span text:style-name="T52">li </text:span><text:span text:style-name="T43"><text:s/></text:span><text:span text:style-name="T55">clase </text:span><text:span text:style-name="T47">= </text:span><text:span text:style-name="T57">"abierto | cerrado | hoja [su-clase-names]" </text:span><text:span text:style-name="T43">[ </text:span><text:span text:style-name="T55">tu- atributos </text:span><text:span text:style-name="T47">= </text:span><text:span text:style-name="T57">"attribute_values" </text:span><text:span text:style-name="T43">] </text:span><text:span text:style-name="T47">&gt; </text:span></text:p>
        <text:p text:style-name="P9"><text:span text:style-name="T41"><text:s text:c="6"/></text:span><text:span text:style-name="T47">&lt; </text:span><text:span text:style-name="T52">una </text:span><text:span text:style-name="T43"><text:s/></text:span></text:p>
        <text:p text:style-name="P9"><text:span text:style-name="T41"><text:s text:c="8"/></text:span><text:span text:style-name="T55">clase </text:span><text:span text:style-name="T47">= </text:span><text:span text:style-name="T57">"lenguaje-de-nodo [su clase-names]" </text:span></text:p>
        <text:p text:style-name="P9"><text:span text:style-name="T41"><text:s text:c="8"/></text:span><text:span text:style-name="T55">estilo </text:span><text:span text:style-name="T47">= </text:span><text:span text:style-name="T57">" [background-image: url (su-icon-name);] [sus estilos de] " </text:span><text:span text:style-name="T43"><text:s/></text:span></text:p>
        <text:p text:style-name="P9"><text:span text:style-name="T41"><text:s text:c="8"/></text:span><text:span text:style-name="T43">[ </text:span><text:span text:style-name="T55">sus atributos- </text:span><text:span text:style-name="T47">= </text:span><text:span text:style-name="T57">"attribute_values" </text:span><text:span text:style-name="T43">] </text:span><text:span text:style-name="T47">&gt; </text:span><text:span text:style-name="T43">El nombre de nodo </text:span><text:span text:style-name="T47">&lt;/ </text:span><text:span text:style-name="T52">a </text:span><text:span text:style-name="T47">&gt; </text:span></text:p>
        <text:p text:style-name="P9"><text:span text:style-name="T41"><text:s text:c="8"/></text:span><text:span text:style-name="T47">&lt; </text:span><text:span text:style-name="T52">ul </text:span><text:span text:style-name="T47">&gt; </text:span></text:p>
        <text:p text:style-name="P9"><text:span text:style-name="T41"><text:s text:c="8"/></text:span><text:span text:style-name="T90">&lt;-! nodos secundarios -&gt; </text:span></text:p>
        <text:p text:style-name="P9"><text:span text:style-name="T41"><text:s text:c="8"/></text:span><text:span text:style-name="T47">&lt;/ </text:span><text:span text:style-name="T52">ul </text:span><text:span text:style-name="T47">&gt; </text:span></text:p>
        <text:p text:style-name="P9"><text:span text:style-name="T41"><text:s text:c="4"/></text:span><text:span text:style-name="T47">&lt;/ </text:span><text:span text:style-name="T52">li </text:span><text:span text:style-name="T47">&gt; </text:span></text:p>
        <text:p text:style-name="P9"><text:span text:style-name="T41"><text:s text:c="2"/></text:span><text:span text:style-name="T47">&lt;/ </text:span><text:span text:style-name="T52">ul </text:span><text:span text:style-name="T47">&gt; </text:span></text:p>
        <text:p text:style-name="P8"><text:span text:style-name="T45">&lt;/ </text:span><text:span text:style-name="T50">tu-contenedor-nodo </text:span><text:span text:style-name="T45">&gt;</text:span></text:p>
        <text:p text:style-name="P20">El nodo recipiente recibe la clase <text:span text:style-name="T69">de árbol</text:span> se le aplica. La primera <text:span text:style-name="T60">&lt;ul&gt;</text:span> tiene la clase <text:span text:style-name="T69">jstree-default</text:span> y luego si es diferente - el nombre del tema aplicado. Esto asegura que las reglas del tema aplicado prevalecen sobre las normas del tema por defecto a juego.</text:p>
        <text:p text:style-name="P25">Nótese que no es una buena práctica para establecer la real <text:span text:style-name="T61">&lt;ul&gt;</text:span> nodo como el origen del árbol (cuando se utiliza HTML predefinido).</text:p>
        <text:p text:style-name="P20">Cada <text:span text:style-name="T60">&lt;li&gt;</text:span> nodo tiene una de las clases <text:span text:style-name="T69">abiertas</text:span> , <text:span text:style-name="T69">cerradas</text:span> o <text:span text:style-name="T69">de hoja</text:span> . Puede comprobar si esas clases en las funciones de devolución de llamada, por lo que usted sabe lo nodo que está tratando. Una <text:span text:style-name="T69">hoja de</text:span> nodo no tiene hijos, un <text:span text:style-name="T69">cerrado</text:span> nodo tiene chidren pero no son visibles (si no hay <text:span text:style-name="T60">&lt;ul&gt;</text:span> nodo dentro de éste - a los niños no se cargan aún), una <text:span text:style-name="T69">abierta</text:span> nodo tiene hijos, y son visibles.</text:p>
        <text:p text:style-name="P20">El recuento de <text:span text:style-name="T60">&lt;a&gt;</text:span> nodos en cada <text:span text:style-name="T60">&lt;li&gt;</text:span> depende de la cuenta de idiomas para el árbol (hay uno <text:span text:style-name="T60">&lt;a&gt;</text:span> nodo para cada idioma, y el nodo tiene el nombre de la lengua como una clase) (NOTA de que sólo un idioma es visible a la vez). Si no se establece el <text:span text:style-name="T60">href</text:span> atributo, un <text:span text:style-name="T69">#</text:span>se establece.</text:p>
        <text:h text:style-name="P40" text:outline-level="1"><text:bookmark text:name="cust"/><text:soft-page-break/>Personalización mediante temas</text:h>
        <text:p text:style-name="P20">Desde la versión 0.9.5 jsTree también soporta temas - aquí hay una rápida introducción a los temas.</text:p>
        <text:p text:style-name="P20">Cada tema debe residir en su propio directorio dentro de la ruta de los temas.</text:p>
        <text:p text:style-name="P25">NOTA: La ruta de los temas es ya sea detectado automáticamente ( <text:span text:style-name="T40">path-to-jstree/themes /</text:span> ), o se puede ajustar manualmente con el<text:span text:style-name="T61">settings.ui.theme_path</text:span> ajuste.</text:p>
        <text:p text:style-name="P20">El tema de usar en un árbol se ajusta utilizando el <text:span text:style-name="T60">settings.ui.theme_name</text:span> ajuste - acaba de establecer en una cadena con el nombre de su directorio (por ejemplo <text:span text:style-name="T60">nombre_tema: </text:span><text:span text:style-name="T69">"mi_tema"</text:span> ).</text:p>
        <text:p text:style-name="P20">Cada tema se compone como mínimo de un archivo llamado <text:span text:style-name="T39">style.css</text:span> en el directorio de temas. Este fichero es incluido después de que el archivo de tema por defecto, lo que garantiza que las normas que ha establecido (aunque los selectores tienen el mismo peso que los selectores del tema por defecto) serán respetados.</text:p>
        <text:p text:style-name="P20">También puede incluir varias imágenes en el directorio de temas, de modo que usted puede utilizar en su <text:span text:style-name="T39">style.css</text:span> archivo.</text:p>
        <text:h text:style-name="P39" text:outline-level="2"><text:bookmark text:name="classic-walk"/>Tutorial tema clásico</text:h>
        <text:p text:style-name="P20">Aquí es un tutorial del tema clásico (incluido). La parte más importante es el <text:span text:style-name="T39">style.css</text:span> archivo.</text:p>
        <text:p text:style-name="P42">EL TEMA CLÁSICO</text:p>
        <text:p text:style-name="P37">/ * </text:p>
        <text:p text:style-name="P8"><text:span text:style-name="T89">* Tenga en cuenta todos los selectores comienzan con </text:span><text:span text:style-name="T92">clásico árbol-árbol..</text:span></text:p>
        <text:p text:style-name="P15"><text:s/><text:span text:style-name="T1">* Esto es necesario -. mantener a este formato </text:span></text:p>
        <text:p text:style-name="P8"><text:span text:style-name="T89">* Basta con sustituir </text:span><text:span text:style-name="T92">clásico</text:span><text:span text:style-name="T89"> con el nombre del tema. </text:span></text:p>
        <text:p text:style-name="P14">* / </text:p>
        <text:p text:style-name="P14">/ * Establecer el icono delante de cada nodo cerrado * / </text:p>
        <text:p text:style-name="P8"><text:span text:style-name="T45">. </text:span><text:span text:style-name="T41">árbol </text:span><text:span text:style-name="T45">. </text:span><text:span text:style-name="T41">árbol </text:span><text:span text:style-name="T45">- </text:span><text:span text:style-name="T41">li clásico </text:span><text:span text:style-name="T45">. </text:span><text:span text:style-name="T41">abierto </text:span><text:span text:style-name="T45">{ </text:span></text:p>
        <text:p text:style-name="P9"><text:span text:style-name="T41"><text:s text:c="4"/></text:span><text:span text:style-name="T43">background </text:span><text:span text:style-name="T47">: </text:span><text:span text:style-name="T43">url </text:span><text:span text:style-name="T47">( </text:span><text:span text:style-name="T57">"minus.gif" </text:span><text:span text:style-name="T47">) </text:span><text:span text:style-name="T43"><text:s/></text:span><text:span text:style-name="T87">2px </text:span><text:span text:style-name="T43"><text:s/></text:span><text:span text:style-name="T87">5px </text:span><text:span text:style-name="T43">no </text:span><text:span text:style-name="T47">- </text:span><text:span text:style-name="T43">repetición </text:span><text:span text:style-name="T47">; </text:span></text:p>
        <text:p text:style-name="P6">} </text:p>
        <text:p text:style-name="P14">/ * Establecer el icono delante de cada nodo abierto * / </text:p>
        <text:p text:style-name="P8"><text:span text:style-name="T45">. </text:span><text:span text:style-name="T41">árbol </text:span><text:span text:style-name="T45">. </text:span><text:span text:style-name="T41">árbol </text:span><text:span text:style-name="T45">- </text:span><text:span text:style-name="T41">li clásico </text:span><text:span text:style-name="T45">. </text:span><text:span text:style-name="T41">cerrado </text:span><text:span text:style-name="T45">{ </text:span></text:p>
        <text:p text:style-name="P9"><text:span text:style-name="T41"><text:s text:c="4"/></text:span><text:span text:style-name="T43">background </text:span><text:span text:style-name="T47">: </text:span><text:span text:style-name="T43">url </text:span><text:span text:style-name="T47">( </text:span><text:span text:style-name="T57">"plus.gif" </text:span><text:span text:style-name="T47">) </text:span><text:span text:style-name="T43"><text:s/></text:span><text:span text:style-name="T87">2px </text:span><text:span text:style-name="T43"><text:s/></text:span><text:span text:style-name="T87">5px </text:span><text:span text:style-name="T43">no </text:span><text:span text:style-name="T47">- </text:span><text:span text:style-name="T43">repito </text:span><text:span text:style-name="T47">; </text:span></text:p>
        <text:p text:style-name="P6">} </text:p>
        <text:p text:style-name="P14">/ * Esto debe ser el mismo que el anterior. </text:p>
        <text:p text:style-name="P14">* Se utiliza para "cerrar" nodos anidados mientras arrastra * / </text:p>
        <text:p text:style-name="P8"><text:span text:style-name="T45">. </text:span><text:span text:style-name="T41">árbol </text:span><text:span text:style-name="T45">. </text:span><text:span text:style-name="T41">árbol </text:span><text:span text:style-name="T45">- </text:span><text:span text:style-name="T41">clásico </text:span><text:span text:style-name="T89"># arrastró li.open { </text:span></text:p>
        <text:p text:style-name="P9"><text:span text:style-name="T41"><text:s text:c="4"/></text:span><text:span text:style-name="T43">background </text:span><text:span text:style-name="T47">: </text:span><text:span text:style-name="T43">url </text:span><text:span text:style-name="T47">( </text:span><text:span text:style-name="T57">"plus.gif" </text:span><text:span text:style-name="T47">) </text:span><text:span text:style-name="T43"><text:s/></text:span><text:span text:style-name="T87">2px </text:span><text:span text:style-name="T43"><text:s/></text:span><text:span text:style-name="T87">5px </text:span><text:span text:style-name="T43">no </text:span><text:span text:style-name="T47">- </text:span><text:span text:style-name="T43">repito </text:span><text:span text:style-name="T47">; </text:span></text:p>
        <text:p text:style-name="P6">} </text:p>
        <text:p text:style-name="P14">/ * El icono de carpeta abierta * / </text:p>
        <text:p text:style-name="P8"><text:span text:style-name="T45">. </text:span><text:span text:style-name="T41">árbol </text:span><text:span text:style-name="T45">. </text:span><text:span text:style-name="T41">árbol </text:span><text:span text:style-name="T45">- </text:span><text:span text:style-name="T41">li clásico </text:span><text:span text:style-name="T45">. </text:span><text:span text:style-name="T41">abrir un </text:span><text:span text:style-name="T45">{ </text:span></text:p>
        <text:p text:style-name="P9"><text:span text:style-name="T41"><text:s text:c="4"/></text:span><text:span text:style-name="T43">fondo </text:span><text:span text:style-name="T47">- </text:span><text:span text:style-name="T43">imagen </text:span><text:span text:style-name="T47">: </text:span><text:span text:style-name="T43">url </text:span><text:span text:style-name="T47">( </text:span><text:span text:style-name="T57">"folderopen.gif" </text:span><text:span text:style-name="T47">); </text:span></text:p>
        <text:p text:style-name="P6">} </text:p>
        <text:p text:style-name="P14">/ * El cerrado icono de la carpeta * / </text:p>
        <text:p text:style-name="P8"><text:span text:style-name="T45">. </text:span><text:span text:style-name="T41">árbol </text:span><text:span text:style-name="T45">. </text:span><text:span text:style-name="T41">árbol </text:span><text:span text:style-name="T45">- </text:span><text:span text:style-name="T41">li clásico </text:span><text:span text:style-name="T45">. </text:span><text:span text:style-name="T41">cerró un </text:span><text:span text:style-name="T45">{ </text:span></text:p>
        <text:p text:style-name="P9"><text:span text:style-name="T41"><text:s text:c="4"/></text:span><text:span text:style-name="T43">fondo </text:span><text:span text:style-name="T47">- </text:span><text:span text:style-name="T43">imagen </text:span><text:span text:style-name="T47">: </text:span><text:span text:style-name="T43">url </text:span><text:span text:style-name="T47">( </text:span><text:span text:style-name="T57">"Folder.gif" </text:span><text:span text:style-name="T47">); </text:span></text:p>
        <text:p text:style-name="P6">} </text:p>
        <text:p text:style-name="P14">/ * El icono utilizado para los nodos sin hijos * / </text:p>
        <text:p text:style-name="P8"><text:span text:style-name="T45">. </text:span><text:span text:style-name="T41">árbol </text:span><text:span text:style-name="T45">. </text:span><text:span text:style-name="T41">árboles </text:span><text:span text:style-name="T45">- </text:span><text:span text:style-name="T41">li clásico </text:span><text:span text:style-name="T45">. </text:span><text:span text:style-name="T41">hoja un </text:span><text:span text:style-name="T45">{ </text:span></text:p>
        <text:p text:style-name="P9"><text:span text:style-name="T41"><text:s text:c="4"/></text:span><text:span text:style-name="T43">fondo </text:span><text:span text:style-name="T47">- </text:span><text:span text:style-name="T43">imagen </text:span><text:span text:style-name="T47">: </text:span><text:span text:style-name="T43">url </text:span><text:span text:style-name="T47">( </text:span><text:span text:style-name="T57">"Folder.gif" </text:span><text:span text:style-name="T47">); </text:span></text:p>
        <text:p text:style-name="P6">} </text:p>
        <text:p text:style-name="P14">/ * Si quieres un icono para todos por encima de los tres estados utilizar este selector: </text:p>
        <text:p text:style-name="P8"><text:span text:style-name="T89">* </text:span><text:span text:style-name="T92">clásico árbol-árbol li a..</text:span><text:span text:style-name="T89"> </text:span></text:p>
        <text:p text:style-name="P15"><text:s/><text:span text:style-name="T1">* También es útil para establecer el texto de color * / </text:span></text:p>
        <text:p text:style-name="P14">/ * El tema por defecto tiene fronteras redondas en firefox. </text:p>
        <text:p text:style-name="P14">* Deshacer que si quieres * / </text:p>
        <text:p text:style-name="P8"><text:span text:style-name="T45">. </text:span><text:span text:style-name="T41">árbol </text:span><text:span text:style-name="T45">. </text:span><text:span text:style-name="T41">árbol </text:span><text:span text:style-name="T45">- </text:span><text:span text:style-name="T41">clásico li a </text:span><text:span text:style-name="T45">{ </text:span></text:p>
        <text:p text:style-name="P9"><text:span text:style-name="T41"><text:s text:c="4"/></text:span><text:span text:style-name="T47">- </text:span><text:span text:style-name="T43">moz </text:span><text:span text:style-name="T47">- </text:span><text:span text:style-name="T43">frontera </text:span><text:span text:style-name="T47">- </text:span><text:span text:style-name="T43">Radio </text:span><text:span text:style-name="T47">: </text:span><text:span text:style-name="T87">0 </text:span><text:span text:style-name="T47">; </text:span></text:p>
        <text:p text:style-name="P6">} </text:p>
        <text:p text:style-name="P14">/ * Los colores utilizados en el nodo cernía . </text:p>
        <text:p text:style-name="P14"><text:soft-page-break/>* Aquí coinciden con el color de fondo -. así que no hay vuelo estacionario </text:p>
        <text:p text:style-name="P8"><text:span text:style-name="T89">* Tenga en cuenta el segundo selector - se aplica cuando </text:span><text:span text:style-name="T92">hover_mode</text:span><text:span text:style-name="T89"> es </text:span><text:span text:style-name="T92">el</text:span><text:span text:style-name="T89"> </text:span></text:p>
        <text:p text:style-name="P9"><text:span text:style-name="T89"><text:s/></text:span><text:span text:style-name="T90">* y utiliza el </text:span><text:span text:style-name="T91">get_ *</text:span><text:span text:style-name="T90"> funciones (utilizados principalmente para los atajos de teclado) * / </text:span></text:p>
        <text:p text:style-name="P8"><text:span text:style-name="T45">. </text:span><text:span text:style-name="T41">árbol </text:span><text:span text:style-name="T45">. </text:span><text:span text:style-name="T41">árbol </text:span><text:span text:style-name="T45">- </text:span><text:span text:style-name="T41">li clásica una </text:span><text:span text:style-name="T45">: </text:span><text:span text:style-name="T41">flotar </text:span><text:span text:style-name="T45">, </text:span></text:p>
        <text:p text:style-name="P8"><text:span text:style-name="T45">. </text:span><text:span text:style-name="T41">árbol </text:span><text:span text:style-name="T45">. </text:span><text:span text:style-name="T41">árbol </text:span><text:span text:style-name="T45">- </text:span><text:span text:style-name="T41">clásico li a </text:span><text:span text:style-name="T45">. </text:span><text:span text:style-name="T41">libración </text:span><text:span text:style-name="T45">{ </text:span></text:p>
        <text:p text:style-name="P9"><text:span text:style-name="T41"><text:s text:c="4"/></text:span><text:span text:style-name="T43">fondo </text:span><text:span text:style-name="T47">- </text:span><text:span text:style-name="T43">de color </text:span><text:span text:style-name="T47">: </text:span><text:span text:style-name="T43">blanco </text:span><text:span text:style-name="T47">, </text:span></text:p>
        <text:p text:style-name="P9"><text:span text:style-name="T41"><text:s text:c="4"/></text:span><text:span text:style-name="T43">frontera </text:span><text:span text:style-name="T47">- </text:span><text:span text:style-name="T43">de color </text:span><text:span text:style-name="T47">: </text:span><text:span text:style-name="T43">blanco </text:span><text:span text:style-name="T47">; </text:span></text:p>
        <text:p text:style-name="P6">} </text:p>
        <text:p text:style-name="P14">/ * Los colores para el estado seleccionado del nodo * / </text:p>
        <text:p text:style-name="P8"><text:span text:style-name="T45">. </text:span><text:span text:style-name="T41">árbol </text:span><text:span text:style-name="T45">. </text:span><text:span text:style-name="T41">árbol </text:span><text:span text:style-name="T45">- </text:span><text:span text:style-name="T41">clásico li a </text:span><text:span text:style-name="T45">. </text:span><text:span text:style-name="T41">hace clic en </text:span><text:span text:style-name="T45">, </text:span></text:p>
        <text:p text:style-name="P8"><text:span text:style-name="T45">. </text:span><text:span text:style-name="T41">árbol </text:span><text:span text:style-name="T45">. </text:span><text:span text:style-name="T41">árbol </text:span><text:span text:style-name="T45">- </text:span><text:span text:style-name="T41">palmo li clásico </text:span><text:span text:style-name="T45">. </text:span><text:span text:style-name="T41">hace clic en </text:span><text:span text:style-name="T45">{ </text:span></text:p>
        <text:p text:style-name="P9"><text:span text:style-name="T41"><text:s text:c="4"/></text:span><text:span text:style-name="T43">fondo </text:span><text:span text:style-name="T47">- </text:span><text:span text:style-name="T43">de color </text:span><text:span text:style-name="T47">: </text:span><text:span text:style-name="T43">azul marino </text:span><text:span text:style-name="T47">, </text:span></text:p>
        <text:p text:style-name="P9"><text:span text:style-name="T41"><text:s text:c="4"/></text:span><text:span text:style-name="T43">frontera </text:span><text:span text:style-name="T47">- </text:span><text:span text:style-name="T43">de color </text:span><text:span text:style-name="T47">: </text:span><text:span text:style-name="T43">azul marino </text:span><text:span text:style-name="T47">, </text:span></text:p>
        <text:p text:style-name="P9"><text:span text:style-name="T41"><text:s text:c="4"/></text:span><text:span text:style-name="T43">de color </text:span><text:span text:style-name="T47">: </text:span><text:span text:style-name="T43">blanco </text:span><text:span text:style-name="T47">; </text:span></text:p>
        <text:p text:style-name="P6">} </text:p>
        <text:p text:style-name="P14">/ * Lo que sigue son los estilos para la alineación de derecha a izquierda </text:p>
        <text:p text:style-name="P14">* Incluir estilos tan sólo de desea apoyarnos idiomas RTL * / </text:p>
        <text:p text:style-name="P8"><text:span text:style-name="T45">. </text:span><text:span text:style-name="T41">rtl </text:span><text:span text:style-name="T45">. </text:span><text:span text:style-name="T41">árbol </text:span><text:span text:style-name="T45">- </text:span><text:span text:style-name="T41">li clásico </text:span><text:span text:style-name="T45">. </text:span><text:span text:style-name="T41">abierto </text:span><text:span text:style-name="T45">{ </text:span></text:p>
        <text:p text:style-name="P9"><text:span text:style-name="T41"><text:s text:c="4"/></text:span><text:span text:style-name="T43">fondo </text:span><text:span text:style-name="T47">- </text:span><text:span text:style-name="T43">posición </text:span><text:span text:style-name="T47">: </text:span><text:span text:style-name="T43">derecha </text:span><text:span text:style-name="T87">5px </text:span><text:span text:style-name="T47">; </text:span></text:p>
        <text:p text:style-name="P9"><text:span text:style-name="T41"><text:s text:c="4"/></text:span><text:span text:style-name="T43">margen </text:span><text:span text:style-name="T47">- </text:span><text:span text:style-name="T43">derecho </text:span><text:span text:style-name="T47">: - </text:span><text:span text:style-name="T87">3px </text:span><text:span text:style-name="T47">; </text:span></text:p>
        <text:p text:style-name="P9"><text:span text:style-name="T41"><text:s text:c="4"/></text:span><text:span text:style-name="T43">padding </text:span><text:span text:style-name="T47">- </text:span><text:span text:style-name="T43">derecha </text:span><text:span text:style-name="T47">: </text:span><text:span text:style-name="T87">19px </text:span><text:span text:style-name="T47">; </text:span></text:p>
        <text:p text:style-name="P6">} </text:p>
        <text:p text:style-name="P8"><text:span text:style-name="T45">. </text:span><text:span text:style-name="T41">rtl </text:span><text:span text:style-name="T45">. </text:span><text:span text:style-name="T41">árbol </text:span><text:span text:style-name="T45">- </text:span><text:span text:style-name="T41">clásico </text:span></text:p>
        <text:p text:style-name="P14">li.open { </text:p>
        <text:p text:style-name="P9"><text:span text:style-name="T41"><text:s text:c="4"/></text:span><text:span text:style-name="T43">fondo </text:span><text:span text:style-name="T47">- </text:span><text:span text:style-name="T43">posición </text:span><text:span text:style-name="T47">: </text:span><text:span text:style-name="T43">derecha </text:span><text:span text:style-name="T87">5px </text:span><text:span text:style-name="T47">; </text:span></text:p>
        <text:p text:style-name="P6">}</text:p>
        <text:h text:style-name="P39" text:outline-level="2"><text:bookmark text:name="customize-further"/>Otras personalizaciones</text:h>
        <text:p text:style-name="P20">La parte de arriba no cubre la ampliación de las fuentes, o cambiando el fondo del árbol - aquí es cómo hacerlo:</text:p>
        <text:p text:style-name="P42">TAMAÑO DE LA FUENTE / DE LA FAMILIA Y LA ALTURA</text:p>
        <text:p text:style-name="P30"><text:span text:style-name="T45">. </text:span><text:span text:style-name="T41">árbol </text:span><text:span text:style-name="T45">. </text:span><text:span text:style-name="T41">árbol </text:span><text:span text:style-name="T45">- </text:span><text:span text:style-name="T41">li clásico </text:span><text:span text:style-name="T45">{ </text:span></text:p>
        <text:p text:style-name="P9"><text:span text:style-name="T41"><text:s text:c="4"/></text:span><text:span text:style-name="T43">fuente </text:span><text:span text:style-name="T47">- </text:span><text:span text:style-name="T43">tamaño </text:span><text:span text:style-name="T47">: </text:span><text:span text:style-name="T87">11px </text:span><text:span text:style-name="T47">; </text:span></text:p>
        <text:p text:style-name="P9"><text:span text:style-name="T41"><text:s text:c="4"/></text:span><text:span text:style-name="T43">línea </text:span><text:span text:style-name="T47">- </text:span><text:span text:style-name="T43">altura </text:span><text:span text:style-name="T47">: </text:span><text:span text:style-name="T87">20px </text:span><text:span text:style-name="T47">; </text:span></text:p>
        <text:p text:style-name="P9"><text:span text:style-name="T41"><text:s text:c="4"/></text:span><text:span text:style-name="T43">min </text:span><text:span text:style-name="T47">- </text:span><text:span text:style-name="T43">altura </text:span><text:span text:style-name="T47">: </text:span><text:span text:style-name="T87">20px </text:span><text:span text:style-name="T47">; </text:span></text:p>
        <text:p text:style-name="P9"><text:span text:style-name="T41"><text:s text:c="4"/></text:span><text:span text:style-name="T43">fuente </text:span><text:span text:style-name="T47">- </text:span><text:span text:style-name="T43">familia </text:span><text:span text:style-name="T47">: </text:span><text:span text:style-name="T55">Georgia </text:span><text:span text:style-name="T47">; </text:span></text:p>
        <text:p text:style-name="P6">} </text:p>
        <text:p text:style-name="P8"><text:span text:style-name="T45">. </text:span><text:span text:style-name="T41">árbol </text:span><text:span text:style-name="T45">. </text:span><text:span text:style-name="T41">árbol </text:span><text:span text:style-name="T45">- </text:span><text:span text:style-name="T41">clásico li a </text:span><text:span text:style-name="T45">{ </text:span></text:p>
        <text:p text:style-name="P9"><text:span text:style-name="T41"><text:s text:c="4"/></text:span><text:span text:style-name="T43">line </text:span><text:span text:style-name="T47">- </text:span><text:span text:style-name="T43">altura </text:span><text:span text:style-name="T47">: </text:span><text:span text:style-name="T87">18px </text:span><text:span text:style-name="T47">; </text:span></text:p>
        <text:p text:style-name="P9"><text:span text:style-name="T41"><text:s text:c="4"/></text:span><text:span text:style-name="T43">altura </text:span><text:span text:style-name="T47">: </text:span><text:span text:style-name="T87">18px </text:span><text:span text:style-name="T47">; </text:span></text:p>
        <text:p text:style-name="P6">}</text:p>
        <text:p text:style-name="P42">MENÚ CONTEXTUAL</text:p>
        <text:p text:style-name="P37">/ * El uso de este selector se puede establecer </text:p>
        <text:p text:style-name="P14">* fondo, anchura, etc </text:p>
        <text:p text:style-name="P14">* A continuación se muestran los valores predeterminados. * / </text:p>
        <text:p text:style-name="P8"><text:span text:style-name="T45">. </text:span><text:span text:style-name="T41">árbol </text:span><text:span text:style-name="T45">. </text:span><text:span text:style-name="T41">árbol </text:span><text:span text:style-name="T45">- </text:span><text:span text:style-name="T50">por defecto </text:span><text:span text:style-name="T41"><text:s/></text:span><text:span text:style-name="T45">. </text:span><text:span text:style-name="T41">contexto </text:span><text:span text:style-name="T45">{ </text:span></text:p>
        <text:p text:style-name="P9"><text:span text:style-name="T41"><text:s text:c="4"/></text:span><text:span text:style-name="T43">ancho </text:span><text:span text:style-name="T47">: </text:span><text:span text:style-name="T87">160px </text:span><text:span text:style-name="T47">; </text:span></text:p>
        <text:p text:style-name="P9"><text:span text:style-name="T41"><text:s text:c="4"/></text:span><text:span text:style-name="T43">fondo </text:span><text:span text:style-name="T47">: </text:span><text:span text:style-name="T90">url # F0F0F0 ("context.jpg") 22px 0 repeat-y; </text:span></text:p>
        <text:p text:style-name="P9"><text:span text:style-name="T41"><text:s text:c="4"/></text:span><text:span text:style-name="T43">frontera </text:span><text:span text:style-name="T47">: </text:span><text:span text:style-name="T87">1px </text:span><text:span text:style-name="T43">solid silver </text:span><text:span text:style-name="T47">; </text:span></text:p>
        <text:p text:style-name="P6">} </text:p>
        <text:p text:style-name="P14">/ * Los elementos reales en el menú contextual. </text:p>
        <text:p text:style-name="P14">* A continuación se presentan los valores predeterminados. * / </text:p>
        <text:p text:style-name="P8"><text:span text:style-name="T45">. </text:span><text:span text:style-name="T41">árbol </text:span><text:span text:style-name="T45">. </text:span><text:span text:style-name="T41">árbol </text:span><text:span text:style-name="T45">- </text:span><text:span text:style-name="T50">por defecto </text:span><text:span text:style-name="T41"><text:s/></text:span><text:span text:style-name="T45">. </text:span><text:span text:style-name="T41">contexto de una </text:span><text:span text:style-name="T45">, </text:span><text:span text:style-name="T41"><text:s/></text:span></text:p>
        <text:p text:style-name="P8"><text:soft-page-break/><text:span text:style-name="T45">. </text:span><text:span text:style-name="T41">árbol </text:span><text:span text:style-name="T45">. </text:span><text:span text:style-name="T41">árbol </text:span><text:span text:style-name="T45">- </text:span><text:span text:style-name="T50">por defecto </text:span><text:span text:style-name="T41"><text:s/></text:span><text:span text:style-name="T45">. </text:span><text:span text:style-name="T41">contexto </text:span></text:p>
        <text:p text:style-name="P18"><text:s/></text:p>
        <text:p text:style-name="P18"><text:s/></text:p>
        <text:p text:style-name="P18"><text:s/></text:p>
        <text:p text:style-name="P18"><text:s/></text:p>
        <text:p text:style-name="P18"><text:s/></text:p>
        <text:p text:style-name="P14">El estado desactivado * / </text:p>
        <text:p text:style-name="P8"><text:span text:style-name="T45">. </text:span><text:span text:style-name="T41">árbol </text:span><text:span text:style-name="T45">. </text:span><text:span text:style-name="T41">árbol </text:span><text:span text:style-name="T45">- </text:span><text:span text:style-name="T50">por defecto </text:span><text:span text:style-name="T41"><text:s/></text:span><text:span text:style-name="T45">. </text:span><text:span text:style-name="T41">contexto de una </text:span><text:span text:style-name="T45">. </text:span><text:span text:style-name="T41">discapacitados </text:span><text:span text:style-name="T45">, </text:span></text:p>
        <text:p text:style-name="P8"><text:span text:style-name="T45">. </text:span><text:span text:style-name="T41">árbol </text:span><text:span text:style-name="T45">. </text:span><text:span text:style-name="T41">árbol </text:span><text:span text:style-name="T45">- </text:span><text:span text:style-name="T50">por defecto </text:span><text:span text:style-name="T41"><text:s/></text:span><text:span text:style-name="T45">. </text:span><text:span text:style-name="T41">contexto de una </text:span><text:span text:style-name="T45">. </text:span><text:span text:style-name="T41">minusválidos </text:span><text:span text:style-name="T45">: </text:span><text:span text:style-name="T41">libración </text:span><text:span text:style-name="T45">{ </text:span></text:p>
        <text:p text:style-name="P9"><text:span text:style-name="T41"><text:s text:c="4"/></text:span><text:span text:style-name="T43">colores </text:span><text:span text:style-name="T47">: </text:span><text:span text:style-name="T43">plata </text:span><text:span text:style-name="T47">; </text:span></text:p>
        <text:p text:style-name="P6">} </text:p>
        <text:p text:style-name="P14">. / * El separador </text:p>
        <text:p text:style-name="P14">* A continuación se muestran los valores predeterminados.</text:p>
        <text:p text:style-name="P18"><text:s/></text:p>
        <text:p text:style-name="P18"><text:s text:c="3"/></text:p>
        <text:p text:style-name="P42">COLOR DEL FONDO</text:p>
        <text:p text:style-name="P30"><text:span text:style-name="T45">. </text:span><text:span text:style-name="T41">árbol </text:span><text:span text:style-name="T45">, </text:span></text:p>
        <text:p text:style-name="P8"><text:span text:style-name="T45">. </text:span><text:span text:style-name="T41">árbol ul </text:span><text:span text:style-name="T45">, </text:span><text:span text:style-name="T41"><text:s/></text:span></text:p>
        <text:p text:style-name="P8"><text:span text:style-name="T45">. </text:span><text:span text:style-name="T41">li árbol </text:span><text:span text:style-name="T45">. </text:span><text:span text:style-name="T41">pasado </text:span><text:span text:style-name="T45">{ </text:span></text:p>
        <text:p text:style-name="P9"><text:span text:style-name="T41"><text:s text:c="4"/></text:span><text:span text:style-name="T43">fondo </text:span><text:span text:style-name="T47">- </text:span><text:span text:style-name="T43">de color </text:span><text:span text:style-name="T47">: </text:span><text:span text:style-name="T90">! # 666 importante; </text:span></text:p>
        <text:p text:style-name="P6">}</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erif"/>
    <style:font-face style:name="Lohit Hindi1" svg:font-family="'Lohit Hindi'"/>
    <style:font-face style:name="OpenSymbol" svg:font-family="OpenSymbol"/>
    <style:font-face style:name="Verdana" svg:font-family="Verdana, Helvetica, Arial, serif"/>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and </meta:initial-creator>
    <meta:creation-date>2014-04-07T21:45:07</meta:creation-date>
    <dc:date>2014-04-24T13:09:18</dc:date>
    <meta:editing-duration>PT16H29M12S</meta:editing-duration>
    <meta:editing-cycles>62</meta:editing-cycles>
    <meta:generator>LibreOffice/4.0.2.2$Linux_x86 LibreOffice_project/400m0$Build-2</meta:generator>
    <meta:document-statistic meta:table-count="0" meta:image-count="0" meta:object-count="0" meta:page-count="21" meta:paragraph-count="732" meta:word-count="7417" meta:character-count="44160" meta:non-whitespace-character-count="35452"/>
  </office:meta>
</office:document-meta>
</file>